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Tambouille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0.942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0.804cm"/>
    </style:style>
    <style:style style:name="co11" style:family="table-column">
      <style:table-column-properties fo:break-before="auto" style:column-width="0.665cm"/>
    </style:style>
    <style:style style:name="co12" style:family="table-column">
      <style:table-column-properties fo:break-before="auto" style:column-width="0.9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Excel_20_Built-in_20_Normal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5" style:family="table-cell" style:parent-style-name="Default" style:data-style-name="N44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3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3" table:default-cell-style-name="Default"/>
        <table:table-column table:style-name="co5" table:default-cell-style-name="Default"/>
        <table:table-column table:style-name="co10" table:default-cell-style-name="ce4"/>
        <table:table-column table:style-name="co11" table:default-cell-style-name="ce4"/>
        <table:table-column table:style-name="co10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299">
            <text:p>299</text:p>
          </table:table-cell>
          <table:table-cell office:value-type="float" office:value="650231">
            <text:p>650231</text:p>
          </table:table-cell>
          <table:table-cell table:formula="of:=[.D1]*[.E1]*[.F1]" office:value-type="float" office:value="8789">
            <text:p>8789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737">
            <text:p>737</text:p>
          </table:table-cell>
          <table:table-cell office:value-type="float" office:value="6147">
            <text:p>6147</text:p>
          </table:table-cell>
          <table:table-cell table:formula="of:=[.J$85]/[.D1]/[.E1]/[.F1]" office:value-type="float" office:value="48105820">
            <text:p>48105820</text:p>
          </table:table-cell>
          <table:table-cell table:formula="of:=[.A1]*[.A1]*[.C$85]+[.B1]*[.B1]-[.J$85]" office:value-type="float" office:value="0">
            <text:p>0</text:p>
          </table:table-cell>
          <table:table-cell table:formula="of:=[.G1]*[.G1]*[.C$85]+[.H1]*[.H1]-[.D1]*[.E1]*[.F1]" office:value-type="float" office:value="0">
            <text:p>0</text:p>
          </table:table-cell>
          <table:table-cell table:formula="of:=ABS([.G1]*[.J1]-[.H1]*[.I1])-MIN([.A1];[.A$85])" office:value-type="float" office:value="0">
            <text:p>0</text:p>
          </table:table-cell>
          <table:table-cell table:formula="of:=([.G1]*[.J1]+[.H1]*[.I1])-MAX([.A1];[.A$85])" office:value-type="float" office:value="0">
            <text:p>0</text:p>
          </table:table-cell>
          <table:table-cell table:formula="of:=ABS([.G1]*[.I1]*[.C$85]-[.H1]*[.J1])-MIN([.B1];[.B$85])" office:value-type="float" office:value="0">
            <text:p>0</text:p>
          </table:table-cell>
          <table:table-cell table:formula="of:=[.G1]*[.I1]*[.C$85]+[.H1]*[.J1]-MAX([.B1];[.B$85])" office:value-type="float" office:value="0">
            <text:p>0</text:p>
          </table:table-cell>
          <table:table-cell table:formula="of:=[.H1]/[.G1]" office:value-type="float" office:value="8.3">
            <text:p>8,3</text:p>
          </table:table-cell>
          <table:table-cell table:formula="of:=[.J1]/[.I1]" office:value-type="float" office:value="8.34056987788331">
            <text:p>8,34</text:p>
          </table:table-cell>
          <table:table-cell table:number-columns-repeated="4"/>
        </table:table-row>
        <table:table-row table:style-name="ro1">
          <table:table-cell office:value-type="float" office:value="2659">
            <text:p>2659</text:p>
          </table:table-cell>
          <table:table-cell office:value-type="float" office:value="650129">
            <text:p>650129</text:p>
          </table:table-cell>
          <table:table-cell table:formula="of:=[.D2]*[.E2]*[.F2]"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950">
            <text:p>8950</text:p>
          </table:table-cell>
          <table:table-cell office:value-type="float" office:value="19997">
            <text:p>19997</text:p>
          </table:table-cell>
          <table:table-cell table:formula="of:=[.J$85]/[.D2]/[.E2]/[.F2]" office:value-type="float" office:value="1921827509">
            <text:p>1921827509</text:p>
          </table:table-cell>
          <table:table-cell table:formula="of:=[.A2]*[.A2]*[.C$85]+[.B2]*[.B2]-[.J$85]" office:value-type="float" office:value="0">
            <text:p>0</text:p>
          </table:table-cell>
          <table:table-cell table:formula="of:=[.G2]*[.G2]*[.C$85]+[.H2]*[.H2]-[.D2]*[.E2]*[.F2]" office:value-type="float" office:value="0">
            <text:p>0</text:p>
          </table:table-cell>
          <table:table-cell table:formula="of:=ABS([.G2]*[.J2]-[.H2]*[.I2])-MIN([.A2];[.A$85])" office:value-type="float" office:value="0">
            <text:p>0</text:p>
          </table:table-cell>
          <table:table-cell table:formula="of:=([.G2]*[.J2]+[.H2]*[.I2])-MAX([.A2];[.A$85])" office:value-type="float" office:value="0">
            <text:p>0</text:p>
          </table:table-cell>
          <table:table-cell table:formula="of:=ABS([.G2]*[.I2]*[.C$85]-[.H2]*[.J2])-MIN([.B2];[.B$85])" office:value-type="float" office:value="0">
            <text:p>0</text:p>
          </table:table-cell>
          <table:table-cell table:formula="of:=[.G2]*[.I2]*[.C$85]+[.H2]*[.J2]-MAX([.B2];[.B$85])" office:value-type="float" office:value="0">
            <text:p>0</text:p>
          </table:table-cell>
          <table:table-cell table:formula="of:=[.H2]/[.G2]" office:value-type="float" office:value="2.33333333333333">
            <text:p>2,33</text:p>
          </table:table-cell>
          <table:table-cell table:formula="of:=[.J2]/[.I2]" office:value-type="float" office:value="2.23430167597765">
            <text:p>2,23</text:p>
          </table:table-cell>
          <table:table-cell table:number-columns-repeated="4"/>
        </table:table-row>
        <table:table-row table:style-name="ro1">
          <table:table-cell office:value-type="float" office:value="3503">
            <text:p>3503</text:p>
          </table:table-cell>
          <table:table-cell office:value-type="float" office:value="650053">
            <text:p>650053</text:p>
          </table:table-cell>
          <table:table-cell table:formula="of:=[.D3]*[.E3]*[.F3]" office:value-type="float" office:value="24497">
            <text:p>24497</text:p>
          </table:table-cell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table:style-name="ce3" office:value-type="float" office:value="839">
            <text:p>839</text:p>
          </table:table-cell>
          <table:table-cell table:style-name="ce3" office:value-type="float" office:value="1971">
            <text:p>1971</text:p>
          </table:table-cell>
          <table:table-cell table:formula="of:=[.J$85]/[.D3]/[.E3]/[.F3]" office:value-type="float" office:value="17259340">
            <text:p>17259340</text:p>
          </table:table-cell>
          <table:table-cell table:formula="of:=[.A3]*[.A3]*[.C$85]+[.B3]*[.B3]-[.J$85]" office:value-type="float" office:value="0">
            <text:p>0</text:p>
          </table:table-cell>
          <table:table-cell table:formula="of:=[.G3]*[.G3]*[.C$85]+[.H3]*[.H3]-[.D3]*[.E3]*[.F3]" office:value-type="float" office:value="0">
            <text:p>0</text:p>
          </table:table-cell>
          <table:table-cell table:formula="of:=ABS([.G3]*[.J3]-[.H3]*[.I3])-MIN([.A3];[.A$85])" office:value-type="float" office:value="0">
            <text:p>0</text:p>
          </table:table-cell>
          <table:table-cell table:formula="of:=([.G3]*[.J3]+[.H3]*[.I3])-MAX([.A3];[.A$85])" office:value-type="float" office:value="0">
            <text:p>0</text:p>
          </table:table-cell>
          <table:table-cell table:formula="of:=ABS([.G3]*[.I3]*[.C$85]-[.H3]*[.J3])-MIN([.B3];[.B$85])" office:value-type="float" office:value="0">
            <text:p>0</text:p>
          </table:table-cell>
          <table:table-cell table:formula="of:=[.G3]*[.I3]*[.C$85]+[.H3]*[.J3]-MAX([.B3];[.B$85])" office:value-type="float" office:value="0">
            <text:p>0</text:p>
          </table:table-cell>
          <table:table-cell table:formula="of:=[.H3]/[.G3]" office:value-type="float" office:value="2.21875">
            <text:p>2,22</text:p>
          </table:table-cell>
          <table:table-cell table:formula="of:=[.J3]/[.I3]" office:value-type="float" office:value="2.3492252681764">
            <text:p>2,35</text:p>
          </table:table-cell>
          <table:table-cell table:number-columns-repeated="4"/>
        </table:table-row>
        <table:table-row table:style-name="ro1">
          <table:table-cell office:value-type="float" office:value="6847">
            <text:p>6847</text:p>
          </table:table-cell>
          <table:table-cell office:value-type="float" office:value="649547">
            <text:p>649547</text:p>
          </table:table-cell>
          <table:table-cell table:formula="of:=[.D4]*[.E4]*[.F4]" office:value-type="float" office:value="5185">
            <text:p>5185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919">
            <text:p>919</text:p>
          </table:table-cell>
          <table:table-cell office:value-type="float" office:value="8093">
            <text:p>8093</text:p>
          </table:table-cell>
          <table:table-cell table:formula="of:=[.J$85]/[.D4]/[.E4]/[.F4]" office:value-type="float" office:value="81543308">
            <text:p>81543308</text:p>
          </table:table-cell>
          <table:table-cell table:formula="of:=[.A4]*[.A4]*[.C$85]+[.B4]*[.B4]-[.J$85]" office:value-type="float" office:value="0">
            <text:p>0</text:p>
          </table:table-cell>
          <table:table-cell table:formula="of:=[.G4]*[.G4]*[.C$85]+[.H4]*[.H4]-[.D4]*[.E4]*[.F4]" office:value-type="float" office:value="0">
            <text:p>0</text:p>
          </table:table-cell>
          <table:table-cell table:formula="of:=ABS([.G4]*[.J4]-[.H4]*[.I4])-MIN([.A4];[.A$85])" office:value-type="float" office:value="0">
            <text:p>0</text:p>
          </table:table-cell>
          <table:table-cell table:formula="of:=([.G4]*[.J4]+[.H4]*[.I4])-MAX([.A4];[.A$85])" office:value-type="float" office:value="0">
            <text:p>0</text:p>
          </table:table-cell>
          <table:table-cell table:formula="of:=ABS([.G4]*[.I4]*[.C$85]-[.H4]*[.J4])-MIN([.B4];[.B$85])" office:value-type="float" office:value="0">
            <text:p>0</text:p>
          </table:table-cell>
          <table:table-cell table:formula="of:=[.G4]*[.I4]*[.C$85]+[.H4]*[.J4]-MAX([.B4];[.B$85])" office:value-type="float" office:value="0">
            <text:p>0</text:p>
          </table:table-cell>
          <table:table-cell table:formula="of:=[.H4]/[.G4]" office:value-type="float" office:value="7.875">
            <text:p>7,88</text:p>
          </table:table-cell>
          <table:table-cell table:formula="of:=[.J4]/[.I4]" office:value-type="float" office:value="8.8063112078346">
            <text:p>8,81</text:p>
          </table:table-cell>
          <table:table-cell table:number-columns-repeated="4"/>
        </table:table-row>
        <table:table-row table:style-name="ro1">
          <table:table-cell office:value-type="float" office:value="8333">
            <text:p>8333</text:p>
          </table:table-cell>
          <table:table-cell office:value-type="float" office:value="649217">
            <text:p>649217</text:p>
          </table:table-cell>
          <table:table-cell table:formula="of:=[.D5]*[.E5]*[.F5]" office:value-type="float" office:value="28853">
            <text:p>28853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789">
            <text:p>789</text:p>
          </table:table-cell>
          <table:table-cell office:value-type="float" office:value="1681">
            <text:p>1681</text:p>
          </table:table-cell>
          <table:table-cell table:formula="of:=[.J$85]/[.D5]/[.E5]/[.F5]" office:value-type="float" office:value="14653660">
            <text:p>14653660</text:p>
          </table:table-cell>
          <table:table-cell table:formula="of:=[.A5]*[.A5]*[.C$85]+[.B5]*[.B5]-[.J$85]" office:value-type="float" office:value="0">
            <text:p>0</text:p>
          </table:table-cell>
          <table:table-cell table:formula="of:=[.G5]*[.G5]*[.C$85]+[.H5]*[.H5]-[.D5]*[.E5]*[.F5]" office:value-type="float" office:value="0">
            <text:p>0</text:p>
          </table:table-cell>
          <table:table-cell table:formula="of:=ABS([.G5]*[.J5]-[.H5]*[.I5])-MIN([.A5];[.A$85])" office:value-type="float" office:value="0">
            <text:p>0</text:p>
          </table:table-cell>
          <table:table-cell table:formula="of:=([.G5]*[.J5]+[.H5]*[.I5])-MAX([.A5];[.A$85])" office:value-type="float" office:value="0">
            <text:p>0</text:p>
          </table:table-cell>
          <table:table-cell table:formula="of:=ABS([.G5]*[.I5]*[.C$85]-[.H5]*[.J5])-MIN([.B5];[.B$85])" office:value-type="float" office:value="0">
            <text:p>0</text:p>
          </table:table-cell>
          <table:table-cell table:formula="of:=[.G5]*[.I5]*[.C$85]+[.H5]*[.J5]-MAX([.B5];[.B$85])" office:value-type="float" office:value="0">
            <text:p>0</text:p>
          </table:table-cell>
          <table:table-cell table:formula="of:=[.H5]/[.G5]" office:value-type="float" office:value="2.44117647058824">
            <text:p>2,44</text:p>
          </table:table-cell>
          <table:table-cell table:formula="of:=[.J5]/[.I5]" office:value-type="float" office:value="2.13054499366286">
            <text:p>2,13</text:p>
          </table:table-cell>
          <table:table-cell/>
          <table:table-cell office:value-type="string">
            <text:p>6847 et 89011 :</text:p>
          </table:table-cell>
          <table:table-cell table:number-columns-repeated="2"/>
        </table:table-row>
        <table:table-row table:style-name="ro1">
          <table:table-cell office:value-type="float" office:value="8639">
            <text:p>8639</text:p>
          </table:table-cell>
          <table:table-cell office:value-type="float" office:value="649141">
            <text:p>649141</text:p>
          </table:table-cell>
          <table:table-cell table:formula="of:=[.D6]*[.E6]*[.F6]" office:value-type="float" office:value="1505">
            <text:p>1505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353">
            <text:p>3353</text:p>
          </table:table-cell>
          <table:table-cell office:value-type="float" office:value="8205">
            <text:p>8205</text:p>
          </table:table-cell>
          <table:table-cell table:formula="of:=[.J$85]/[.D6]/[.E6]/[.F6]" office:value-type="float" office:value="280931596">
            <text:p>280931596</text:p>
          </table:table-cell>
          <table:table-cell table:formula="of:=[.A6]*[.A6]*[.C$85]+[.B6]*[.B6]-[.J$85]" office:value-type="float" office:value="0">
            <text:p>0</text:p>
          </table:table-cell>
          <table:table-cell table:formula="of:=[.G6]*[.G6]*[.C$85]+[.H6]*[.H6]-[.D6]*[.E6]*[.F6]" office:value-type="float" office:value="0">
            <text:p>0</text:p>
          </table:table-cell>
          <table:table-cell table:formula="of:=ABS([.G6]*[.J6]-[.H6]*[.I6])-MIN([.A6];[.A$85])" office:value-type="float" office:value="0">
            <text:p>0</text:p>
          </table:table-cell>
          <table:table-cell table:formula="of:=([.G6]*[.J6]+[.H6]*[.I6])-MAX([.A6];[.A$85])" office:value-type="float" office:value="0">
            <text:p>0</text:p>
          </table:table-cell>
          <table:table-cell table:formula="of:=ABS([.G6]*[.I6]*[.C$85]-[.H6]*[.J6])-MIN([.B6];[.B$85])" office:value-type="float" office:value="0">
            <text:p>0</text:p>
          </table:table-cell>
          <table:table-cell table:formula="of:=[.G6]*[.I6]*[.C$85]+[.H6]*[.J6]-MAX([.B6];[.B$85])" office:value-type="float" office:value="0">
            <text:p>0</text:p>
          </table:table-cell>
          <table:table-cell table:formula="of:=[.H6]/[.G6]" office:value-type="float" office:value="2.125">
            <text:p>2,13</text:p>
          </table:table-cell>
          <table:table-cell table:formula="of:=[.J6]/[.I6]" office:value-type="float" office:value="2.44706233223979">
            <text:p>2,45</text:p>
          </table:table-cell>
          <table:table-cell/>
          <table:table-cell office:value-type="float" office:value="41">
            <text:p>41</text:p>
          </table:table-cell>
          <table:table-cell office:value-type="float" office:value="501">
            <text:p>501</text:p>
          </table:table-cell>
          <table:table-cell office:value-type="string">
            <text:p>(282940 – associé à 5)</text:p>
          </table:table-cell>
        </table:table-row>
        <table:table-row table:style-name="ro1">
          <table:table-cell office:value-type="float" office:value="14411">
            <text:p>14411</text:p>
          </table:table-cell>
          <table:table-cell office:value-type="float" office:value="647191">
            <text:p>647191</text:p>
          </table:table-cell>
          <table:table-cell table:formula="of:=[.D7]*[.E7]*[.F7]"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458">
            <text:p>1458</text:p>
          </table:table-cell>
          <table:table-cell office:value-type="float" office:value="10823">
            <text:p>10823</text:p>
          </table:table-cell>
          <table:table-cell table:formula="of:=[.J$85]/[.D7]/[.E7]/[.F7]" office:value-type="float" office:value="157526845">
            <text:p>157526845</text:p>
          </table:table-cell>
          <table:table-cell table:formula="of:=[.A7]*[.A7]*[.C$85]+[.B7]*[.B7]-[.J$85]" office:value-type="float" office:value="0">
            <text:p>0</text:p>
          </table:table-cell>
          <table:table-cell table:formula="of:=[.G7]*[.G7]*[.C$85]+[.H7]*[.H7]-[.D7]*[.E7]*[.F7]" office:value-type="float" office:value="0">
            <text:p>0</text:p>
          </table:table-cell>
          <table:table-cell table:formula="of:=ABS([.G7]*[.J7]-[.H7]*[.I7])-MIN([.A7];[.A$85])" office:value-type="float" office:value="0">
            <text:p>0</text:p>
          </table:table-cell>
          <table:table-cell table:formula="of:=([.G7]*[.J7]+[.H7]*[.I7])-MAX([.A7];[.A$85])" office:value-type="float" office:value="0">
            <text:p>0</text:p>
          </table:table-cell>
          <table:table-cell table:formula="of:=ABS([.G7]*[.I7]*[.C$85]-[.H7]*[.J7])-MIN([.B7];[.B$85])" office:value-type="float" office:value="0">
            <text:p>0</text:p>
          </table:table-cell>
          <table:table-cell table:formula="of:=[.G7]*[.I7]*[.C$85]+[.H7]*[.J7]-MAX([.B7];[.B$85])" office:value-type="float" office:value="0">
            <text:p>0</text:p>
          </table:table-cell>
          <table:table-cell table:formula="of:=[.H7]/[.G7]" office:value-type="float" office:value="9.4">
            <text:p>9,4</text:p>
          </table:table-cell>
          <table:table-cell table:formula="of:=[.J7]/[.I7]" office:value-type="float" office:value="7.42318244170096">
            <text:p>7,42</text:p>
          </table:table-cell>
          <table:table-cell/>
          <table:table-cell office:value-type="float" office:value="82">
            <text:p>82</text:p>
          </table:table-cell>
          <table:table-cell office:value-type="float" office:value="1169">
            <text:p>1169</text:p>
          </table:table-cell>
          <table:table-cell office:value-type="string">
            <text:p>(1494317 – associé à 1037 / 1441)</text:p>
          </table:table-cell>
        </table:table-row>
        <table:table-row table:style-name="ro1">
          <table:table-cell office:value-type="float" office:value="21937">
            <text:p>21937</text:p>
          </table:table-cell>
          <table:table-cell office:value-type="float" office:value="643163">
            <text:p>643163</text:p>
          </table:table-cell>
          <table:table-cell table:formula="of:=[.D8]*[.E8]*[.F8]" office:value-type="float" office:value="30785">
            <text:p>30785</text:p>
          </table:table-cell>
          <table:table-cell office:value-type="float" office:value="131">
            <text:p>13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61">
            <text:p>161</text:p>
          </table:table-cell>
          <table:table-cell table:style-name="ce3" office:value-type="float" office:value="449">
            <text:p>449</text:p>
          </table:table-cell>
          <table:table-cell table:style-name="ce3" office:value-type="float" office:value="3147">
            <text:p>3147</text:p>
          </table:table-cell>
          <table:table-cell table:formula="of:=[.J$85]/[.D8]/[.E8]/[.F8]" office:value-type="float" office:value="13734028">
            <text:p>13734028</text:p>
          </table:table-cell>
          <table:table-cell table:formula="of:=[.A8]*[.A8]*[.C$85]+[.B8]*[.B8]-[.J$85]" office:value-type="float" office:value="0">
            <text:p>0</text:p>
          </table:table-cell>
          <table:table-cell table:formula="of:=[.G8]*[.G8]*[.C$85]+[.H8]*[.H8]-[.D8]*[.E8]*[.F8]" office:value-type="float" office:value="0">
            <text:p>0</text:p>
          </table:table-cell>
          <table:table-cell table:formula="of:=ABS([.G8]*[.J8]-[.H8]*[.I8])-MIN([.A8];[.A$85])" office:value-type="float" office:value="0">
            <text:p>0</text:p>
          </table:table-cell>
          <table:table-cell table:formula="of:=([.G8]*[.J8]+[.H8]*[.I8])-MAX([.A8];[.A$85])" office:value-type="float" office:value="0">
            <text:p>0</text:p>
          </table:table-cell>
          <table:table-cell table:formula="of:=ABS([.G8]*[.I8]*[.C$85]-[.H8]*[.J8])-MIN([.B8];[.B$85])" office:value-type="float" office:value="0">
            <text:p>0</text:p>
          </table:table-cell>
          <table:table-cell table:formula="of:=[.G8]*[.I8]*[.C$85]+[.H8]*[.J8]-MAX([.B8];[.B$85])" office:value-type="float" office:value="0">
            <text:p>0</text:p>
          </table:table-cell>
          <table:table-cell table:formula="of:=[.H8]/[.G8]" office:value-type="float" office:value="10.0625">
            <text:p>10,06</text:p>
          </table:table-cell>
          <table:table-cell table:formula="of:=[.J8]/[.I8]" office:value-type="float" office:value="7.00890868596882">
            <text:p>7,01</text:p>
          </table:table-cell>
          <table:table-cell table:number-columns-repeated="4"/>
        </table:table-row>
        <table:table-row table:style-name="ro1">
          <table:table-cell office:value-type="float" office:value="24571">
            <text:p>24571</text:p>
          </table:table-cell>
          <table:table-cell office:value-type="float" office:value="641351">
            <text:p>641351</text:p>
          </table:table-cell>
          <table:table-cell table:formula="of:=[.D9]*[.E9]*[.F9]" office:value-type="float" office:value="8084">
            <text:p>8084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1401">
            <text:p>1401</text:p>
          </table:table-cell>
          <table:table-cell office:value-type="float" office:value="3874">
            <text:p>3874</text:p>
          </table:table-cell>
          <table:table-cell table:formula="of:=[.J$85]/[.D9]/[.E9]/[.F9]" office:value-type="float" office:value="52301095">
            <text:p>52301095</text:p>
          </table:table-cell>
          <table:table-cell table:formula="of:=[.A9]*[.A9]*[.C$85]+[.B9]*[.B9]-[.J$85]" office:value-type="float" office:value="0">
            <text:p>0</text:p>
          </table:table-cell>
          <table:table-cell table:formula="of:=[.G9]*[.G9]*[.C$85]+[.H9]*[.H9]-[.D9]*[.E9]*[.F9]" office:value-type="float" office:value="0">
            <text:p>0</text:p>
          </table:table-cell>
          <table:table-cell table:formula="of:=ABS([.G9]*[.J9]-[.H9]*[.I9])-MIN([.A9];[.A$85])" office:value-type="float" office:value="0">
            <text:p>0</text:p>
          </table:table-cell>
          <table:table-cell table:formula="of:=([.G9]*[.J9]+[.H9]*[.I9])-MAX([.A9];[.A$85])" office:value-type="float" office:value="0">
            <text:p>0</text:p>
          </table:table-cell>
          <table:table-cell table:formula="of:=ABS([.G9]*[.I9]*[.C$85]-[.H9]*[.J9])-MIN([.B9];[.B$85])" office:value-type="float" office:value="0">
            <text:p>0</text:p>
          </table:table-cell>
          <table:table-cell table:formula="of:=[.G9]*[.I9]*[.C$85]+[.H9]*[.J9]-MAX([.B9];[.B$85])" office:value-type="float" office:value="0">
            <text:p>0</text:p>
          </table:table-cell>
          <table:table-cell table:formula="of:=[.H9]/[.G9]" office:value-type="float" office:value="1.84210526315789">
            <text:p>1,84</text:p>
          </table:table-cell>
          <table:table-cell table:formula="of:=[.J9]/[.I9]" office:value-type="float" office:value="2.76516773733048">
            <text:p>2,77</text:p>
          </table:table-cell>
          <table:table-cell table:number-columns-repeated="4"/>
        </table:table-row>
        <table:table-row table:style-name="ro1">
          <table:table-cell office:value-type="float" office:value="25307">
            <text:p>25307</text:p>
          </table:table-cell>
          <table:table-cell office:value-type="float" office:value="640807">
            <text:p>640807</text:p>
          </table:table-cell>
          <table:table-cell table:formula="of:=[.D10]*[.E10]*[.F10]" office:value-type="float" office:value="2365">
            <text:p>2365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187">
            <text:p>1187</text:p>
          </table:table-cell>
          <table:table-cell office:value-type="float" office:value="12329">
            <text:p>12329</text:p>
          </table:table-cell>
          <table:table-cell table:formula="of:=[.J$85]/[.D10]/[.E10]/[.F10]" office:value-type="float" office:value="178774652">
            <text:p>178774652</text:p>
          </table:table-cell>
          <table:table-cell table:formula="of:=[.A10]*[.A10]*[.C$85]+[.B10]*[.B10]-[.J$85]" office:value-type="float" office:value="0">
            <text:p>0</text:p>
          </table:table-cell>
          <table:table-cell table:formula="of:=[.G10]*[.G10]*[.C$85]+[.H10]*[.H10]-[.D10]*[.E10]*[.F10]" office:value-type="float" office:value="0">
            <text:p>0</text:p>
          </table:table-cell>
          <table:table-cell table:formula="of:=ABS([.G10]*[.J10]-[.H10]*[.I10])-MIN([.A10];[.A$85])" office:value-type="float" office:value="0">
            <text:p>0</text:p>
          </table:table-cell>
          <table:table-cell table:formula="of:=([.G10]*[.J10]+[.H10]*[.I10])-MAX([.A10];[.A$85])" office:value-type="float" office:value="0">
            <text:p>0</text:p>
          </table:table-cell>
          <table:table-cell table:formula="of:=ABS([.G10]*[.I10]*[.C$85]-[.H10]*[.J10])-MIN([.B10];[.B$85])" office:value-type="float" office:value="0">
            <text:p>0</text:p>
          </table:table-cell>
          <table:table-cell table:formula="of:=[.G10]*[.I10]*[.C$85]+[.H10]*[.J10]-MAX([.B10];[.B$85])" office:value-type="float" office:value="0">
            <text:p>0</text:p>
          </table:table-cell>
          <table:table-cell table:formula="of:=[.H10]/[.G10]" office:value-type="float" office:value="6.83333333333333">
            <text:p>6,83</text:p>
          </table:table-cell>
          <table:table-cell table:formula="of:=[.J10]/[.I10]" office:value-type="float" office:value="10.3866891322662">
            <text:p>10,39</text:p>
          </table:table-cell>
          <table:table-cell table:number-columns-repeated="4"/>
        </table:table-row>
        <table:table-row table:style-name="ro1">
          <table:table-cell office:value-type="float" office:value="25609">
            <text:p>25609</text:p>
          </table:table-cell>
          <table:table-cell office:value-type="float" office:value="640579">
            <text:p>640579</text:p>
          </table:table-cell>
          <table:table-cell table:formula="of:=[.D11]*[.E11]*[.F11]" office:value-type="float" office:value="18361">
            <text:p>18361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  <table:table-cell office:value-type="float" office:value="593">
            <text:p>593</text:p>
          </table:table-cell>
          <table:table-cell office:value-type="float" office:value="4043">
            <text:p>4043</text:p>
          </table:table-cell>
          <table:table-cell table:formula="of:=[.J$85]/[.D11]/[.E11]/[.F11]" office:value-type="float" office:value="23027180">
            <text:p>23027180</text:p>
          </table:table-cell>
          <table:table-cell table:formula="of:=[.A11]*[.A11]*[.C$85]+[.B11]*[.B11]-[.J$85]" office:value-type="float" office:value="0">
            <text:p>0</text:p>
          </table:table-cell>
          <table:table-cell table:formula="of:=[.G11]*[.G11]*[.C$85]+[.H11]*[.H11]-[.D11]*[.E11]*[.F11]" office:value-type="float" office:value="0">
            <text:p>0</text:p>
          </table:table-cell>
          <table:table-cell table:formula="of:=ABS([.G11]*[.J11]-[.H11]*[.I11])-MIN([.A11];[.A$85])" office:value-type="float" office:value="0">
            <text:p>0</text:p>
          </table:table-cell>
          <table:table-cell table:formula="of:=([.G11]*[.J11]+[.H11]*[.I11])-MAX([.A11];[.A$85])" office:value-type="float" office:value="0">
            <text:p>0</text:p>
          </table:table-cell>
          <table:table-cell table:formula="of:=ABS([.G11]*[.I11]*[.C$85]-[.H11]*[.J11])-MIN([.B11];[.B$85])" office:value-type="float" office:value="0">
            <text:p>0</text:p>
          </table:table-cell>
          <table:table-cell table:formula="of:=[.G11]*[.I11]*[.C$85]+[.H11]*[.J11]-MAX([.B11];[.B$85])" office:value-type="float" office:value="0">
            <text:p>0</text:p>
          </table:table-cell>
          <table:table-cell table:formula="of:=[.H11]/[.G11]" office:value-type="float" office:value="10.4166666666667">
            <text:p>10,42</text:p>
          </table:table-cell>
          <table:table-cell table:formula="of:=[.J11]/[.I11]" office:value-type="float" office:value="6.81787521079258">
            <text:p>6,82</text:p>
          </table:table-cell>
          <table:table-cell table:number-columns-repeated="4"/>
        </table:table-row>
        <table:table-row table:style-name="ro1">
          <table:table-cell office:value-type="float" office:value="28313">
            <text:p>28313</text:p>
          </table:table-cell>
          <table:table-cell office:value-type="float" office:value="638413">
            <text:p>638413</text:p>
          </table:table-cell>
          <table:table-cell table:formula="of:=[.D12]*[.E12]*[.F12]" office:value-type="float" office:value="22532">
            <text:p>22532</text:p>
          </table:table-cell>
          <table:table-cell office:value-type="float" office:value="131">
            <text:p>131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39">
            <text:p>139</text:p>
          </table:table-cell>
          <table:table-cell table:style-name="ce3" office:value-type="float" office:value="543">
            <text:p>543</text:p>
          </table:table-cell>
          <table:table-cell table:style-name="ce3" office:value-type="float" office:value="3628">
            <text:p>3628</text:p>
          </table:table-cell>
          <table:table-cell table:formula="of:=[.J$85]/[.D12]/[.E12]/[.F12]" office:value-type="float" office:value="18764515">
            <text:p>18764515</text:p>
          </table:table-cell>
          <table:table-cell table:formula="of:=[.A12]*[.A12]*[.C$85]+[.B12]*[.B12]-[.J$85]" office:value-type="float" office:value="0">
            <text:p>0</text:p>
          </table:table-cell>
          <table:table-cell table:formula="of:=[.G12]*[.G12]*[.C$85]+[.H12]*[.H12]-[.D12]*[.E12]*[.F12]" office:value-type="float" office:value="0">
            <text:p>0</text:p>
          </table:table-cell>
          <table:table-cell table:formula="of:=ABS([.G12]*[.J12]-[.H12]*[.I12])-MIN([.A12];[.A$85])" office:value-type="float" office:value="0">
            <text:p>0</text:p>
          </table:table-cell>
          <table:table-cell table:formula="of:=([.G12]*[.J12]+[.H12]*[.I12])-MAX([.A12];[.A$85])" office:value-type="float" office:value="0">
            <text:p>0</text:p>
          </table:table-cell>
          <table:table-cell table:formula="of:=ABS([.G12]*[.I12]*[.C$85]-[.H12]*[.J12])-MIN([.B12];[.B$85])" office:value-type="float" office:value="0">
            <text:p>0</text:p>
          </table:table-cell>
          <table:table-cell table:formula="of:=[.G12]*[.I12]*[.C$85]+[.H12]*[.J12]-MAX([.B12];[.B$85])" office:value-type="float" office:value="0">
            <text:p>0</text:p>
          </table:table-cell>
          <table:table-cell table:formula="of:=[.H12]/[.G12]" office:value-type="float" office:value="10.6923076923077">
            <text:p>10,69</text:p>
          </table:table-cell>
          <table:table-cell table:formula="of:=[.J12]/[.I12]" office:value-type="float" office:value="6.68139963167588">
            <text:p>6,68</text:p>
          </table:table-cell>
          <table:table-cell table:number-columns-repeated="4"/>
        </table:table-row>
        <table:table-row table:style-name="ro1">
          <table:table-cell office:value-type="float" office:value="31183">
            <text:p>31183</text:p>
          </table:table-cell>
          <table:table-cell office:value-type="float" office:value="635867">
            <text:p>635867</text:p>
          </table:table-cell>
          <table:table-cell table:formula="of:=[.D13]*[.E13]*[.F13]"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992">
            <text:p>6992</text:p>
          </table:table-cell>
          <table:table-cell office:value-type="float" office:value="45729">
            <text:p>45729</text:p>
          </table:table-cell>
          <table:table-cell table:formula="of:=[.J$85]/[.D13]/[.E13]/[.F13]" office:value-type="float" office:value="3020014657">
            <text:p>3020014657</text:p>
          </table:table-cell>
          <table:table-cell table:formula="of:=[.A13]*[.A13]*[.C$85]+[.B13]*[.B13]-[.J$85]" office:value-type="float" office:value="0">
            <text:p>0</text:p>
          </table:table-cell>
          <table:table-cell table:formula="of:=[.G13]*[.G13]*[.C$85]+[.H13]*[.H13]-[.D13]*[.E13]*[.F13]" office:value-type="float" office:value="0">
            <text:p>0</text:p>
          </table:table-cell>
          <table:table-cell table:formula="of:=ABS([.G13]*[.J13]-[.H13]*[.I13])-MIN([.A13];[.A$85])" office:value-type="float" office:value="0">
            <text:p>0</text:p>
          </table:table-cell>
          <table:table-cell table:formula="of:=([.G13]*[.J13]+[.H13]*[.I13])-MAX([.A13];[.A$85])" office:value-type="float" office:value="0">
            <text:p>0</text:p>
          </table:table-cell>
          <table:table-cell table:formula="of:=ABS([.G13]*[.I13]*[.C$85]-[.H13]*[.J13])-MIN([.B13];[.B$85])" office:value-type="float" office:value="0">
            <text:p>0</text:p>
          </table:table-cell>
          <table:table-cell table:formula="of:=[.G13]*[.I13]*[.C$85]+[.H13]*[.J13]-MAX([.B13];[.B$85])" office:value-type="float" office:value="0">
            <text:p>0</text:p>
          </table:table-cell>
          <table:table-cell table:formula="of:=[.H13]/[.G13]" office:value-type="float" office:value="11">
            <text:p>11</text:p>
          </table:table-cell>
          <table:table-cell table:formula="of:=[.J13]/[.I13]" office:value-type="float" office:value="6.54018878718536">
            <text:p>6,54</text:p>
          </table:table-cell>
          <table:table-cell table:number-columns-repeated="4"/>
        </table:table-row>
        <table:table-row table:style-name="ro1">
          <table:table-cell office:value-type="float" office:value="33487">
            <text:p>33487</text:p>
          </table:table-cell>
          <table:table-cell office:value-type="float" office:value="633637">
            <text:p>633637</text:p>
          </table:table-cell>
          <table:table-cell table:formula="of:=[.D14]*[.E14]*[.F14]" office:value-type="float" office:value="5593">
            <text:p>5593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1651">
            <text:p>1651</text:p>
          </table:table-cell>
          <table:table-cell office:value-type="float" office:value="4879">
            <text:p>4879</text:p>
          </table:table-cell>
          <table:table-cell table:formula="of:=[.J$85]/[.D14]/[.E14]/[.F14]" office:value-type="float" office:value="75594860">
            <text:p>75594860</text:p>
          </table:table-cell>
          <table:table-cell table:formula="of:=[.A14]*[.A14]*[.C$85]+[.B14]*[.B14]-[.J$85]" office:value-type="float" office:value="0">
            <text:p>0</text:p>
          </table:table-cell>
          <table:table-cell table:formula="of:=[.G14]*[.G14]*[.C$85]+[.H14]*[.H14]-[.D14]*[.E14]*[.F14]" office:value-type="float" office:value="0">
            <text:p>0</text:p>
          </table:table-cell>
          <table:table-cell table:formula="of:=ABS([.G14]*[.J14]-[.H14]*[.I14])-MIN([.A14];[.A$85])" office:value-type="float" office:value="0">
            <text:p>0</text:p>
          </table:table-cell>
          <table:table-cell table:formula="of:=([.G14]*[.J14]+[.H14]*[.I14])-MAX([.A14];[.A$85])" office:value-type="float" office:value="0">
            <text:p>0</text:p>
          </table:table-cell>
          <table:table-cell table:formula="of:=ABS([.G14]*[.I14]*[.C$85]-[.H14]*[.J14])-MIN([.B14];[.B$85])" office:value-type="float" office:value="0">
            <text:p>0</text:p>
          </table:table-cell>
          <table:table-cell table:formula="of:=[.G14]*[.I14]*[.C$85]+[.H14]*[.J14]-MAX([.B14];[.B$85])" office:value-type="float" office:value="0">
            <text:p>0</text:p>
          </table:table-cell>
          <table:table-cell table:formula="of:=[.H14]/[.G14]" office:value-type="float" office:value="1.6875">
            <text:p>1,69</text:p>
          </table:table-cell>
          <table:table-cell table:formula="of:=[.J14]/[.I14]" office:value-type="float" office:value="2.95517867958813">
            <text:p>2,96</text:p>
          </table:table-cell>
          <table:table-cell table:number-columns-repeated="4"/>
        </table:table-row>
        <table:table-row table:style-name="ro1">
          <table:table-cell office:value-type="float" office:value="37181">
            <text:p>37181</text:p>
          </table:table-cell>
          <table:table-cell office:value-type="float" office:value="629711">
            <text:p>629711</text:p>
          </table:table-cell>
          <table:table-cell table:formula="of:=[.D15]*[.E15]*[.F15]" office:value-type="float" office:value="15589">
            <text:p>15589</text:p>
          </table:table-cell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7">
            <text:p>117</text:p>
          </table:table-cell>
          <table:table-cell table:style-name="ce3" office:value-type="float" office:value="683">
            <text:p>683</text:p>
          </table:table-cell>
          <table:table-cell table:style-name="ce3" office:value-type="float" office:value="4273">
            <text:p>4273</text:p>
          </table:table-cell>
          <table:table-cell table:formula="of:=[.J$85]/[.D15]/[.E15]/[.F15]" office:value-type="float" office:value="27121820">
            <text:p>27121820</text:p>
          </table:table-cell>
          <table:table-cell table:formula="of:=[.A15]*[.A15]*[.C$85]+[.B15]*[.B15]-[.J$85]" office:value-type="float" office:value="0">
            <text:p>0</text:p>
          </table:table-cell>
          <table:table-cell table:formula="of:=[.G15]*[.G15]*[.C$85]+[.H15]*[.H15]-[.D15]*[.E15]*[.F15]" office:value-type="float" office:value="0">
            <text:p>0</text:p>
          </table:table-cell>
          <table:table-cell table:formula="of:=ABS([.G15]*[.J15]-[.H15]*[.I15])-MIN([.A15];[.A$85])" office:value-type="float" office:value="0">
            <text:p>0</text:p>
          </table:table-cell>
          <table:table-cell table:formula="of:=([.G15]*[.J15]+[.H15]*[.I15])-MAX([.A15];[.A$85])" office:value-type="float" office:value="0">
            <text:p>0</text:p>
          </table:table-cell>
          <table:table-cell table:formula="of:=ABS([.G15]*[.I15]*[.C$85]-[.H15]*[.J15])-MIN([.B15];[.B$85])" office:value-type="float" office:value="0">
            <text:p>0</text:p>
          </table:table-cell>
          <table:table-cell table:formula="of:=[.G15]*[.I15]*[.C$85]+[.H15]*[.J15]-MAX([.B15];[.B$85])" office:value-type="float" office:value="0">
            <text:p>0</text:p>
          </table:table-cell>
          <table:table-cell table:formula="of:=[.H15]/[.G15]" office:value-type="float" office:value="11.7">
            <text:p>11,7</text:p>
          </table:table-cell>
          <table:table-cell table:formula="of:=[.J15]/[.I15]" office:value-type="float" office:value="6.25622254758419">
            <text:p>6,26</text:p>
          </table:table-cell>
          <table:table-cell table:number-columns-repeated="4"/>
        </table:table-row>
        <table:table-row table:style-name="ro1">
          <table:table-cell office:value-type="float" office:value="38663">
            <text:p>38663</text:p>
          </table:table-cell>
          <table:table-cell office:value-type="float" office:value="628013">
            <text:p>628013</text:p>
          </table:table-cell>
          <table:table-cell table:formula="of:=[.D16]*[.E16]*[.F16]" office:value-type="float" office:value="375577">
            <text:p>375577</text:p>
          </table:table-cell>
          <table:table-cell office:value-type="float" office:value="131">
            <text:p>131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132">
            <text:p>132</text:p>
          </table:table-cell>
          <table:table-cell office:value-type="float" office:value="211">
            <text:p>211</text:p>
          </table:table-cell>
          <table:table-cell office:value-type="float" office:value="199">
            <text:p>199</text:p>
          </table:table-cell>
          <table:table-cell office:value-type="float" office:value="611">
            <text:p>611</text:p>
          </table:table-cell>
          <table:table-cell table:formula="of:=[.J$85]/[.D16]/[.E16]/[.F16]" office:value-type="float" office:value="1125740">
            <text:p>1125740</text:p>
          </table:table-cell>
          <table:table-cell table:formula="of:=[.A16]*[.A16]*[.C$85]+[.B16]*[.B16]-[.J$85]" office:value-type="float" office:value="0">
            <text:p>0</text:p>
          </table:table-cell>
          <table:table-cell table:formula="of:=[.G16]*[.G16]*[.C$85]+[.H16]*[.H16]-[.D16]*[.E16]*[.F16]" office:value-type="float" office:value="0">
            <text:p>0</text:p>
          </table:table-cell>
          <table:table-cell table:formula="of:=ABS([.G16]*[.J16]-[.H16]*[.I16])-MIN([.A16];[.A$85])" office:value-type="float" office:value="0">
            <text:p>0</text:p>
          </table:table-cell>
          <table:table-cell table:formula="of:=([.G16]*[.J16]+[.H16]*[.I16])-MAX([.A16];[.A$85])" office:value-type="float" office:value="0">
            <text:p>0</text:p>
          </table:table-cell>
          <table:table-cell table:formula="of:=ABS([.G16]*[.I16]*[.C$85]-[.H16]*[.J16])-MIN([.B16];[.B$85])" office:value-type="float" office:value="0">
            <text:p>0</text:p>
          </table:table-cell>
          <table:table-cell table:formula="of:=[.G16]*[.I16]*[.C$85]+[.H16]*[.J16]-MAX([.B16];[.B$85])" office:value-type="float" office:value="0">
            <text:p>0</text:p>
          </table:table-cell>
          <table:table-cell table:formula="of:=[.H16]/[.G16]" office:value-type="float" office:value="1.59848484848485">
            <text:p>1,6</text:p>
          </table:table-cell>
          <table:table-cell table:formula="of:=[.J16]/[.I16]" office:value-type="float" office:value="3.07035175879397">
            <text:p>3,07</text:p>
          </table:table-cell>
          <table:table-cell table:number-columns-repeated="4"/>
        </table:table-row>
        <table:table-row table:style-name="ro1">
          <table:table-cell office:value-type="float" office:value="43567">
            <text:p>43567</text:p>
          </table:table-cell>
          <table:table-cell office:value-type="float" office:value="621883">
            <text:p>621883</text:p>
          </table:table-cell>
          <table:table-cell table:formula="of:=[.D17]*[.E17]*[.F17]" office:value-type="float" office:value="55937">
            <text:p>55937</text:p>
          </table:table-cell>
          <table:table-cell office:value-type="float" office:value="131">
            <text:p>131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91">
            <text:p>191</text:p>
          </table:table-cell>
          <table:table-cell table:style-name="ce3" office:value-type="float" office:value="207">
            <text:p>207</text:p>
          </table:table-cell>
          <table:table-cell table:style-name="ce3" office:value-type="float" office:value="2597">
            <text:p>2597</text:p>
          </table:table-cell>
          <table:table-cell table:formula="of:=[.J$85]/[.D17]/[.E17]/[.F17]" office:value-type="float" office:value="7558540">
            <text:p>7558540</text:p>
          </table:table-cell>
          <table:table-cell table:formula="of:=[.A17]*[.A17]*[.C$85]+[.B17]*[.B17]-[.J$85]" office:value-type="float" office:value="0">
            <text:p>0</text:p>
          </table:table-cell>
          <table:table-cell table:formula="of:=[.G17]*[.G17]*[.C$85]+[.H17]*[.H17]-[.D17]*[.E17]*[.F17]" office:value-type="float" office:value="0">
            <text:p>0</text:p>
          </table:table-cell>
          <table:table-cell table:formula="of:=ABS([.G17]*[.J17]-[.H17]*[.I17])-MIN([.A17];[.A$85])" office:value-type="float" office:value="0">
            <text:p>0</text:p>
          </table:table-cell>
          <table:table-cell table:formula="of:=([.G17]*[.J17]+[.H17]*[.I17])-MAX([.A17];[.A$85])" office:value-type="float" office:value="0">
            <text:p>0</text:p>
          </table:table-cell>
          <table:table-cell table:formula="of:=ABS([.G17]*[.I17]*[.C$85]-[.H17]*[.J17])-MIN([.B17];[.B$85])" office:value-type="float" office:value="0">
            <text:p>0</text:p>
          </table:table-cell>
          <table:table-cell table:formula="of:=[.G17]*[.I17]*[.C$85]+[.H17]*[.J17]-MAX([.B17];[.B$85])" office:value-type="float" office:value="0">
            <text:p>0</text:p>
          </table:table-cell>
          <table:table-cell table:formula="of:=[.H17]/[.G17]" office:value-type="float" office:value="5.96875">
            <text:p>5,97</text:p>
          </table:table-cell>
          <table:table-cell table:formula="of:=[.J17]/[.I17]" office:value-type="float" office:value="12.5458937198068">
            <text:p>12,55</text:p>
          </table:table-cell>
          <table:table-cell table:number-columns-repeated="4"/>
        </table:table-row>
        <table:table-row table:style-name="ro1">
          <table:table-cell office:value-type="float" office:value="44573">
            <text:p>44573</text:p>
          </table:table-cell>
          <table:table-cell office:value-type="float" office:value="620527">
            <text:p>620527</text:p>
          </table:table-cell>
          <table:table-cell table:formula="of:=[.D18]*[.E18]*[.F18]" office:value-type="float" office:value="24628">
            <text:p>24628</text:p>
          </table:table-cell>
          <table:table-cell office:value-type="float" office:value="131">
            <text:p>13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899">
            <text:p>899</text:p>
          </table:table-cell>
          <table:table-cell office:value-type="float" office:value="1346">
            <text:p>1346</text:p>
          </table:table-cell>
          <table:table-cell table:formula="of:=[.J$85]/[.D18]/[.E18]/[.F18]" office:value-type="float" office:value="17167535">
            <text:p>17167535</text:p>
          </table:table-cell>
          <table:table-cell table:formula="of:=[.A18]*[.A18]*[.C$85]+[.B18]*[.B18]-[.J$85]" office:value-type="float" office:value="0">
            <text:p>0</text:p>
          </table:table-cell>
          <table:table-cell table:formula="of:=[.G18]*[.G18]*[.C$85]+[.H18]*[.H18]-[.D18]*[.E18]*[.F18]" office:value-type="float" office:value="0">
            <text:p>0</text:p>
          </table:table-cell>
          <table:table-cell table:formula="of:=ABS([.G18]*[.J18]-[.H18]*[.I18])-MIN([.A18];[.A$85])" office:value-type="float" office:value="0">
            <text:p>0</text:p>
          </table:table-cell>
          <table:table-cell table:formula="of:=([.G18]*[.J18]+[.H18]*[.I18])-MAX([.A18];[.A$85])" office:value-type="float" office:value="0">
            <text:p>0</text:p>
          </table:table-cell>
          <table:table-cell table:formula="of:=ABS([.G18]*[.I18]*[.C$85]-[.H18]*[.J18])-MIN([.B18];[.B$85])" office:value-type="float" office:value="0">
            <text:p>0</text:p>
          </table:table-cell>
          <table:table-cell table:formula="of:=[.G18]*[.I18]*[.C$85]+[.H18]*[.J18]-MAX([.B18];[.B$85])" office:value-type="float" office:value="0">
            <text:p>0</text:p>
          </table:table-cell>
          <table:table-cell table:formula="of:=[.H18]/[.G18]" office:value-type="float" office:value="3.20689655172414">
            <text:p>3,21</text:p>
          </table:table-cell>
          <table:table-cell table:formula="of:=[.J18]/[.I18]" office:value-type="float" office:value="1.4972191323693">
            <text:p>1,5</text:p>
          </table:table-cell>
          <table:table-cell/>
          <table:table-cell table:style-name="ce5" office:value-type="string">
            <text:p>899 1346 et 999 1451 : 44573 et 47189</text:p>
          </table:table-cell>
          <table:table-cell table:number-columns-repeated="2"/>
        </table:table-row>
        <table:table-row table:style-name="ro1">
          <table:table-cell office:value-type="float" office:value="47189">
            <text:p>47189</text:p>
          </table:table-cell>
          <table:table-cell office:value-type="float" office:value="616841">
            <text:p>616841</text:p>
          </table:table-cell>
          <table:table-cell table:formula="of:=[.D19]*[.E19]*[.F19]" office:value-type="float" office:value="20069">
            <text:p>20069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float" office:value="999">
            <text:p>999</text:p>
          </table:table-cell>
          <table:table-cell office:value-type="float" office:value="1451">
            <text:p>1451</text:p>
          </table:table-cell>
          <table:table-cell table:formula="of:=[.J$85]/[.D19]/[.E19]/[.F19]" office:value-type="float" office:value="21067420">
            <text:p>21067420</text:p>
          </table:table-cell>
          <table:table-cell table:formula="of:=[.A19]*[.A19]*[.C$85]+[.B19]*[.B19]-[.J$85]" office:value-type="float" office:value="0">
            <text:p>0</text:p>
          </table:table-cell>
          <table:table-cell table:formula="of:=[.G19]*[.G19]*[.C$85]+[.H19]*[.H19]-[.D19]*[.E19]*[.F19]" office:value-type="float" office:value="0">
            <text:p>0</text:p>
          </table:table-cell>
          <table:table-cell table:formula="of:=ABS([.G19]*[.J19]-[.H19]*[.I19])-MIN([.A19];[.A$85])" office:value-type="float" office:value="0">
            <text:p>0</text:p>
          </table:table-cell>
          <table:table-cell table:formula="of:=([.G19]*[.J19]+[.H19]*[.I19])-MAX([.A19];[.A$85])" office:value-type="float" office:value="0">
            <text:p>0</text:p>
          </table:table-cell>
          <table:table-cell table:formula="of:=ABS([.G19]*[.I19]*[.C$85]-[.H19]*[.J19])-MIN([.B19];[.B$85])" office:value-type="float" office:value="0">
            <text:p>0</text:p>
          </table:table-cell>
          <table:table-cell table:formula="of:=[.G19]*[.I19]*[.C$85]+[.H19]*[.J19]-MAX([.B19];[.B$85])" office:value-type="float" office:value="0">
            <text:p>0</text:p>
          </table:table-cell>
          <table:table-cell table:formula="of:=[.H19]/[.G19]" office:value-type="float" office:value="3.26923076923077">
            <text:p>3,27</text:p>
          </table:table-cell>
          <table:table-cell table:formula="of:=[.J19]/[.I19]" office:value-type="float" office:value="1.45245245245245">
            <text:p>1,45</text:p>
          </table:table-cell>
          <table:table-cell/>
          <table:table-cell office:value-type="string">
            <text:p>1,473 et 97,1308 – 223748 o 473*3995</text:p>
          </table:table-cell>
          <table:table-cell table:number-columns-repeated="2"/>
        </table:table-row>
        <table:table-row table:style-name="ro1">
          <table:table-cell office:value-type="float" office:value="47657">
            <text:p>47657</text:p>
          </table:table-cell>
          <table:table-cell office:value-type="float" office:value="616157">
            <text:p>616157</text:p>
          </table:table-cell>
          <table:table-cell table:formula="of:=[.D20]*[.E20]*[.F20]" office:value-type="float" office:value="1708">
            <text:p>1708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884">
            <text:p>2884</text:p>
          </table:table-cell>
          <table:table-cell office:value-type="float" office:value="9461">
            <text:p>9461</text:p>
          </table:table-cell>
          <table:table-cell table:formula="of:=[.J$85]/[.D20]/[.E20]/[.F20]" office:value-type="float" office:value="247542185">
            <text:p>247542185</text:p>
          </table:table-cell>
          <table:table-cell table:formula="of:=[.A20]*[.A20]*[.C$85]+[.B20]*[.B20]-[.J$85]" office:value-type="float" office:value="0">
            <text:p>0</text:p>
          </table:table-cell>
          <table:table-cell table:formula="of:=[.G20]*[.G20]*[.C$85]+[.H20]*[.H20]-[.D20]*[.E20]*[.F20]" office:value-type="float" office:value="0">
            <text:p>0</text:p>
          </table:table-cell>
          <table:table-cell table:formula="of:=ABS([.G20]*[.J20]-[.H20]*[.I20])-MIN([.A20];[.A$85])" office:value-type="float" office:value="0">
            <text:p>0</text:p>
          </table:table-cell>
          <table:table-cell table:formula="of:=([.G20]*[.J20]+[.H20]*[.I20])-MAX([.A20];[.A$85])" office:value-type="float" office:value="0">
            <text:p>0</text:p>
          </table:table-cell>
          <table:table-cell table:formula="of:=ABS([.G20]*[.I20]*[.C$85]-[.H20]*[.J20])-MIN([.B20];[.B$85])" office:value-type="float" office:value="0">
            <text:p>0</text:p>
          </table:table-cell>
          <table:table-cell table:formula="of:=[.G20]*[.I20]*[.C$85]+[.H20]*[.J20]-MAX([.B20];[.B$85])" office:value-type="float" office:value="0">
            <text:p>0</text:p>
          </table:table-cell>
          <table:table-cell table:formula="of:=[.H20]/[.G20]" office:value-type="float" office:value="1.44444444444444">
            <text:p>1,44</text:p>
          </table:table-cell>
          <table:table-cell table:formula="of:=[.J20]/[.I20]" office:value-type="float" office:value="3.28051317614424">
            <text:p>3,28</text:p>
          </table:table-cell>
          <table:table-cell table:number-columns-repeated="4"/>
        </table:table-row>
        <table:table-row table:style-name="ro1">
          <table:table-cell office:value-type="float" office:value="57139">
            <text:p>57139</text:p>
          </table:table-cell>
          <table:table-cell office:value-type="float" office:value="600641">
            <text:p>600641</text:p>
          </table:table-cell>
          <table:table-cell table:formula="of:=[.D21]*[.E21]*[.F21]" office:value-type="float" office:value="1204">
            <text:p>1204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213">
            <text:p>1213</text:p>
          </table:table-cell>
          <table:table-cell office:value-type="float" office:value="17978">
            <text:p>17978</text:p>
          </table:table-cell>
          <table:table-cell table:formula="of:=[.J$85]/[.D21]/[.E21]/[.F21]" office:value-type="float" office:value="351164495">
            <text:p>351164495</text:p>
          </table:table-cell>
          <table:table-cell table:formula="of:=[.A21]*[.A21]*[.C$85]+[.B21]*[.B21]-[.J$85]" office:value-type="float" office:value="0">
            <text:p>0</text:p>
          </table:table-cell>
          <table:table-cell table:formula="of:=[.G21]*[.G21]*[.C$85]+[.H21]*[.H21]-[.D21]*[.E21]*[.F21]" office:value-type="float" office:value="0">
            <text:p>0</text:p>
          </table:table-cell>
          <table:table-cell table:formula="of:=ABS([.G21]*[.J21]-[.H21]*[.I21])-MIN([.A21];[.A$85])" office:value-type="float" office:value="0">
            <text:p>0</text:p>
          </table:table-cell>
          <table:table-cell table:formula="of:=([.G21]*[.J21]+[.H21]*[.I21])-MAX([.A21];[.A$85])" office:value-type="float" office:value="0">
            <text:p>0</text:p>
          </table:table-cell>
          <table:table-cell table:formula="of:=ABS([.G21]*[.I21]*[.C$85]-[.H21]*[.J21])-MIN([.B21];[.B$85])" office:value-type="float" office:value="0">
            <text:p>0</text:p>
          </table:table-cell>
          <table:table-cell table:formula="of:=[.G21]*[.I21]*[.C$85]+[.H21]*[.J21]-MAX([.B21];[.B$85])" office:value-type="float" office:value="0">
            <text:p>0</text:p>
          </table:table-cell>
          <table:table-cell table:formula="of:=[.H21]/[.G21]" office:value-type="float" office:value="5.4">
            <text:p>5,4</text:p>
          </table:table-cell>
          <table:table-cell table:formula="of:=[.J21]/[.I21]" office:value-type="float" office:value="14.8211046990932">
            <text:p>14,82</text:p>
          </table:table-cell>
          <table:table-cell table:number-columns-repeated="4"/>
        </table:table-row>
        <table:table-row table:style-name="ro1">
          <table:table-cell office:value-type="float" office:value="59593">
            <text:p>59593</text:p>
          </table:table-cell>
          <table:table-cell office:value-type="float" office:value="596093">
            <text:p>596093</text:p>
          </table:table-cell>
          <table:table-cell table:formula="of:=[.D22]*[.E22]*[.F22]" office:value-type="float" office:value="4585">
            <text:p>4585</text:p>
          </table:table-cell>
          <table:table-cell office:value-type="float" office:value="131">
            <text:p>13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style-name="ce3" office:value-type="float" office:value="2119">
            <text:p>2119</text:p>
          </table:table-cell>
          <table:table-cell table:style-name="ce3" office:value-type="float" office:value="2627">
            <text:p>2627</text:p>
          </table:table-cell>
          <table:table-cell table:formula="of:=[.J$85]/[.D22]/[.E22]/[.F22]" office:value-type="float" office:value="92214188">
            <text:p>92214188</text:p>
          </table:table-cell>
          <table:table-cell table:formula="of:=[.A22]*[.A22]*[.C$85]+[.B22]*[.B22]-[.J$85]" office:value-type="float" office:value="0">
            <text:p>0</text:p>
          </table:table-cell>
          <table:table-cell table:formula="of:=[.G22]*[.G22]*[.C$85]+[.H22]*[.H22]-[.D22]*[.E22]*[.F22]" office:value-type="float" office:value="0">
            <text:p>0</text:p>
          </table:table-cell>
          <table:table-cell table:formula="of:=ABS([.G22]*[.J22]-[.H22]*[.I22])-MIN([.A22];[.A$85])" office:value-type="float" office:value="0">
            <text:p>0</text:p>
          </table:table-cell>
          <table:table-cell table:formula="of:=([.G22]*[.J22]+[.H22]*[.I22])-MAX([.A22];[.A$85])" office:value-type="float" office:value="0">
            <text:p>0</text:p>
          </table:table-cell>
          <table:table-cell table:formula="of:=ABS([.G22]*[.I22]*[.C$85]-[.H22]*[.J22])-MIN([.B22];[.B$85])" office:value-type="float" office:value="0">
            <text:p>0</text:p>
          </table:table-cell>
          <table:table-cell table:formula="of:=[.G22]*[.I22]*[.C$85]+[.H22]*[.J22]-MAX([.B22];[.B$85])" office:value-type="float" office:value="0">
            <text:p>0</text:p>
          </table:table-cell>
          <table:table-cell table:formula="of:=[.H22]/[.G22]" office:value-type="float" office:value="3.58333333333333">
            <text:p>3,58</text:p>
          </table:table-cell>
          <table:table-cell table:formula="of:=[.J22]/[.I22]" office:value-type="float" office:value="1.2397357243983">
            <text:p>1,24</text:p>
          </table:table-cell>
          <table:table-cell table:number-columns-repeated="4"/>
        </table:table-row>
        <table:table-row table:style-name="ro1">
          <table:table-cell office:value-type="float" office:value="63059">
            <text:p>63059</text:p>
          </table:table-cell>
          <table:table-cell office:value-type="float" office:value="589279">
            <text:p>589279</text:p>
          </table:table-cell>
          <table:table-cell table:formula="of:=[.D23]*[.E23]*[.F23]" office:value-type="float" office:value="1645">
            <text:p>1645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961">
            <text:p>961</text:p>
          </table:table-cell>
          <table:table-cell office:value-type="float" office:value="15475">
            <text:p>15475</text:p>
          </table:table-cell>
          <table:table-cell table:formula="of:=[.J$85]/[.D23]/[.E23]/[.F23]" office:value-type="float" office:value="257022524">
            <text:p>257022524</text:p>
          </table:table-cell>
          <table:table-cell table:formula="of:=[.A23]*[.A23]*[.C$85]+[.B23]*[.B23]-[.J$85]" office:value-type="float" office:value="0">
            <text:p>0</text:p>
          </table:table-cell>
          <table:table-cell table:formula="of:=[.G23]*[.G23]*[.C$85]+[.H23]*[.H23]-[.D23]*[.E23]*[.F23]" office:value-type="float" office:value="0">
            <text:p>0</text:p>
          </table:table-cell>
          <table:table-cell table:formula="of:=ABS([.G23]*[.J23]-[.H23]*[.I23])-MIN([.A23];[.A$85])" office:value-type="float" office:value="0">
            <text:p>0</text:p>
          </table:table-cell>
          <table:table-cell table:formula="of:=([.G23]*[.J23]+[.H23]*[.I23])-MAX([.A23];[.A$85])" office:value-type="float" office:value="0">
            <text:p>0</text:p>
          </table:table-cell>
          <table:table-cell table:formula="of:=ABS([.G23]*[.I23]*[.C$85]-[.H23]*[.J23])-MIN([.B23];[.B$85])" office:value-type="float" office:value="0">
            <text:p>0</text:p>
          </table:table-cell>
          <table:table-cell table:formula="of:=[.G23]*[.I23]*[.C$85]+[.H23]*[.J23]-MAX([.B23];[.B$85])" office:value-type="float" office:value="0">
            <text:p>0</text:p>
          </table:table-cell>
          <table:table-cell table:formula="of:=[.H23]/[.G23]" office:value-type="float" office:value="5.16666666666667">
            <text:p>5,17</text:p>
          </table:table-cell>
          <table:table-cell table:formula="of:=[.J23]/[.I23]" office:value-type="float" office:value="16.1030176899063">
            <text:p>16,1</text:p>
          </table:table-cell>
          <table:table-cell table:number-columns-repeated="4"/>
        </table:table-row>
        <table:table-row table:style-name="ro1">
          <table:table-cell office:value-type="float" office:value="65701">
            <text:p>65701</text:p>
          </table:table-cell>
          <table:table-cell office:value-type="float" office:value="583769">
            <text:p>583769</text:p>
          </table:table-cell>
          <table:table-cell table:formula="of:=[.D24]*[.E24]*[.F24]" office:value-type="float" office:value="264751">
            <text:p>264751</text:p>
          </table:table-cell>
          <table:table-cell office:value-type="float" office:value="131">
            <text:p>131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77">
            <text:p>77</text:p>
          </table:table-cell>
          <table:table-cell office:value-type="float" office:value="390">
            <text:p>390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1223">
            <text:p>1223</text:p>
          </table:table-cell>
          <table:table-cell table:formula="of:=[.J$85]/[.D24]/[.E24]/[.F24]" office:value-type="float" office:value="1596980">
            <text:p>1596980</text:p>
          </table:table-cell>
          <table:table-cell table:formula="of:=[.A24]*[.A24]*[.C$85]+[.B24]*[.B24]-[.J$85]" office:value-type="float" office:value="0">
            <text:p>0</text:p>
          </table:table-cell>
          <table:table-cell table:formula="of:=[.G24]*[.G24]*[.C$85]+[.H24]*[.H24]-[.D24]*[.E24]*[.F24]" office:value-type="float" office:value="0">
            <text:p>0</text:p>
          </table:table-cell>
          <table:table-cell table:formula="of:=ABS([.G24]*[.J24]-[.H24]*[.I24])-MIN([.A24];[.A$85])" office:value-type="float" office:value="0">
            <text:p>0</text:p>
          </table:table-cell>
          <table:table-cell table:formula="of:=([.G24]*[.J24]+[.H24]*[.I24])-MAX([.A24];[.A$85])" office:value-type="float" office:value="0">
            <text:p>0</text:p>
          </table:table-cell>
          <table:table-cell table:formula="of:=ABS([.G24]*[.I24]*[.C$85]-[.H24]*[.J24])-MIN([.B24];[.B$85])" office:value-type="float" office:value="0">
            <text:p>0</text:p>
          </table:table-cell>
          <table:table-cell table:formula="of:=[.G24]*[.I24]*[.C$85]+[.H24]*[.J24]-MAX([.B24];[.B$85])" office:value-type="float" office:value="0">
            <text:p>0</text:p>
          </table:table-cell>
          <table:table-cell table:formula="of:=[.H24]/[.G24]" office:value-type="float" office:value="5.06493506493506">
            <text:p>5,06</text:p>
          </table:table-cell>
          <table:table-cell table:formula="of:=[.J24]/[.I24]" office:value-type="float" office:value="16.7534246575342">
            <text:p>16,75</text:p>
          </table:table-cell>
          <table:table-cell table:number-columns-repeated="4"/>
        </table:table-row>
        <table:table-row table:style-name="ro1">
          <table:table-cell office:value-type="float" office:value="70519">
            <text:p>70519</text:p>
          </table:table-cell>
          <table:table-cell office:value-type="float" office:value="572989">
            <text:p>572989</text:p>
          </table:table-cell>
          <table:table-cell table:formula="of:=[.D25]*[.E25]*[.F25]" office:value-type="float" office:value="8041">
            <text:p>8041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241">
            <text:p>1241</text:p>
          </table:table-cell>
          <table:table-cell office:value-type="float" office:value="4829">
            <text:p>4829</text:p>
          </table:table-cell>
          <table:table-cell table:formula="of:=[.J$85]/[.D25]/[.E25]/[.F25]" office:value-type="float" office:value="52580780">
            <text:p>52580780</text:p>
          </table:table-cell>
          <table:table-cell table:formula="of:=[.A25]*[.A25]*[.C$85]+[.B25]*[.B25]-[.J$85]" office:value-type="float" office:value="0">
            <text:p>0</text:p>
          </table:table-cell>
          <table:table-cell table:formula="of:=[.G25]*[.G25]*[.C$85]+[.H25]*[.H25]-[.D25]*[.E25]*[.F25]" office:value-type="float" office:value="0">
            <text:p>0</text:p>
          </table:table-cell>
          <table:table-cell table:formula="of:=ABS([.G25]*[.J25]-[.H25]*[.I25])-MIN([.A25];[.A$85])" office:value-type="float" office:value="0">
            <text:p>0</text:p>
          </table:table-cell>
          <table:table-cell table:formula="of:=([.G25]*[.J25]+[.H25]*[.I25])-MAX([.A25];[.A$85])" office:value-type="float" office:value="0">
            <text:p>0</text:p>
          </table:table-cell>
          <table:table-cell table:formula="of:=ABS([.G25]*[.I25]*[.C$85]-[.H25]*[.J25])-MIN([.B25];[.B$85])" office:value-type="float" office:value="0">
            <text:p>0</text:p>
          </table:table-cell>
          <table:table-cell table:formula="of:=[.G25]*[.I25]*[.C$85]+[.H25]*[.J25]-MAX([.B25];[.B$85])" office:value-type="float" office:value="0">
            <text:p>0</text:p>
          </table:table-cell>
          <table:table-cell table:formula="of:=[.H25]/[.G25]" office:value-type="float" office:value="1.05">
            <text:p>1,05</text:p>
          </table:table-cell>
          <table:table-cell table:formula="of:=[.J25]/[.I25]" office:value-type="float" office:value="3.89121676067687">
            <text:p>3,89</text:p>
          </table:table-cell>
          <table:table-cell table:number-columns-repeated="4"/>
        </table:table-row>
        <table:table-row table:style-name="ro1">
          <table:table-cell office:value-type="float" office:value="71117">
            <text:p>71117</text:p>
          </table:table-cell>
          <table:table-cell office:value-type="float" office:value="571583">
            <text:p>571583</text:p>
          </table:table-cell>
          <table:table-cell table:formula="of:=[.D26]*[.E26]*[.F26]" office:value-type="float" office:value="4148">
            <text:p>4148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2253">
            <text:p>2253</text:p>
          </table:table-cell>
          <table:table-cell office:value-type="float" office:value="2342">
            <text:p>2342</text:p>
          </table:table-cell>
          <table:table-cell table:formula="of:=[.J$85]/[.D26]/[.E26]/[.F26]" office:value-type="float" office:value="101929135">
            <text:p>101929135</text:p>
          </table:table-cell>
          <table:table-cell table:formula="of:=[.A26]*[.A26]*[.C$85]+[.B26]*[.B26]-[.J$85]" office:value-type="float" office:value="0">
            <text:p>0</text:p>
          </table:table-cell>
          <table:table-cell table:formula="of:=[.G26]*[.G26]*[.C$85]+[.H26]*[.H26]-[.D26]*[.E26]*[.F26]" office:value-type="float" office:value="0">
            <text:p>0</text:p>
          </table:table-cell>
          <table:table-cell table:formula="of:=ABS([.G26]*[.J26]-[.H26]*[.I26])-MIN([.A26];[.A$85])" office:value-type="float" office:value="0">
            <text:p>0</text:p>
          </table:table-cell>
          <table:table-cell table:formula="of:=([.G26]*[.J26]+[.H26]*[.I26])-MAX([.A26];[.A$85])" office:value-type="float" office:value="0">
            <text:p>0</text:p>
          </table:table-cell>
          <table:table-cell table:formula="of:=ABS([.G26]*[.I26]*[.C$85]-[.H26]*[.J26])-MIN([.B26];[.B$85])" office:value-type="float" office:value="0">
            <text:p>0</text:p>
          </table:table-cell>
          <table:table-cell table:formula="of:=[.G26]*[.I26]*[.C$85]+[.H26]*[.J26]-MAX([.B26];[.B$85])" office:value-type="float" office:value="0">
            <text:p>0</text:p>
          </table:table-cell>
          <table:table-cell table:formula="of:=[.H26]/[.G26]" office:value-type="float" office:value="3.90909090909091">
            <text:p>3,91</text:p>
          </table:table-cell>
          <table:table-cell table:formula="of:=[.J26]/[.I26]" office:value-type="float" office:value="1.03950288504217">
            <text:p>1,04</text:p>
          </table:table-cell>
          <table:table-cell table:number-columns-repeated="4"/>
        </table:table-row>
        <table:table-row table:style-name="ro1">
          <table:table-cell office:value-type="float" office:value="74741">
            <text:p>74741</text:p>
          </table:table-cell>
          <table:table-cell office:value-type="float" office:value="562729">
            <text:p>562729</text:p>
          </table:table-cell>
          <table:table-cell table:formula="of:=[.D27]*[.E27]*[.F27]" office:value-type="float" office:value="87901">
            <text:p>87901</text:p>
          </table:table-cell>
          <table:table-cell office:value-type="float" office:value="131">
            <text:p>131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201">
            <text:p>201</text:p>
          </table:table-cell>
          <table:table-cell table:style-name="ce3" office:value-type="float" office:value="491">
            <text:p>491</text:p>
          </table:table-cell>
          <table:table-cell table:style-name="ce3" office:value-type="float" office:value="479">
            <text:p>479</text:p>
          </table:table-cell>
          <table:table-cell table:formula="of:=[.J$85]/[.D27]/[.E27]/[.F27]" office:value-type="float" office:value="4809980">
            <text:p>4809980</text:p>
          </table:table-cell>
          <table:table-cell table:formula="of:=[.A27]*[.A27]*[.C$85]+[.B27]*[.B27]-[.J$85]" office:value-type="float" office:value="0">
            <text:p>0</text:p>
          </table:table-cell>
          <table:table-cell table:formula="of:=[.G27]*[.G27]*[.C$85]+[.H27]*[.H27]-[.D27]*[.E27]*[.F27]" office:value-type="float" office:value="0">
            <text:p>0</text:p>
          </table:table-cell>
          <table:table-cell table:formula="of:=ABS([.G27]*[.J27]-[.H27]*[.I27])-MIN([.A27];[.A$85])" office:value-type="float" office:value="0">
            <text:p>0</text:p>
          </table:table-cell>
          <table:table-cell table:formula="of:=([.G27]*[.J27]+[.H27]*[.I27])-MAX([.A27];[.A$85])" office:value-type="float" office:value="0">
            <text:p>0</text:p>
          </table:table-cell>
          <table:table-cell table:formula="of:=ABS([.G27]*[.I27]*[.C$85]-[.H27]*[.J27])-MIN([.B27];[.B$85])" office:value-type="float" office:value="0">
            <text:p>0</text:p>
          </table:table-cell>
          <table:table-cell table:formula="of:=[.G27]*[.I27]*[.C$85]+[.H27]*[.J27]-MAX([.B27];[.B$85])" office:value-type="float" office:value="0">
            <text:p>0</text:p>
          </table:table-cell>
          <table:table-cell table:formula="of:=[.H27]/[.G27]" office:value-type="float" office:value="4.02">
            <text:p>4,02</text:p>
          </table:table-cell>
          <table:table-cell table:formula="of:=[.J27]/[.I27]" office:value-type="float" office:value="0.975560081466395">
            <text:p>0,98</text:p>
          </table:table-cell>
          <table:table-cell table:number-columns-repeated="4"/>
        </table:table-row>
        <table:table-row table:style-name="ro1">
          <table:table-cell office:value-type="float" office:value="77689">
            <text:p>77689</text:p>
          </table:table-cell>
          <table:table-cell office:value-type="float" office:value="555091">
            <text:p>555091</text:p>
          </table:table-cell>
          <table:table-cell table:formula="of:=[.D28]*[.E28]*[.F28]" office:value-type="float" office:value="3355">
            <text:p>3355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873">
            <text:p>1873</text:p>
          </table:table-cell>
          <table:table-cell office:value-type="float" office:value="7705">
            <text:p>7705</text:p>
          </table:table-cell>
          <table:table-cell table:formula="of:=[.J$85]/[.D28]/[.E28]/[.F28]" office:value-type="float" office:value="126021476">
            <text:p>126021476</text:p>
          </table:table-cell>
          <table:table-cell table:formula="of:=[.A28]*[.A28]*[.C$85]+[.B28]*[.B28]-[.J$85]" office:value-type="float" office:value="0">
            <text:p>0</text:p>
          </table:table-cell>
          <table:table-cell table:formula="of:=[.G28]*[.G28]*[.C$85]+[.H28]*[.H28]-[.D28]*[.E28]*[.F28]" office:value-type="float" office:value="0">
            <text:p>0</text:p>
          </table:table-cell>
          <table:table-cell table:formula="of:=ABS([.G28]*[.J28]-[.H28]*[.I28])-MIN([.A28];[.A$85])" office:value-type="float" office:value="0">
            <text:p>0</text:p>
          </table:table-cell>
          <table:table-cell table:formula="of:=([.G28]*[.J28]+[.H28]*[.I28])-MAX([.A28];[.A$85])" office:value-type="float" office:value="0">
            <text:p>0</text:p>
          </table:table-cell>
          <table:table-cell table:formula="of:=ABS([.G28]*[.I28]*[.C$85]-[.H28]*[.J28])-MIN([.B28];[.B$85])" office:value-type="float" office:value="0">
            <text:p>0</text:p>
          </table:table-cell>
          <table:table-cell table:formula="of:=[.G28]*[.I28]*[.C$85]+[.H28]*[.J28]-MAX([.B28];[.B$85])" office:value-type="float" office:value="0">
            <text:p>0</text:p>
          </table:table-cell>
          <table:table-cell table:formula="of:=[.H28]/[.G28]" office:value-type="float" office:value="0.923076923076923">
            <text:p>0,92</text:p>
          </table:table-cell>
          <table:table-cell table:formula="of:=[.J28]/[.I28]" office:value-type="float" office:value="4.1137213027229">
            <text:p>4,11</text:p>
          </table:table-cell>
          <table:table-cell table:number-columns-repeated="4"/>
        </table:table-row>
        <table:table-row table:style-name="ro1">
          <table:table-cell office:value-type="float" office:value="78007">
            <text:p>78007</text:p>
          </table:table-cell>
          <table:table-cell office:value-type="float" office:value="554243">
            <text:p>554243</text:p>
          </table:table-cell>
          <table:table-cell table:formula="of:=[.D29]*[.E29]*[.F29]" office:value-type="float" office:value="31537">
            <text:p>31537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29">
            <text:p>129</text:p>
          </table:table-cell>
          <table:table-cell office:value-type="float" office:value="173">
            <text:p>173</text:p>
          </table:table-cell>
          <table:table-cell office:value-type="float" office:value="3583">
            <text:p>3583</text:p>
          </table:table-cell>
          <table:table-cell table:formula="of:=[.J$85]/[.D29]/[.E29]/[.F29]" office:value-type="float" office:value="13406540">
            <text:p>13406540</text:p>
          </table:table-cell>
          <table:table-cell table:formula="of:=[.A29]*[.A29]*[.C$85]+[.B29]*[.B29]-[.J$85]" office:value-type="float" office:value="0">
            <text:p>0</text:p>
          </table:table-cell>
          <table:table-cell table:formula="of:=[.G29]*[.G29]*[.C$85]+[.H29]*[.H29]-[.D29]*[.E29]*[.F29]" office:value-type="float" office:value="0">
            <text:p>0</text:p>
          </table:table-cell>
          <table:table-cell table:formula="of:=ABS([.G29]*[.J29]-[.H29]*[.I29])-MIN([.A29];[.A$85])" office:value-type="float" office:value="0">
            <text:p>0</text:p>
          </table:table-cell>
          <table:table-cell table:formula="of:=([.G29]*[.J29]+[.H29]*[.I29])-MAX([.A29];[.A$85])" office:value-type="float" office:value="0">
            <text:p>0</text:p>
          </table:table-cell>
          <table:table-cell table:formula="of:=ABS([.G29]*[.I29]*[.C$85]-[.H29]*[.J29])-MIN([.B29];[.B$85])" office:value-type="float" office:value="0">
            <text:p>0</text:p>
          </table:table-cell>
          <table:table-cell table:formula="of:=[.G29]*[.I29]*[.C$85]+[.H29]*[.J29]-MAX([.B29];[.B$85])" office:value-type="float" office:value="0">
            <text:p>0</text:p>
          </table:table-cell>
          <table:table-cell table:formula="of:=[.H29]/[.G29]" office:value-type="float" office:value="4.60714285714286">
            <text:p>4,61</text:p>
          </table:table-cell>
          <table:table-cell table:formula="of:=[.J29]/[.I29]" office:value-type="float" office:value="20.7109826589595">
            <text:p>20,71</text:p>
          </table:table-cell>
          <table:table-cell table:number-columns-repeated="4"/>
        </table:table-row>
        <table:table-row table:style-name="ro1">
          <table:table-cell office:value-type="float" office:value="79309">
            <text:p>79309</text:p>
          </table:table-cell>
          <table:table-cell office:value-type="float" office:value="550721">
            <text:p>550721</text:p>
          </table:table-cell>
          <table:table-cell table:formula="of:=[.D30]*[.E30]*[.F30]" office:value-type="float" office:value="1309">
            <text:p>130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4039">
            <text:p>4039</text:p>
          </table:table-cell>
          <table:table-cell office:value-type="float" office:value="3611">
            <text:p>3611</text:p>
          </table:table-cell>
          <table:table-cell table:formula="of:=[.J$85]/[.D30]/[.E30]/[.F30]" office:value-type="float" office:value="322996220">
            <text:p>322996220</text:p>
          </table:table-cell>
          <table:table-cell table:formula="of:=[.A30]*[.A30]*[.C$85]+[.B30]*[.B30]-[.J$85]" office:value-type="float" office:value="0">
            <text:p>0</text:p>
          </table:table-cell>
          <table:table-cell table:formula="of:=[.G30]*[.G30]*[.C$85]+[.H30]*[.H30]-[.D30]*[.E30]*[.F30]" office:value-type="float" office:value="0">
            <text:p>0</text:p>
          </table:table-cell>
          <table:table-cell table:formula="of:=ABS([.G30]*[.J30]-[.H30]*[.I30])-MIN([.A30];[.A$85])" office:value-type="float" office:value="0">
            <text:p>0</text:p>
          </table:table-cell>
          <table:table-cell table:formula="of:=([.G30]*[.J30]+[.H30]*[.I30])-MAX([.A30];[.A$85])" office:value-type="float" office:value="0">
            <text:p>0</text:p>
          </table:table-cell>
          <table:table-cell table:formula="of:=ABS([.G30]*[.I30]*[.C$85]-[.H30]*[.J30])-MIN([.B30];[.B$85])" office:value-type="float" office:value="0">
            <text:p>0</text:p>
          </table:table-cell>
          <table:table-cell table:formula="of:=[.G30]*[.I30]*[.C$85]+[.H30]*[.J30]-MAX([.B30];[.B$85])" office:value-type="float" office:value="0">
            <text:p>0</text:p>
          </table:table-cell>
          <table:table-cell table:formula="of:=[.H30]/[.G30]" office:value-type="float" office:value="4.16666666666667">
            <text:p>4,17</text:p>
          </table:table-cell>
          <table:table-cell table:formula="of:=[.J30]/[.I30]" office:value-type="float" office:value="0.894033176528844">
            <text:p>0,89</text:p>
          </table:table-cell>
          <table:table-cell table:number-columns-repeated="4"/>
        </table:table-row>
        <table:table-row table:style-name="ro1">
          <table:table-cell office:value-type="float" office:value="85643">
            <text:p>85643</text:p>
          </table:table-cell>
          <table:table-cell office:value-type="float" office:value="532393">
            <text:p>532393</text:p>
          </table:table-cell>
          <table:table-cell table:formula="of:=[.D31]*[.E31]*[.F31]" office:value-type="float" office:value="340">
            <text:p>34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423">
            <text:p>1423</text:p>
          </table:table-cell>
          <table:table-cell office:value-type="float" office:value="34714">
            <text:p>34714</text:p>
          </table:table-cell>
          <table:table-cell table:formula="of:=[.J$85]/[.D31]/[.E31]/[.F31]" office:value-type="float" office:value="1243535447">
            <text:p>1243535447</text:p>
          </table:table-cell>
          <table:table-cell table:formula="of:=[.A31]*[.A31]*[.C$85]+[.B31]*[.B31]-[.J$85]" office:value-type="float" office:value="0">
            <text:p>0</text:p>
          </table:table-cell>
          <table:table-cell table:formula="of:=[.G31]*[.G31]*[.C$85]+[.H31]*[.H31]-[.D31]*[.E31]*[.F31]" office:value-type="float" office:value="0">
            <text:p>0</text:p>
          </table:table-cell>
          <table:table-cell table:formula="of:=ABS([.G31]*[.J31]-[.H31]*[.I31])-MIN([.A31];[.A$85])" office:value-type="float" office:value="0">
            <text:p>0</text:p>
          </table:table-cell>
          <table:table-cell table:formula="of:=([.G31]*[.J31]+[.H31]*[.I31])-MAX([.A31];[.A$85])" office:value-type="float" office:value="0">
            <text:p>0</text:p>
          </table:table-cell>
          <table:table-cell table:formula="of:=ABS([.G31]*[.I31]*[.C$85]-[.H31]*[.J31])-MIN([.B31];[.B$85])" office:value-type="float" office:value="0">
            <text:p>0</text:p>
          </table:table-cell>
          <table:table-cell table:formula="of:=[.G31]*[.I31]*[.C$85]+[.H31]*[.J31]-MAX([.B31];[.B$85])" office:value-type="float" office:value="0">
            <text:p>0</text:p>
          </table:table-cell>
          <table:table-cell table:formula="of:=[.H31]/[.G31]" office:value-type="float" office:value="4.33333333333333">
            <text:p>4,33</text:p>
          </table:table-cell>
          <table:table-cell table:formula="of:=[.J31]/[.I31]" office:value-type="float" office:value="24.3949402670415">
            <text:p>24,39</text:p>
          </table:table-cell>
          <table:table-cell table:number-columns-repeated="4"/>
        </table:table-row>
        <table:table-row table:style-name="ro1">
          <table:table-cell office:value-type="float" office:value="86249">
            <text:p>86249</text:p>
          </table:table-cell>
          <table:table-cell office:value-type="float" office:value="530531">
            <text:p>530531</text:p>
          </table:table-cell>
          <table:table-cell table:formula="of:=[.D32]*[.E32]*[.F32]" office:value-type="float" office:value="10105">
            <text:p>10105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1055">
            <text:p>1055</text:p>
          </table:table-cell>
          <table:table-cell office:value-type="float" office:value="4549">
            <text:p>4549</text:p>
          </table:table-cell>
          <table:table-cell table:formula="of:=[.J$85]/[.D32]/[.E32]/[.F32]" office:value-type="float" office:value="41840876">
            <text:p>41840876</text:p>
          </table:table-cell>
          <table:table-cell table:formula="of:=[.A32]*[.A32]*[.C$85]+[.B32]*[.B32]-[.J$85]" office:value-type="float" office:value="0">
            <text:p>0</text:p>
          </table:table-cell>
          <table:table-cell table:formula="of:=[.G32]*[.G32]*[.C$85]+[.H32]*[.H32]-[.D32]*[.E32]*[.F32]" office:value-type="float" office:value="0">
            <text:p>0</text:p>
          </table:table-cell>
          <table:table-cell table:formula="of:=ABS([.G32]*[.J32]-[.H32]*[.I32])-MIN([.A32];[.A$85])" office:value-type="float" office:value="0">
            <text:p>0</text:p>
          </table:table-cell>
          <table:table-cell table:formula="of:=([.G32]*[.J32]+[.H32]*[.I32])-MAX([.A32];[.A$85])" office:value-type="float" office:value="0">
            <text:p>0</text:p>
          </table:table-cell>
          <table:table-cell table:formula="of:=ABS([.G32]*[.I32]*[.C$85]-[.H32]*[.J32])-MIN([.B32];[.B$85])" office:value-type="float" office:value="0">
            <text:p>0</text:p>
          </table:table-cell>
          <table:table-cell table:formula="of:=[.G32]*[.I32]*[.C$85]+[.H32]*[.J32]-MAX([.B32];[.B$85])" office:value-type="float" office:value="0">
            <text:p>0</text:p>
          </table:table-cell>
          <table:table-cell table:formula="of:=[.H32]/[.G32]" office:value-type="float" office:value="24.75">
            <text:p>24,75</text:p>
          </table:table-cell>
          <table:table-cell table:formula="of:=[.J32]/[.I32]" office:value-type="float" office:value="4.31184834123223">
            <text:p>4,31</text:p>
          </table:table-cell>
          <table:table-cell table:number-columns-repeated="4"/>
        </table:table-row>
        <table:table-row table:style-name="ro1">
          <table:table-cell office:value-type="float" office:value="86857">
            <text:p>86857</text:p>
          </table:table-cell>
          <table:table-cell office:value-type="float" office:value="528643">
            <text:p>528643</text:p>
          </table:table-cell>
          <table:table-cell table:formula="of:=[.D33]*[.E33]*[.F33]" office:value-type="float" office:value="1892">
            <text:p>1892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3379">
            <text:p>3379</text:p>
          </table:table-cell>
          <table:table-cell office:value-type="float" office:value="2556">
            <text:p>2556</text:p>
          </table:table-cell>
          <table:table-cell table:formula="of:=[.J$85]/[.D33]/[.E33]/[.F33]" office:value-type="float" office:value="223468315">
            <text:p>223468315</text:p>
          </table:table-cell>
          <table:table-cell table:formula="of:=[.A33]*[.A33]*[.C$85]+[.B33]*[.B33]-[.J$85]" office:value-type="float" office:value="0">
            <text:p>0</text:p>
          </table:table-cell>
          <table:table-cell table:formula="of:=[.G33]*[.G33]*[.C$85]+[.H33]*[.H33]-[.D33]*[.E33]*[.F33]" office:value-type="float" office:value="0">
            <text:p>0</text:p>
          </table:table-cell>
          <table:table-cell table:formula="of:=ABS([.G33]*[.J33]-[.H33]*[.I33])-MIN([.A33];[.A$85])" office:value-type="float" office:value="0">
            <text:p>0</text:p>
          </table:table-cell>
          <table:table-cell table:formula="of:=([.G33]*[.J33]+[.H33]*[.I33])-MAX([.A33];[.A$85])" office:value-type="float" office:value="0">
            <text:p>0</text:p>
          </table:table-cell>
          <table:table-cell table:formula="of:=ABS([.G33]*[.I33]*[.C$85]-[.H33]*[.J33])-MIN([.B33];[.B$85])" office:value-type="float" office:value="0">
            <text:p>0</text:p>
          </table:table-cell>
          <table:table-cell table:formula="of:=[.G33]*[.I33]*[.C$85]+[.H33]*[.J33]-MAX([.B33];[.B$85])" office:value-type="float" office:value="0">
            <text:p>0</text:p>
          </table:table-cell>
          <table:table-cell table:formula="of:=[.H33]/[.G33]" office:value-type="float" office:value="4.42857142857143">
            <text:p>4,43</text:p>
          </table:table-cell>
          <table:table-cell table:formula="of:=[.J33]/[.I33]" office:value-type="float" office:value="0.756436815625925">
            <text:p>0,76</text:p>
          </table:table-cell>
          <table:table-cell table:number-columns-repeated="4"/>
        </table:table-row>
        <table:table-row table:style-name="ro1">
          <table:table-cell office:value-type="float" office:value="89011">
            <text:p>89011</text:p>
          </table:table-cell>
          <table:table-cell office:value-type="float" office:value="521791">
            <text:p>521791</text:p>
          </table:table-cell>
          <table:table-cell table:formula="of:=[.D34]*[.E34]*[.F34]" office:value-type="float" office:value="7205">
            <text:p>7205</text:p>
          </table:table-cell>
          <table:table-cell office:value-type="float" office:value="131">
            <text:p>13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table:style-name="ce3" office:value-type="float" office:value="285">
            <text:p>285</text:p>
          </table:table-cell>
          <table:table-cell table:style-name="ce3" office:value-type="float" office:value="7559">
            <text:p>7559</text:p>
          </table:table-cell>
          <table:table-cell table:formula="of:=[.J$85]/[.D34]/[.E34]/[.F34]" office:value-type="float" office:value="58681756">
            <text:p>58681756</text:p>
          </table:table-cell>
          <table:table-cell table:formula="of:=[.A34]*[.A34]*[.C$85]+[.B34]*[.B34]-[.J$85]" office:value-type="float" office:value="0">
            <text:p>0</text:p>
          </table:table-cell>
          <table:table-cell table:formula="of:=[.G34]*[.G34]*[.C$85]+[.H34]*[.H34]-[.D34]*[.E34]*[.F34]" office:value-type="float" office:value="0">
            <text:p>0</text:p>
          </table:table-cell>
          <table:table-cell table:formula="of:=ABS([.G34]*[.J34]-[.H34]*[.I34])-MIN([.A34];[.A$85])" office:value-type="float" office:value="0">
            <text:p>0</text:p>
          </table:table-cell>
          <table:table-cell table:formula="of:=([.G34]*[.J34]+[.H34]*[.I34])-MAX([.A34];[.A$85])" office:value-type="float" office:value="0">
            <text:p>0</text:p>
          </table:table-cell>
          <table:table-cell table:formula="of:=ABS([.G34]*[.I34]*[.C$85]-[.H34]*[.J34])-MIN([.B34];[.B$85])" office:value-type="float" office:value="0">
            <text:p>0</text:p>
          </table:table-cell>
          <table:table-cell table:formula="of:=[.G34]*[.I34]*[.C$85]+[.H34]*[.J34]-MAX([.B34];[.B$85])" office:value-type="float" office:value="0">
            <text:p>0</text:p>
          </table:table-cell>
          <table:table-cell table:formula="of:=[.H34]/[.G34]" office:value-type="float" office:value="4.21428571428571">
            <text:p>4,21</text:p>
          </table:table-cell>
          <table:table-cell table:formula="of:=[.J34]/[.I34]" office:value-type="float" office:value="26.5228070175439">
            <text:p>26,52</text:p>
          </table:table-cell>
          <table:table-cell table:number-columns-repeated="4"/>
        </table:table-row>
        <table:table-row table:style-name="ro1">
          <table:table-cell office:value-type="float" office:value="89323">
            <text:p>89323</text:p>
          </table:table-cell>
          <table:table-cell office:value-type="float" office:value="520777">
            <text:p>520777</text:p>
          </table:table-cell>
          <table:table-cell table:formula="of:=[.D35]*[.E35]*[.F35]" office:value-type="float" office:value="28165">
            <text:p>28165</text:p>
          </table:table-cell>
          <table:table-cell office:value-type="float" office:value="131">
            <text:p>131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table:style-name="ce3" office:value-type="float" office:value="617">
            <text:p>617</text:p>
          </table:table-cell>
          <table:table-cell table:style-name="ce3" office:value-type="float" office:value="2789">
            <text:p>2789</text:p>
          </table:table-cell>
          <table:table-cell table:formula="of:=[.J$85]/[.D35]/[.E35]/[.F35]" office:value-type="float" office:value="15011612">
            <text:p>15011612</text:p>
          </table:table-cell>
          <table:table-cell table:formula="of:=[.A35]*[.A35]*[.C$85]+[.B35]*[.B35]-[.J$85]" office:value-type="float" office:value="0">
            <text:p>0</text:p>
          </table:table-cell>
          <table:table-cell table:formula="of:=[.G35]*[.G35]*[.C$85]+[.H35]*[.H35]-[.D35]*[.E35]*[.F35]" office:value-type="float" office:value="0">
            <text:p>0</text:p>
          </table:table-cell>
          <table:table-cell table:formula="of:=ABS([.G35]*[.J35]-[.H35]*[.I35])-MIN([.A35];[.A$85])" office:value-type="float" office:value="0">
            <text:p>0</text:p>
          </table:table-cell>
          <table:table-cell table:formula="of:=([.G35]*[.J35]+[.H35]*[.I35])-MAX([.A35];[.A$85])" office:value-type="float" office:value="0">
            <text:p>0</text:p>
          </table:table-cell>
          <table:table-cell table:formula="of:=ABS([.G35]*[.I35]*[.C$85]-[.H35]*[.J35])-MIN([.B35];[.B$85])" office:value-type="float" office:value="0">
            <text:p>0</text:p>
          </table:table-cell>
          <table:table-cell table:formula="of:=[.G35]*[.I35]*[.C$85]+[.H35]*[.J35]-MAX([.B35];[.B$85])" office:value-type="float" office:value="0">
            <text:p>0</text:p>
          </table:table-cell>
          <table:table-cell table:formula="of:=[.H35]/[.G35]" office:value-type="float" office:value="0.710526315789474">
            <text:p>0,71</text:p>
          </table:table-cell>
          <table:table-cell table:formula="of:=[.J35]/[.I35]" office:value-type="float" office:value="4.52025931928687">
            <text:p>4,52</text:p>
          </table:table-cell>
          <table:table-cell table:number-columns-repeated="4"/>
        </table:table-row>
        <table:table-row table:style-name="ro1">
          <table:table-cell office:value-type="float" office:value="89687">
            <text:p>89687</text:p>
          </table:table-cell>
          <table:table-cell office:value-type="float" office:value="519587">
            <text:p>519587</text:p>
          </table:table-cell>
          <table:table-cell table:formula="of:=[.D36]*[.E36]*[.F36]" office:value-type="float" office:value="748">
            <text:p>74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932">
            <text:p>3932</text:p>
          </table:table-cell>
          <table:table-cell office:value-type="float" office:value="16477">
            <text:p>16477</text:p>
          </table:table-cell>
          <table:table-cell table:formula="of:=[.J$85]/[.D36]/[.E36]/[.F36]" office:value-type="float" office:value="565243385">
            <text:p>565243385</text:p>
          </table:table-cell>
          <table:table-cell table:formula="of:=[.A36]*[.A36]*[.C$85]+[.B36]*[.B36]-[.J$85]" office:value-type="float" office:value="0">
            <text:p>0</text:p>
          </table:table-cell>
          <table:table-cell table:formula="of:=[.G36]*[.G36]*[.C$85]+[.H36]*[.H36]-[.D36]*[.E36]*[.F36]" office:value-type="float" office:value="0">
            <text:p>0</text:p>
          </table:table-cell>
          <table:table-cell table:formula="of:=ABS([.G36]*[.J36]-[.H36]*[.I36])-MIN([.A36];[.A$85])" office:value-type="float" office:value="0">
            <text:p>0</text:p>
          </table:table-cell>
          <table:table-cell table:formula="of:=([.G36]*[.J36]+[.H36]*[.I36])-MAX([.A36];[.A$85])" office:value-type="float" office:value="0">
            <text:p>0</text:p>
          </table:table-cell>
          <table:table-cell table:formula="of:=ABS([.G36]*[.I36]*[.C$85]-[.H36]*[.J36])-MIN([.B36];[.B$85])" office:value-type="float" office:value="0">
            <text:p>0</text:p>
          </table:table-cell>
          <table:table-cell table:formula="of:=[.G36]*[.I36]*[.C$85]+[.H36]*[.J36]-MAX([.B36];[.B$85])" office:value-type="float" office:value="0">
            <text:p>0</text:p>
          </table:table-cell>
          <table:table-cell table:formula="of:=[.H36]/[.G36]" office:value-type="float" office:value="27">
            <text:p>27</text:p>
          </table:table-cell>
          <table:table-cell table:formula="of:=[.J36]/[.I36]" office:value-type="float" office:value="4.19048830111902">
            <text:p>4,19</text:p>
          </table:table-cell>
          <table:table-cell table:number-columns-repeated="4"/>
        </table:table-row>
        <table:table-row table:style-name="ro1">
          <table:table-cell office:value-type="float" office:value="90229">
            <text:p>90229</text:p>
          </table:table-cell>
          <table:table-cell office:value-type="float" office:value="517801">
            <text:p>517801</text:p>
          </table:table-cell>
          <table:table-cell table:formula="of:=[.D37]*[.E37]*[.F37]" office:value-type="float" office:value="44591">
            <text:p>44591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46">
            <text:p>146</text:p>
          </table:table-cell>
          <table:table-cell office:value-type="float" office:value="111">
            <text:p>111</text:p>
          </table:table-cell>
          <table:table-cell office:value-type="float" office:value="3041">
            <text:p>3041</text:p>
          </table:table-cell>
          <table:table-cell table:formula="of:=[.J$85]/[.D37]/[.E37]/[.F37]" office:value-type="float" office:value="9481780">
            <text:p>9481780</text:p>
          </table:table-cell>
          <table:table-cell table:formula="of:=[.A37]*[.A37]*[.C$85]+[.B37]*[.B37]-[.J$85]" office:value-type="float" office:value="0">
            <text:p>0</text:p>
          </table:table-cell>
          <table:table-cell table:formula="of:=[.G37]*[.G37]*[.C$85]+[.H37]*[.H37]-[.D37]*[.E37]*[.F37]" office:value-type="float" office:value="0">
            <text:p>0</text:p>
          </table:table-cell>
          <table:table-cell table:formula="of:=ABS([.G37]*[.J37]-[.H37]*[.I37])-MIN([.A37];[.A$85])" office:value-type="float" office:value="0">
            <text:p>0</text:p>
          </table:table-cell>
          <table:table-cell table:formula="of:=([.G37]*[.J37]+[.H37]*[.I37])-MAX([.A37];[.A$85])" office:value-type="float" office:value="0">
            <text:p>0</text:p>
          </table:table-cell>
          <table:table-cell table:formula="of:=ABS([.G37]*[.I37]*[.C$85]-[.H37]*[.J37])-MIN([.B37];[.B$85])" office:value-type="float" office:value="0">
            <text:p>0</text:p>
          </table:table-cell>
          <table:table-cell table:formula="of:=[.G37]*[.I37]*[.C$85]+[.H37]*[.J37]-MAX([.B37];[.B$85])" office:value-type="float" office:value="0">
            <text:p>0</text:p>
          </table:table-cell>
          <table:table-cell table:formula="of:=[.H37]/[.G37]" office:value-type="float" office:value="4.17142857142857">
            <text:p>4,17</text:p>
          </table:table-cell>
          <table:table-cell table:formula="of:=[.J37]/[.I37]" office:value-type="float" office:value="27.3963963963964">
            <text:p>27,4</text:p>
          </table:table-cell>
          <table:table-cell table:number-columns-repeated="4"/>
        </table:table-row>
        <table:table-row table:style-name="ro1">
          <table:table-cell office:value-type="float" office:value="92033">
            <text:p>92033</text:p>
          </table:table-cell>
          <table:table-cell office:value-type="float" office:value="511733">
            <text:p>511733</text:p>
          </table:table-cell>
          <table:table-cell table:formula="of:=[.D38]*[.E38]*[.F38]" office:value-type="float" office:value="2585">
            <text:p>2585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901">
            <text:p>2901</text:p>
          </table:table-cell>
          <table:table-cell office:value-type="float" office:value="1913">
            <text:p>1913</text:p>
          </table:table-cell>
          <table:table-cell table:formula="of:=[.J$85]/[.D38]/[.E38]/[.F38]" office:value-type="float" office:value="163559788">
            <text:p>163559788</text:p>
          </table:table-cell>
          <table:table-cell table:formula="of:=[.A38]*[.A38]*[.C$85]+[.B38]*[.B38]-[.J$85]" office:value-type="float" office:value="0">
            <text:p>0</text:p>
          </table:table-cell>
          <table:table-cell table:formula="of:=[.G38]*[.G38]*[.C$85]+[.H38]*[.H38]-[.D38]*[.E38]*[.F38]" office:value-type="float" office:value="0">
            <text:p>0</text:p>
          </table:table-cell>
          <table:table-cell table:formula="of:=ABS([.G38]*[.J38]-[.H38]*[.I38])-MIN([.A38];[.A$85])" office:value-type="float" office:value="0">
            <text:p>0</text:p>
          </table:table-cell>
          <table:table-cell table:formula="of:=([.G38]*[.J38]+[.H38]*[.I38])-MAX([.A38];[.A$85])" office:value-type="float" office:value="0">
            <text:p>0</text:p>
          </table:table-cell>
          <table:table-cell table:formula="of:=ABS([.G38]*[.I38]*[.C$85]-[.H38]*[.J38])-MIN([.B38];[.B$85])" office:value-type="float" office:value="0">
            <text:p>0</text:p>
          </table:table-cell>
          <table:table-cell table:formula="of:=[.G38]*[.I38]*[.C$85]+[.H38]*[.J38]-MAX([.B38];[.B$85])" office:value-type="float" office:value="0">
            <text:p>0</text:p>
          </table:table-cell>
          <table:table-cell table:formula="of:=[.H38]/[.G38]" office:value-type="float" office:value="4.625">
            <text:p>4,63</text:p>
          </table:table-cell>
          <table:table-cell table:formula="of:=[.J38]/[.I38]" office:value-type="float" office:value="0.659427783522923">
            <text:p>0,66</text:p>
          </table:table-cell>
          <table:table-cell table:number-columns-repeated="4"/>
        </table:table-row>
        <table:table-row table:style-name="ro1">
          <table:table-cell office:value-type="float" office:value="98453">
            <text:p>98453</text:p>
          </table:table-cell>
          <table:table-cell office:value-type="float" office:value="488503">
            <text:p>488503</text:p>
          </table:table-cell>
          <table:table-cell table:formula="of:=[.D39]*[.E39]*[.F39]" office:value-type="float" office:value="5117">
            <text:p>5117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557">
            <text:p>1557</text:p>
          </table:table-cell>
          <table:table-cell office:value-type="float" office:value="6047">
            <text:p>6047</text:p>
          </table:table-cell>
          <table:table-cell table:formula="of:=[.J$85]/[.D39]/[.E39]/[.F39]" office:value-type="float" office:value="82626940">
            <text:p>82626940</text:p>
          </table:table-cell>
          <table:table-cell table:formula="of:=[.A39]*[.A39]*[.C$85]+[.B39]*[.B39]-[.J$85]" office:value-type="float" office:value="0">
            <text:p>0</text:p>
          </table:table-cell>
          <table:table-cell table:formula="of:=[.G39]*[.G39]*[.C$85]+[.H39]*[.H39]-[.D39]*[.E39]*[.F39]" office:value-type="float" office:value="0">
            <text:p>0</text:p>
          </table:table-cell>
          <table:table-cell table:formula="of:=ABS([.G39]*[.J39]-[.H39]*[.I39])-MIN([.A39];[.A$85])" office:value-type="float" office:value="0">
            <text:p>0</text:p>
          </table:table-cell>
          <table:table-cell table:formula="of:=([.G39]*[.J39]+[.H39]*[.I39])-MAX([.A39];[.A$85])" office:value-type="float" office:value="0">
            <text:p>0</text:p>
          </table:table-cell>
          <table:table-cell table:formula="of:=ABS([.G39]*[.I39]*[.C$85]-[.H39]*[.J39])-MIN([.B39];[.B$85])" office:value-type="float" office:value="0">
            <text:p>0</text:p>
          </table:table-cell>
          <table:table-cell table:formula="of:=[.G39]*[.I39]*[.C$85]+[.H39]*[.J39]-MAX([.B39];[.B$85])" office:value-type="float" office:value="0">
            <text:p>0</text:p>
          </table:table-cell>
          <table:table-cell table:formula="of:=[.H39]/[.G39]" office:value-type="float" office:value="35.5">
            <text:p>35,5</text:p>
          </table:table-cell>
          <table:table-cell table:formula="of:=[.J39]/[.I39]" office:value-type="float" office:value="3.88375080282595">
            <text:p>3,88</text:p>
          </table:table-cell>
          <table:table-cell table:number-columns-repeated="4"/>
        </table:table-row>
        <table:table-row table:style-name="ro1">
          <table:table-cell office:value-type="float" office:value="99599">
            <text:p>99599</text:p>
          </table:table-cell>
          <table:table-cell office:value-type="float" office:value="484069">
            <text:p>484069</text:p>
          </table:table-cell>
          <table:table-cell table:formula="of:=[.D40]*[.E40]*[.F40]" office:value-type="float" office:value="123281">
            <text:p>123281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41">
            <text:p>41</text:p>
          </table:table-cell>
          <table:table-cell office:value-type="float" office:value="281">
            <text:p>281</text:p>
          </table:table-cell>
          <table:table-cell office:value-type="float" office:value="1389">
            <text:p>1389</text:p>
          </table:table-cell>
          <table:table-cell table:formula="of:=[.J$85]/[.D40]/[.E40]/[.F40]" office:value-type="float" office:value="3429580">
            <text:p>3429580</text:p>
          </table:table-cell>
          <table:table-cell table:formula="of:=[.A40]*[.A40]*[.C$85]+[.B40]*[.B40]-[.J$85]" office:value-type="float" office:value="0">
            <text:p>0</text:p>
          </table:table-cell>
          <table:table-cell table:formula="of:=[.G40]*[.G40]*[.C$85]+[.H40]*[.H40]-[.D40]*[.E40]*[.F40]" office:value-type="float" office:value="0">
            <text:p>0</text:p>
          </table:table-cell>
          <table:table-cell table:formula="of:=ABS([.G40]*[.J40]-[.H40]*[.I40])-MIN([.A40];[.A$85])" office:value-type="float" office:value="0">
            <text:p>0</text:p>
          </table:table-cell>
          <table:table-cell table:formula="of:=([.G40]*[.J40]+[.H40]*[.I40])-MAX([.A40];[.A$85])" office:value-type="float" office:value="0">
            <text:p>0</text:p>
          </table:table-cell>
          <table:table-cell table:formula="of:=ABS([.G40]*[.I40]*[.C$85]-[.H40]*[.J40])-MIN([.B40];[.B$85])" office:value-type="float" office:value="0">
            <text:p>0</text:p>
          </table:table-cell>
          <table:table-cell table:formula="of:=[.G40]*[.I40]*[.C$85]+[.H40]*[.J40]-MAX([.B40];[.B$85])" office:value-type="float" office:value="0">
            <text:p>0</text:p>
          </table:table-cell>
          <table:table-cell table:formula="of:=[.H40]/[.G40]" office:value-type="float" office:value="0.5125">
            <text:p>0,51</text:p>
          </table:table-cell>
          <table:table-cell table:formula="of:=[.J40]/[.I40]" office:value-type="float" office:value="4.94306049822064">
            <text:p>4,94</text:p>
          </table:table-cell>
          <table:table-cell table:number-columns-repeated="4"/>
        </table:table-row>
        <table:table-row table:style-name="ro1">
          <table:table-cell office:value-type="float" office:value="102397">
            <text:p>102397</text:p>
          </table:table-cell>
          <table:table-cell office:value-type="float" office:value="472847">
            <text:p>472847</text:p>
          </table:table-cell>
          <table:table-cell table:formula="of:=[.D41]*[.E41]*[.F41]" office:value-type="float" office:value="343613">
            <text:p>343613</text:p>
          </table:table-cell>
          <table:table-cell office:value-type="float" office:value="131">
            <text:p>131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583">
            <text:p>583</text:p>
          </table:table-cell>
          <table:table-cell office:value-type="float" office:value="193">
            <text:p>193</text:p>
          </table:table-cell>
          <table:table-cell office:value-type="float" office:value="723">
            <text:p>723</text:p>
          </table:table-cell>
          <table:table-cell table:formula="of:=[.J$85]/[.D41]/[.E41]/[.F41]" office:value-type="float" office:value="1230460">
            <text:p>1230460</text:p>
          </table:table-cell>
          <table:table-cell table:formula="of:=[.A41]*[.A41]*[.C$85]+[.B41]*[.B41]-[.J$85]" office:value-type="float" office:value="0">
            <text:p>0</text:p>
          </table:table-cell>
          <table:table-cell table:formula="of:=[.G41]*[.G41]*[.C$85]+[.H41]*[.H41]-[.D41]*[.E41]*[.F41]" office:value-type="float" office:value="0">
            <text:p>0</text:p>
          </table:table-cell>
          <table:table-cell table:formula="of:=ABS([.G41]*[.J41]-[.H41]*[.I41])-MIN([.A41];[.A$85])" office:value-type="float" office:value="0">
            <text:p>0</text:p>
          </table:table-cell>
          <table:table-cell table:formula="of:=([.G41]*[.J41]+[.H41]*[.I41])-MAX([.A41];[.A$85])" office:value-type="float" office:value="0">
            <text:p>0</text:p>
          </table:table-cell>
          <table:table-cell table:formula="of:=ABS([.G41]*[.I41]*[.C$85]-[.H41]*[.J41])-MIN([.B41];[.B$85])" office:value-type="float" office:value="0">
            <text:p>0</text:p>
          </table:table-cell>
          <table:table-cell table:formula="of:=[.G41]*[.I41]*[.C$85]+[.H41]*[.J41]-MAX([.B41];[.B$85])" office:value-type="float" office:value="0">
            <text:p>0</text:p>
          </table:table-cell>
          <table:table-cell table:formula="of:=[.H41]/[.G41]" office:value-type="float" office:value="41.6428571428571">
            <text:p>41,64</text:p>
          </table:table-cell>
          <table:table-cell table:formula="of:=[.J41]/[.I41]" office:value-type="float" office:value="3.74611398963731">
            <text:p>3,75</text:p>
          </table:table-cell>
          <table:table-cell table:number-columns-repeated="4"/>
        </table:table-row>
        <table:table-row table:style-name="ro1">
          <table:table-cell office:value-type="float" office:value="103219">
            <text:p>103219</text:p>
          </table:table-cell>
          <table:table-cell office:value-type="float" office:value="469439">
            <text:p>469439</text:p>
          </table:table-cell>
          <table:table-cell table:formula="of:=[.D42]*[.E42]*[.F42]" office:value-type="float" office:value="3655">
            <text:p>3655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2455">
            <text:p>2455</text:p>
          </table:table-cell>
          <table:table-cell office:value-type="float" office:value="1079">
            <text:p>1079</text:p>
          </table:table-cell>
          <table:table-cell table:formula="of:=[.J$85]/[.D42]/[.E42]/[.F42]" office:value-type="float" office:value="115677716">
            <text:p>115677716</text:p>
          </table:table-cell>
          <table:table-cell table:formula="of:=[.A42]*[.A42]*[.C$85]+[.B42]*[.B42]-[.J$85]" office:value-type="float" office:value="0">
            <text:p>0</text:p>
          </table:table-cell>
          <table:table-cell table:formula="of:=[.G42]*[.G42]*[.C$85]+[.H42]*[.H42]-[.D42]*[.E42]*[.F42]" office:value-type="float" office:value="0">
            <text:p>0</text:p>
          </table:table-cell>
          <table:table-cell table:formula="of:=ABS([.G42]*[.J42]-[.H42]*[.I42])-MIN([.A42];[.A$85])" office:value-type="float" office:value="0">
            <text:p>0</text:p>
          </table:table-cell>
          <table:table-cell table:formula="of:=([.G42]*[.J42]+[.H42]*[.I42])-MAX([.A42];[.A$85])" office:value-type="float" office:value="0">
            <text:p>0</text:p>
          </table:table-cell>
          <table:table-cell table:formula="of:=ABS([.G42]*[.I42]*[.C$85]-[.H42]*[.J42])-MIN([.B42];[.B$85])" office:value-type="float" office:value="0">
            <text:p>0</text:p>
          </table:table-cell>
          <table:table-cell table:formula="of:=[.G42]*[.I42]*[.C$85]+[.H42]*[.J42]-MAX([.B42];[.B$85])" office:value-type="float" office:value="0">
            <text:p>0</text:p>
          </table:table-cell>
          <table:table-cell table:formula="of:=[.H42]/[.G42]" office:value-type="float" office:value="5.11111111111111">
            <text:p>5,11</text:p>
          </table:table-cell>
          <table:table-cell table:formula="of:=[.J42]/[.I42]" office:value-type="float" office:value="0.439511201629328">
            <text:p>0,44</text:p>
          </table:table-cell>
          <table:table-cell table:number-columns-repeated="4"/>
        </table:table-row>
        <table:table-row table:style-name="ro1">
          <table:table-cell office:value-type="float" office:value="103753">
            <text:p>103753</text:p>
          </table:table-cell>
          <table:table-cell office:value-type="float" office:value="467197">
            <text:p>467197</text:p>
          </table:table-cell>
          <table:table-cell table:formula="of:=[.D43]*[.E43]*[.F43]" office:value-type="float" office:value="940">
            <text:p>940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148">
            <text:p>3148</text:p>
          </table:table-cell>
          <table:table-cell office:value-type="float" office:value="16171">
            <text:p>16171</text:p>
          </table:table-cell>
          <table:table-cell table:formula="of:=[.J$85]/[.D43]/[.E43]/[.F43]" office:value-type="float" office:value="449789417">
            <text:p>449789417</text:p>
          </table:table-cell>
          <table:table-cell table:formula="of:=[.A43]*[.A43]*[.C$85]+[.B43]*[.B43]-[.J$85]" office:value-type="float" office:value="0">
            <text:p>0</text:p>
          </table:table-cell>
          <table:table-cell table:formula="of:=[.G43]*[.G43]*[.C$85]+[.H43]*[.H43]-[.D43]*[.E43]*[.F43]" office:value-type="float" office:value="0">
            <text:p>0</text:p>
          </table:table-cell>
          <table:table-cell table:formula="of:=ABS([.G43]*[.J43]-[.H43]*[.I43])-MIN([.A43];[.A$85])" office:value-type="float" office:value="0">
            <text:p>0</text:p>
          </table:table-cell>
          <table:table-cell table:formula="of:=([.G43]*[.J43]+[.H43]*[.I43])-MAX([.A43];[.A$85])" office:value-type="float" office:value="0">
            <text:p>0</text:p>
          </table:table-cell>
          <table:table-cell table:formula="of:=ABS([.G43]*[.I43]*[.C$85]-[.H43]*[.J43])-MIN([.B43];[.B$85])" office:value-type="float" office:value="0">
            <text:p>0</text:p>
          </table:table-cell>
          <table:table-cell table:formula="of:=[.G43]*[.I43]*[.C$85]+[.H43]*[.J43]-MAX([.B43];[.B$85])" office:value-type="float" office:value="0">
            <text:p>0</text:p>
          </table:table-cell>
          <table:table-cell table:formula="of:=[.H43]/[.G43]" office:value-type="float" office:value="0.428571428571429">
            <text:p>0,43</text:p>
          </table:table-cell>
          <table:table-cell table:formula="of:=[.J43]/[.I43]" office:value-type="float" office:value="5.1369123252859">
            <text:p>5,14</text:p>
          </table:table-cell>
          <table:table-cell table:number-columns-repeated="4"/>
        </table:table-row>
        <table:table-row table:style-name="ro1">
          <table:table-cell office:value-type="float" office:value="104507">
            <text:p>104507</text:p>
          </table:table-cell>
          <table:table-cell office:value-type="float" office:value="463993">
            <text:p>463993</text:p>
          </table:table-cell>
          <table:table-cell table:formula="of:=[.D44]*[.E44]*[.F44]" office:value-type="float" office:value="2135">
            <text:p>213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469">
            <text:p>2469</text:p>
          </table:table-cell>
          <table:table-cell office:value-type="float" office:value="9067">
            <text:p>9067</text:p>
          </table:table-cell>
          <table:table-cell table:formula="of:=[.J$85]/[.D44]/[.E44]/[.F44]" office:value-type="float" office:value="198033748">
            <text:p>198033748</text:p>
          </table:table-cell>
          <table:table-cell table:formula="of:=[.A44]*[.A44]*[.C$85]+[.B44]*[.B44]-[.J$85]" office:value-type="float" office:value="0">
            <text:p>0</text:p>
          </table:table-cell>
          <table:table-cell table:formula="of:=[.G44]*[.G44]*[.C$85]+[.H44]*[.H44]-[.D44]*[.E44]*[.F44]" office:value-type="float" office:value="0">
            <text:p>0</text:p>
          </table:table-cell>
          <table:table-cell table:formula="of:=ABS([.G44]*[.J44]-[.H44]*[.I44])-MIN([.A44];[.A$85])" office:value-type="float" office:value="0">
            <text:p>0</text:p>
          </table:table-cell>
          <table:table-cell table:formula="of:=([.G44]*[.J44]+[.H44]*[.I44])-MAX([.A44];[.A$85])" office:value-type="float" office:value="0">
            <text:p>0</text:p>
          </table:table-cell>
          <table:table-cell table:formula="of:=ABS([.G44]*[.I44]*[.C$85]-[.H44]*[.J44])-MIN([.B44];[.B$85])" office:value-type="float" office:value="0">
            <text:p>0</text:p>
          </table:table-cell>
          <table:table-cell table:formula="of:=[.G44]*[.I44]*[.C$85]+[.H44]*[.J44]-MAX([.B44];[.B$85])" office:value-type="float" office:value="0">
            <text:p>0</text:p>
          </table:table-cell>
          <table:table-cell table:formula="of:=[.H44]/[.G44]" office:value-type="float" office:value="46">
            <text:p>46</text:p>
          </table:table-cell>
          <table:table-cell table:formula="of:=[.J44]/[.I44]" office:value-type="float" office:value="3.67233697853382">
            <text:p>3,67</text:p>
          </table:table-cell>
          <table:table-cell table:number-columns-repeated="4"/>
        </table:table-row>
        <table:table-row table:style-name="ro1">
          <table:table-cell office:value-type="float" office:value="106451">
            <text:p>106451</text:p>
          </table:table-cell>
          <table:table-cell office:value-type="float" office:value="455519">
            <text:p>455519</text:p>
          </table:table-cell>
          <table:table-cell table:formula="of:=[.D45]*[.E45]*[.F45]" office:value-type="float" office:value="2620">
            <text:p>2620</text:p>
          </table:table-cell>
          <table:table-cell office:value-type="float" office:value="131">
            <text:p>13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style-name="ce3" office:value-type="float" office:value="2246">
            <text:p>2246</text:p>
          </table:table-cell>
          <table:table-cell table:style-name="ce3" office:value-type="float" office:value="8095">
            <text:p>8095</text:p>
          </table:table-cell>
          <table:table-cell table:formula="of:=[.J$85]/[.D45]/[.E45]/[.F45]" office:value-type="float" office:value="161374829">
            <text:p>161374829</text:p>
          </table:table-cell>
          <table:table-cell table:formula="of:=[.A45]*[.A45]*[.C$85]+[.B45]*[.B45]-[.J$85]" office:value-type="float" office:value="0">
            <text:p>0</text:p>
          </table:table-cell>
          <table:table-cell table:formula="of:=[.G45]*[.G45]*[.C$85]+[.H45]*[.H45]-[.D45]*[.E45]*[.F45]" office:value-type="float" office:value="0">
            <text:p>0</text:p>
          </table:table-cell>
          <table:table-cell table:formula="of:=ABS([.G45]*[.J45]-[.H45]*[.I45])-MIN([.A45];[.A$85])" office:value-type="float" office:value="0">
            <text:p>0</text:p>
          </table:table-cell>
          <table:table-cell table:formula="of:=([.G45]*[.J45]+[.H45]*[.I45])-MAX([.A45];[.A$85])" office:value-type="float" office:value="0">
            <text:p>0</text:p>
          </table:table-cell>
          <table:table-cell table:formula="of:=ABS([.G45]*[.I45]*[.C$85]-[.H45]*[.J45])-MIN([.B45];[.B$85])" office:value-type="float" office:value="0">
            <text:p>0</text:p>
          </table:table-cell>
          <table:table-cell table:formula="of:=[.G45]*[.I45]*[.C$85]+[.H45]*[.J45]-MAX([.B45];[.B$85])" office:value-type="float" office:value="0">
            <text:p>0</text:p>
          </table:table-cell>
          <table:table-cell table:formula="of:=[.H45]/[.G45]" office:value-type="float" office:value="51">
            <text:p>51</text:p>
          </table:table-cell>
          <table:table-cell table:formula="of:=[.J45]/[.I45]" office:value-type="float" office:value="3.60418521816563">
            <text:p>3,6</text:p>
          </table:table-cell>
          <table:table-cell table:number-columns-repeated="4"/>
        </table:table-row>
        <table:table-row table:style-name="ro1">
          <table:table-cell office:value-type="float" office:value="108091">
            <text:p>108091</text:p>
          </table:table-cell>
          <table:table-cell office:value-type="float" office:value="448121">
            <text:p>448121</text:p>
          </table:table-cell>
          <table:table-cell table:formula="of:=[.D46]*[.E46]*[.F46]" office:value-type="float" office:value="104669">
            <text:p>104669</text:p>
          </table:table-cell>
          <table:table-cell office:value-type="float" office:value="131">
            <text:p>131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office:value-type="float" office:value="291">
            <text:p>291</text:p>
          </table:table-cell>
          <table:table-cell office:value-type="float" office:value="1559">
            <text:p>1559</text:p>
          </table:table-cell>
          <table:table-cell table:formula="of:=[.J$85]/[.D46]/[.E46]/[.F46]" office:value-type="float" office:value="4039420">
            <text:p>4039420</text:p>
          </table:table-cell>
          <table:table-cell table:formula="of:=[.A46]*[.A46]*[.C$85]+[.B46]*[.B46]-[.J$85]" office:value-type="float" office:value="0">
            <text:p>0</text:p>
          </table:table-cell>
          <table:table-cell table:formula="of:=[.G46]*[.G46]*[.C$85]+[.H46]*[.H46]-[.D46]*[.E46]*[.F46]" office:value-type="float" office:value="0">
            <text:p>0</text:p>
          </table:table-cell>
          <table:table-cell table:formula="of:=ABS([.G46]*[.J46]-[.H46]*[.I46])-MIN([.A46];[.A$85])" office:value-type="float" office:value="0">
            <text:p>0</text:p>
          </table:table-cell>
          <table:table-cell table:formula="of:=([.G46]*[.J46]+[.H46]*[.I46])-MAX([.A46];[.A$85])" office:value-type="float" office:value="0">
            <text:p>0</text:p>
          </table:table-cell>
          <table:table-cell table:formula="of:=ABS([.G46]*[.I46]*[.C$85]-[.H46]*[.J46])-MIN([.B46];[.B$85])" office:value-type="float" office:value="0">
            <text:p>0</text:p>
          </table:table-cell>
          <table:table-cell table:formula="of:=[.G46]*[.I46]*[.C$85]+[.H46]*[.J46]-MAX([.B46];[.B$85])" office:value-type="float" office:value="0">
            <text:p>0</text:p>
          </table:table-cell>
          <table:table-cell table:formula="of:=[.H46]/[.G46]" office:value-type="float" office:value="0.337837837837838">
            <text:p>0,34</text:p>
          </table:table-cell>
          <table:table-cell table:formula="of:=[.J46]/[.I46]" office:value-type="float" office:value="5.3573883161512">
            <text:p>5,36</text:p>
          </table:table-cell>
          <table:table-cell table:number-columns-repeated="4"/>
        </table:table-row>
        <table:table-row table:style-name="ro1">
          <table:table-cell office:value-type="float" office:value="109079">
            <text:p>109079</text:p>
          </table:table-cell>
          <table:table-cell office:value-type="float" office:value="443549">
            <text:p>443549</text:p>
          </table:table-cell>
          <table:table-cell table:formula="of:=[.D47]*[.E47]*[.F47]" office:value-type="float" office:value="3619">
            <text:p>3619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931">
            <text:p>1931</text:p>
          </table:table-cell>
          <table:table-cell office:value-type="float" office:value="6781">
            <text:p>6781</text:p>
          </table:table-cell>
          <table:table-cell table:formula="of:=[.J$85]/[.D47]/[.E47]/[.F47]" office:value-type="float" office:value="116828420">
            <text:p>116828420</text:p>
          </table:table-cell>
          <table:table-cell table:formula="of:=[.A47]*[.A47]*[.C$85]+[.B47]*[.B47]-[.J$85]" office:value-type="float" office:value="0">
            <text:p>0</text:p>
          </table:table-cell>
          <table:table-cell table:formula="of:=[.G47]*[.G47]*[.C$85]+[.H47]*[.H47]-[.D47]*[.E47]*[.F47]" office:value-type="float" office:value="0">
            <text:p>0</text:p>
          </table:table-cell>
          <table:table-cell table:formula="of:=ABS([.G47]*[.J47]-[.H47]*[.I47])-MIN([.A47];[.A$85])" office:value-type="float" office:value="0">
            <text:p>0</text:p>
          </table:table-cell>
          <table:table-cell table:formula="of:=([.G47]*[.J47]+[.H47]*[.I47])-MAX([.A47];[.A$85])" office:value-type="float" office:value="0">
            <text:p>0</text:p>
          </table:table-cell>
          <table:table-cell table:formula="of:=ABS([.G47]*[.I47]*[.C$85]-[.H47]*[.J47])-MIN([.B47];[.B$85])" office:value-type="float" office:value="0">
            <text:p>0</text:p>
          </table:table-cell>
          <table:table-cell table:formula="of:=[.G47]*[.I47]*[.C$85]+[.H47]*[.J47]-MAX([.B47];[.B$85])" office:value-type="float" office:value="0">
            <text:p>0</text:p>
          </table:table-cell>
          <table:table-cell table:formula="of:=[.H47]/[.G47]" office:value-type="float" office:value="60">
            <text:p>60</text:p>
          </table:table-cell>
          <table:table-cell table:formula="of:=[.J47]/[.I47]" office:value-type="float" office:value="3.5116519937856">
            <text:p>3,51</text:p>
          </table:table-cell>
          <table:table-cell table:number-columns-repeated="4"/>
        </table:table-row>
        <table:table-row table:style-name="ro1">
          <table:table-cell office:value-type="float" office:value="111637">
            <text:p>111637</text:p>
          </table:table-cell>
          <table:table-cell office:value-type="float" office:value="431287">
            <text:p>431287</text:p>
          </table:table-cell>
          <table:table-cell table:formula="of:=[.D48]*[.E48]*[.F48]" office:value-type="float" office:value="10087">
            <text:p>10087</text:p>
          </table:table-cell>
          <table:table-cell office:value-type="float" office:value="131">
            <text:p>13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17">
            <text:p>917</text:p>
          </table:table-cell>
          <table:table-cell office:value-type="float" office:value="5093">
            <text:p>5093</text:p>
          </table:table-cell>
          <table:table-cell table:formula="of:=[.J$85]/[.D48]/[.E48]/[.F48]" office:value-type="float" office:value="41915540">
            <text:p>41915540</text:p>
          </table:table-cell>
          <table:table-cell table:formula="of:=[.A48]*[.A48]*[.C$85]+[.B48]*[.B48]-[.J$85]" office:value-type="float" office:value="0">
            <text:p>0</text:p>
          </table:table-cell>
          <table:table-cell table:formula="of:=[.G48]*[.G48]*[.C$85]+[.H48]*[.H48]-[.D48]*[.E48]*[.F48]" office:value-type="float" office:value="0">
            <text:p>0</text:p>
          </table:table-cell>
          <table:table-cell table:formula="of:=ABS([.G48]*[.J48]-[.H48]*[.I48])-MIN([.A48];[.A$85])" office:value-type="float" office:value="0">
            <text:p>0</text:p>
          </table:table-cell>
          <table:table-cell table:formula="of:=([.G48]*[.J48]+[.H48]*[.I48])-MAX([.A48];[.A$85])" office:value-type="float" office:value="0">
            <text:p>0</text:p>
          </table:table-cell>
          <table:table-cell table:formula="of:=ABS([.G48]*[.I48]*[.C$85]-[.H48]*[.J48])-MIN([.B48];[.B$85])" office:value-type="float" office:value="0">
            <text:p>0</text:p>
          </table:table-cell>
          <table:table-cell table:formula="of:=[.G48]*[.I48]*[.C$85]+[.H48]*[.J48]-MAX([.B48];[.B$85])" office:value-type="float" office:value="0">
            <text:p>0</text:p>
          </table:table-cell>
          <table:table-cell table:formula="of:=[.H48]/[.G48]" office:value-type="float" office:value="0.260869565217391">
            <text:p>0,26</text:p>
          </table:table-cell>
          <table:table-cell table:formula="of:=[.J48]/[.I48]" office:value-type="float" office:value="5.55398037077426">
            <text:p>5,55</text:p>
          </table:table-cell>
          <table:table-cell table:number-columns-repeated="4"/>
        </table:table-row>
        <table:table-row table:style-name="ro1">
          <table:table-cell office:value-type="float" office:value="113243">
            <text:p>113243</text:p>
          </table:table-cell>
          <table:table-cell office:value-type="float" office:value="423257">
            <text:p>423257</text:p>
          </table:table-cell>
          <table:table-cell table:formula="of:=[.D49]*[.E49]*[.F49]" office:value-type="float" office:value="3668">
            <text:p>3668</text:p>
          </table:table-cell>
          <table:table-cell office:value-type="float" office:value="131">
            <text:p>13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10722">
            <text:p>10722</text:p>
          </table:table-cell>
          <table:table-cell table:formula="of:=[.J$85]/[.D49]/[.E49]/[.F49]" office:value-type="float" office:value="115267735">
            <text:p>115267735</text:p>
          </table:table-cell>
          <table:table-cell table:formula="of:=[.A49]*[.A49]*[.C$85]+[.B49]*[.B49]-[.J$85]" office:value-type="float" office:value="0">
            <text:p>0</text:p>
          </table:table-cell>
          <table:table-cell table:formula="of:=[.G49]*[.G49]*[.C$85]+[.H49]*[.H49]-[.D49]*[.E49]*[.F49]" office:value-type="float" office:value="0">
            <text:p>0</text:p>
          </table:table-cell>
          <table:table-cell table:formula="of:=ABS([.G49]*[.J49]-[.H49]*[.I49])-MIN([.A49];[.A$85])" office:value-type="float" office:value="0">
            <text:p>0</text:p>
          </table:table-cell>
          <table:table-cell table:formula="of:=([.G49]*[.J49]+[.H49]*[.I49])-MAX([.A49];[.A$85])" office:value-type="float" office:value="0">
            <text:p>0</text:p>
          </table:table-cell>
          <table:table-cell table:formula="of:=ABS([.G49]*[.I49]*[.C$85]-[.H49]*[.J49])-MIN([.B49];[.B$85])" office:value-type="float" office:value="0">
            <text:p>0</text:p>
          </table:table-cell>
          <table:table-cell table:formula="of:=[.G49]*[.I49]*[.C$85]+[.H49]*[.J49]-MAX([.B49];[.B$85])" office:value-type="float" office:value="0">
            <text:p>0</text:p>
          </table:table-cell>
          <table:table-cell table:formula="of:=[.H49]/[.G49]" office:value-type="float" office:value="3.36363636363636">
            <text:p>3,36</text:p>
          </table:table-cell>
          <table:table-cell table:formula="of:=[.J49]/[.I49]" office:value-type="float" office:value="84.4251968503937">
            <text:p>84,43</text:p>
          </table:table-cell>
          <table:table-cell table:number-columns-repeated="4"/>
        </table:table-row>
        <table:table-row table:style-name="ro1">
          <table:table-cell office:value-type="float" office:value="114349">
            <text:p>114349</text:p>
          </table:table-cell>
          <table:table-cell office:value-type="float" office:value="417569">
            <text:p>417569</text:p>
          </table:table-cell>
          <table:table-cell table:formula="of:=[.D50]*[.E50]*[.F50]" office:value-type="float" office:value="476">
            <text:p>47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146">
            <text:p>4146</text:p>
          </table:table-cell>
          <table:table-cell office:value-type="float" office:value="23699">
            <text:p>23699</text:p>
          </table:table-cell>
          <table:table-cell table:formula="of:=[.J$85]/[.D50]/[.E50]/[.F50]" office:value-type="float" office:value="888239605">
            <text:p>888239605</text:p>
          </table:table-cell>
          <table:table-cell table:formula="of:=[.A50]*[.A50]*[.C$85]+[.B50]*[.B50]-[.J$85]" office:value-type="float" office:value="0">
            <text:p>0</text:p>
          </table:table-cell>
          <table:table-cell table:formula="of:=[.G50]*[.G50]*[.C$85]+[.H50]*[.H50]-[.D50]*[.E50]*[.F50]" office:value-type="float" office:value="0">
            <text:p>0</text:p>
          </table:table-cell>
          <table:table-cell table:formula="of:=ABS([.G50]*[.J50]-[.H50]*[.I50])-MIN([.A50];[.A$85])" office:value-type="float" office:value="0">
            <text:p>0</text:p>
          </table:table-cell>
          <table:table-cell table:formula="of:=([.G50]*[.J50]+[.H50]*[.I50])-MAX([.A50];[.A$85])" office:value-type="float" office:value="0">
            <text:p>0</text:p>
          </table:table-cell>
          <table:table-cell table:formula="of:=ABS([.G50]*[.I50]*[.C$85]-[.H50]*[.J50])-MIN([.B50];[.B$85])" office:value-type="float" office:value="0">
            <text:p>0</text:p>
          </table:table-cell>
          <table:table-cell table:formula="of:=[.G50]*[.I50]*[.C$85]+[.H50]*[.J50]-MAX([.B50];[.B$85])" office:value-type="float" office:value="0">
            <text:p>0</text:p>
          </table:table-cell>
          <table:table-cell table:formula="of:=[.H50]/[.G50]" office:value-type="float" office:value="0.2">
            <text:p>0,2</text:p>
          </table:table-cell>
          <table:table-cell table:formula="of:=[.J50]/[.I50]" office:value-type="float" office:value="5.71611191509889">
            <text:p>5,72</text:p>
          </table:table-cell>
          <table:table-cell table:number-columns-repeated="4"/>
        </table:table-row>
        <table:table-row table:style-name="ro1">
          <table:table-cell office:value-type="float" office:value="115327">
            <text:p>115327</text:p>
          </table:table-cell>
          <table:table-cell office:value-type="float" office:value="412427">
            <text:p>412427</text:p>
          </table:table-cell>
          <table:table-cell table:formula="of:=[.D51]*[.E51]*[.F51]" office:value-type="float" office:value="11468">
            <text:p>11468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1112">
            <text:p>1112</text:p>
          </table:table-cell>
          <table:table-cell office:value-type="float" office:value="3657">
            <text:p>3657</text:p>
          </table:table-cell>
          <table:table-cell table:formula="of:=[.J$85]/[.D51]/[.E51]/[.F51]" office:value-type="float" office:value="36867985">
            <text:p>36867985</text:p>
          </table:table-cell>
          <table:table-cell table:formula="of:=[.A51]*[.A51]*[.C$85]+[.B51]*[.B51]-[.J$85]" office:value-type="float" office:value="0">
            <text:p>0</text:p>
          </table:table-cell>
          <table:table-cell table:formula="of:=[.G51]*[.G51]*[.C$85]+[.H51]*[.H51]-[.D51]*[.E51]*[.F51]" office:value-type="float" office:value="0">
            <text:p>0</text:p>
          </table:table-cell>
          <table:table-cell table:formula="of:=ABS([.G51]*[.J51]-[.H51]*[.I51])-MIN([.A51];[.A$85])" office:value-type="float" office:value="0">
            <text:p>0</text:p>
          </table:table-cell>
          <table:table-cell table:formula="of:=([.G51]*[.J51]+[.H51]*[.I51])-MAX([.A51];[.A$85])" office:value-type="float" office:value="0">
            <text:p>0</text:p>
          </table:table-cell>
          <table:table-cell table:formula="of:=ABS([.G51]*[.I51]*[.C$85]-[.H51]*[.J51])-MIN([.B51];[.B$85])" office:value-type="float" office:value="0">
            <text:p>0</text:p>
          </table:table-cell>
          <table:table-cell table:formula="of:=[.G51]*[.I51]*[.C$85]+[.H51]*[.J51]-MAX([.B51];[.B$85])" office:value-type="float" office:value="0">
            <text:p>0</text:p>
          </table:table-cell>
          <table:table-cell table:formula="of:=[.H51]/[.G51]" office:value-type="float" office:value="107">
            <text:p>107</text:p>
          </table:table-cell>
          <table:table-cell table:formula="of:=[.J51]/[.I51]" office:value-type="float" office:value="3.2886690647482">
            <text:p>3,29</text:p>
          </table:table-cell>
          <table:table-cell table:number-columns-repeated="4"/>
        </table:table-row>
        <table:table-row table:style-name="ro1">
          <table:table-cell office:value-type="float" office:value="115681">
            <text:p>115681</text:p>
          </table:table-cell>
          <table:table-cell office:value-type="float" office:value="410539">
            <text:p>410539</text:p>
          </table:table-cell>
          <table:table-cell table:formula="of:=[.D52]*[.E52]*[.F52]" office:value-type="float" office:value="1316">
            <text:p>1316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4109">
            <text:p>4109</text:p>
          </table:table-cell>
          <table:table-cell office:value-type="float" office:value="696">
            <text:p>696</text:p>
          </table:table-cell>
          <table:table-cell table:formula="of:=[.J$85]/[.D52]/[.E52]/[.F52]" office:value-type="float" office:value="321278155">
            <text:p>321278155</text:p>
          </table:table-cell>
          <table:table-cell table:formula="of:=[.A52]*[.A52]*[.C$85]+[.B52]*[.B52]-[.J$85]" office:value-type="float" office:value="0">
            <text:p>0</text:p>
          </table:table-cell>
          <table:table-cell table:formula="of:=[.G52]*[.G52]*[.C$85]+[.H52]*[.H52]-[.D52]*[.E52]*[.F52]" office:value-type="float" office:value="0">
            <text:p>0</text:p>
          </table:table-cell>
          <table:table-cell table:formula="of:=ABS([.G52]*[.J52]-[.H52]*[.I52])-MIN([.A52];[.A$85])" office:value-type="float" office:value="0">
            <text:p>0</text:p>
          </table:table-cell>
          <table:table-cell table:formula="of:=([.G52]*[.J52]+[.H52]*[.I52])-MAX([.A52];[.A$85])" office:value-type="float" office:value="0">
            <text:p>0</text:p>
          </table:table-cell>
          <table:table-cell table:formula="of:=ABS([.G52]*[.I52]*[.C$85]-[.H52]*[.J52])-MIN([.B52];[.B$85])" office:value-type="float" office:value="0">
            <text:p>0</text:p>
          </table:table-cell>
          <table:table-cell table:formula="of:=[.G52]*[.I52]*[.C$85]+[.H52]*[.J52]-MAX([.B52];[.B$85])" office:value-type="float" office:value="0">
            <text:p>0</text:p>
          </table:table-cell>
          <table:table-cell table:formula="of:=[.H52]/[.G52]" office:value-type="float" office:value="5.8">
            <text:p>5,8</text:p>
          </table:table-cell>
          <table:table-cell table:formula="of:=[.J52]/[.I52]" office:value-type="float" office:value="0.169384278413239">
            <text:p>0,17</text:p>
          </table:table-cell>
          <table:table-cell table:number-columns-repeated="4"/>
        </table:table-row>
        <table:table-row table:style-name="ro1">
          <table:table-cell office:value-type="float" office:value="117701">
            <text:p>117701</text:p>
          </table:table-cell>
          <table:table-cell office:value-type="float" office:value="399481">
            <text:p>399481</text:p>
          </table:table-cell>
          <table:table-cell table:formula="of:=[.D53]*[.E53]*[.F53]" office:value-type="float" office:value="31964">
            <text:p>31964</text:p>
          </table:table-cell>
          <table:table-cell office:value-type="float" office:value="131">
            <text:p>131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table:style-name="ce3" office:value-type="float" office:value="494">
            <text:p>494</text:p>
          </table:table-cell>
          <table:table-cell table:style-name="ce3" office:value-type="float" office:value="2931">
            <text:p>2931</text:p>
          </table:table-cell>
          <table:table-cell table:formula="of:=[.J$85]/[.D53]/[.E53]/[.F53]" office:value-type="float" office:value="13227445">
            <text:p>13227445</text:p>
          </table:table-cell>
          <table:table-cell table:formula="of:=[.A53]*[.A53]*[.C$85]+[.B53]*[.B53]-[.J$85]" office:value-type="float" office:value="0">
            <text:p>0</text:p>
          </table:table-cell>
          <table:table-cell table:formula="of:=[.G53]*[.G53]*[.C$85]+[.H53]*[.H53]-[.D53]*[.E53]*[.F53]" office:value-type="float" office:value="0">
            <text:p>0</text:p>
          </table:table-cell>
          <table:table-cell table:formula="of:=ABS([.G53]*[.J53]-[.H53]*[.I53])-MIN([.A53];[.A$85])" office:value-type="float" office:value="0">
            <text:p>0</text:p>
          </table:table-cell>
          <table:table-cell table:formula="of:=([.G53]*[.J53]+[.H53]*[.I53])-MAX([.A53];[.A$85])" office:value-type="float" office:value="0">
            <text:p>0</text:p>
          </table:table-cell>
          <table:table-cell table:formula="of:=ABS([.G53]*[.I53]*[.C$85]-[.H53]*[.J53])-MIN([.B53];[.B$85])" office:value-type="float" office:value="0">
            <text:p>0</text:p>
          </table:table-cell>
          <table:table-cell table:formula="of:=[.G53]*[.I53]*[.C$85]+[.H53]*[.J53]-MAX([.B53];[.B$85])" office:value-type="float" office:value="0">
            <text:p>0</text:p>
          </table:table-cell>
          <table:table-cell table:formula="of:=[.H53]/[.G53]" office:value-type="float" office:value="0.121951219512195">
            <text:p>0,12</text:p>
          </table:table-cell>
          <table:table-cell table:formula="of:=[.J53]/[.I53]" office:value-type="float" office:value="5.9331983805668">
            <text:p>5,93</text:p>
          </table:table-cell>
          <table:table-cell table:number-columns-repeated="4"/>
        </table:table-row>
        <table:table-row table:style-name="ro1">
          <table:table-cell office:value-type="float" office:value="126691">
            <text:p>126691</text:p>
          </table:table-cell>
          <table:table-cell office:value-type="float" office:value="343279">
            <text:p>343279</text:p>
          </table:table-cell>
          <table:table-cell table:formula="of:=[.D54]*[.E54]*[.F54]" office:value-type="float" office:value="39431">
            <text:p>39431</text:p>
          </table:table-cell>
          <table:table-cell office:value-type="float" office:value="131">
            <text:p>131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66">
            <text:p>166</text:p>
          </table:table-cell>
          <table:table-cell office:value-type="float" office:value="751">
            <text:p>751</text:p>
          </table:table-cell>
          <table:table-cell office:value-type="float" office:value="81">
            <text:p>81</text:p>
          </table:table-cell>
          <table:table-cell table:formula="of:=[.J$85]/[.D54]/[.E54]/[.F54]" office:value-type="float" office:value="10722580">
            <text:p>10722580</text:p>
          </table:table-cell>
          <table:table-cell table:formula="of:=[.A54]*[.A54]*[.C$85]+[.B54]*[.B54]-[.J$85]" office:value-type="float" office:value="0">
            <text:p>0</text:p>
          </table:table-cell>
          <table:table-cell table:formula="of:=[.G54]*[.G54]*[.C$85]+[.H54]*[.H54]-[.D54]*[.E54]*[.F54]" office:value-type="float" office:value="0">
            <text:p>0</text:p>
          </table:table-cell>
          <table:table-cell table:formula="of:=ABS([.G54]*[.J54]-[.H54]*[.I54])-MIN([.A54];[.A$85])" office:value-type="float" office:value="0">
            <text:p>0</text:p>
          </table:table-cell>
          <table:table-cell table:formula="of:=([.G54]*[.J54]+[.H54]*[.I54])-MAX([.A54];[.A$85])" office:value-type="float" office:value="0">
            <text:p>0</text:p>
          </table:table-cell>
          <table:table-cell table:formula="of:=ABS([.G54]*[.I54]*[.C$85]-[.H54]*[.J54])-MIN([.B54];[.B$85])" office:value-type="float" office:value="0">
            <text:p>0</text:p>
          </table:table-cell>
          <table:table-cell table:formula="of:=[.G54]*[.I54]*[.C$85]+[.H54]*[.J54]-MAX([.B54];[.B$85])" office:value-type="float" office:value="0">
            <text:p>0</text:p>
          </table:table-cell>
          <table:table-cell table:formula="of:=[.H54]/[.G54]" office:value-type="float" office:value="6.64">
            <text:p>6,64</text:p>
          </table:table-cell>
          <table:table-cell table:formula="of:=[.J54]/[.I54]" office:value-type="float" office:value="0.107856191744341">
            <text:p>0,11</text:p>
          </table:table-cell>
          <table:table-cell table:number-columns-repeated="4"/>
        </table:table-row>
        <table:table-row table:style-name="ro1">
          <table:table-cell office:value-type="float" office:value="128657">
            <text:p>128657</text:p>
          </table:table-cell>
          <table:table-cell office:value-type="float" office:value="329093">
            <text:p>329093</text:p>
          </table:table-cell>
          <table:table-cell table:formula="of:=[.D55]*[.E55]*[.F55]" office:value-type="float" office:value="14147">
            <text:p>14147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 office:value-type="float" office:value="5463">
            <text:p>5463</text:p>
          </table:table-cell>
          <table:table-cell table:formula="of:=[.J$85]/[.D55]/[.E55]/[.F55]" office:value-type="float" office:value="29886340">
            <text:p>29886340</text:p>
          </table:table-cell>
          <table:table-cell table:formula="of:=[.A55]*[.A55]*[.C$85]+[.B55]*[.B55]-[.J$85]" office:value-type="float" office:value="0">
            <text:p>0</text:p>
          </table:table-cell>
          <table:table-cell table:formula="of:=[.G55]*[.G55]*[.C$85]+[.H55]*[.H55]-[.D55]*[.E55]*[.F55]" office:value-type="float" office:value="0">
            <text:p>0</text:p>
          </table:table-cell>
          <table:table-cell table:formula="of:=ABS([.G55]*[.J55]-[.H55]*[.I55])-MIN([.A55];[.A$85])" office:value-type="float" office:value="0">
            <text:p>0</text:p>
          </table:table-cell>
          <table:table-cell table:formula="of:=([.G55]*[.J55]+[.H55]*[.I55])-MAX([.A55];[.A$85])" office:value-type="float" office:value="0">
            <text:p>0</text:p>
          </table:table-cell>
          <table:table-cell table:formula="of:=ABS([.G55]*[.I55]*[.C$85]-[.H55]*[.J55])-MIN([.B55];[.B$85])" office:value-type="float" office:value="0">
            <text:p>0</text:p>
          </table:table-cell>
          <table:table-cell table:formula="of:=[.G55]*[.I55]*[.C$85]+[.H55]*[.J55]-MAX([.B55];[.B$85])" office:value-type="float" office:value="0">
            <text:p>0</text:p>
          </table:table-cell>
          <table:table-cell table:formula="of:=[.H55]/[.G55]" office:value-type="float" office:value="2.78260869565217">
            <text:p>2,78</text:p>
          </table:table-cell>
          <table:table-cell table:formula="of:=[.J55]/[.I55]" office:value-type="float" office:value="116.234042553192">
            <text:p>116,23</text:p>
          </table:table-cell>
          <table:table-cell table:number-columns-repeated="4"/>
        </table:table-row>
        <table:table-row table:style-name="ro1">
          <table:table-cell office:value-type="float" office:value="132289">
            <text:p>132289</text:p>
          </table:table-cell>
          <table:table-cell office:value-type="float" office:value="300491">
            <text:p>300491</text:p>
          </table:table-cell>
          <table:table-cell table:formula="of:=[.D56]*[.E56]*[.F56]" office:value-type="float" office:value="5764">
            <text:p>5764</text:p>
          </table:table-cell>
          <table:table-cell office:value-type="float" office:value="131">
            <text:p>13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1961">
            <text:p>1961</text:p>
          </table:table-cell>
          <table:table-cell office:value-type="float" office:value="536">
            <text:p>536</text:p>
          </table:table-cell>
          <table:table-cell table:formula="of:=[.J$85]/[.D56]/[.E56]/[.F56]" office:value-type="float" office:value="73352195">
            <text:p>73352195</text:p>
          </table:table-cell>
          <table:table-cell table:formula="of:=[.A56]*[.A56]*[.C$85]+[.B56]*[.B56]-[.J$85]" office:value-type="float" office:value="0">
            <text:p>0</text:p>
          </table:table-cell>
          <table:table-cell table:formula="of:=[.G56]*[.G56]*[.C$85]+[.H56]*[.H56]-[.D56]*[.E56]*[.F56]" office:value-type="float" office:value="0">
            <text:p>0</text:p>
          </table:table-cell>
          <table:table-cell table:formula="of:=ABS([.G56]*[.J56]-[.H56]*[.I56])-MIN([.A56];[.A$85])" office:value-type="float" office:value="0">
            <text:p>0</text:p>
          </table:table-cell>
          <table:table-cell table:formula="of:=([.G56]*[.J56]+[.H56]*[.I56])-MAX([.A56];[.A$85])" office:value-type="float" office:value="0">
            <text:p>0</text:p>
          </table:table-cell>
          <table:table-cell table:formula="of:=ABS([.G56]*[.I56]*[.C$85]-[.H56]*[.J56])-MIN([.B56];[.B$85])" office:value-type="float" office:value="0">
            <text:p>0</text:p>
          </table:table-cell>
          <table:table-cell table:formula="of:=[.G56]*[.I56]*[.C$85]+[.H56]*[.J56]-MAX([.B56];[.B$85])" office:value-type="float" office:value="0">
            <text:p>0</text:p>
          </table:table-cell>
          <table:table-cell table:formula="of:=[.H56]/[.G56]" office:value-type="float" office:value="7.22222222222222">
            <text:p>7,22</text:p>
          </table:table-cell>
          <table:table-cell table:formula="of:=[.J56]/[.I56]" office:value-type="float" office:value="0.273329933707292">
            <text:p>0,27</text:p>
          </table:table-cell>
          <table:table-cell table:number-columns-repeated="4"/>
        </table:table-row>
        <table:table-row table:style-name="ro1">
          <table:table-cell office:value-type="float" office:value="132677">
            <text:p>132677</text:p>
          </table:table-cell>
          <table:table-cell office:value-type="float" office:value="297223">
            <text:p>297223</text:p>
          </table:table-cell>
          <table:table-cell table:formula="of:=[.D57]*[.E57]*[.F57]" office:value-type="float" office:value="935">
            <text:p>93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509">
            <text:p>2509</text:p>
          </table:table-cell>
          <table:table-cell office:value-type="float" office:value="18237">
            <text:p>18237</text:p>
          </table:table-cell>
          <table:table-cell table:formula="of:=[.J$85]/[.D57]/[.E57]/[.F57]" office:value-type="float" office:value="452194708">
            <text:p>452194708</text:p>
          </table:table-cell>
          <table:table-cell table:formula="of:=[.A57]*[.A57]*[.C$85]+[.B57]*[.B57]-[.J$85]" office:value-type="float" office:value="0">
            <text:p>0</text:p>
          </table:table-cell>
          <table:table-cell table:formula="of:=[.G57]*[.G57]*[.C$85]+[.H57]*[.H57]-[.D57]*[.E57]*[.F57]" office:value-type="float" office:value="0">
            <text:p>0</text:p>
          </table:table-cell>
          <table:table-cell table:formula="of:=ABS([.G57]*[.J57]-[.H57]*[.I57])-MIN([.A57];[.A$85])" office:value-type="float" office:value="0">
            <text:p>0</text:p>
          </table:table-cell>
          <table:table-cell table:formula="of:=([.G57]*[.J57]+[.H57]*[.I57])-MAX([.A57];[.A$85])" office:value-type="float" office:value="0">
            <text:p>0</text:p>
          </table:table-cell>
          <table:table-cell table:formula="of:=ABS([.G57]*[.I57]*[.C$85]-[.H57]*[.J57])-MIN([.B57];[.B$85])" office:value-type="float" office:value="0">
            <text:p>0</text:p>
          </table:table-cell>
          <table:table-cell table:formula="of:=[.G57]*[.I57]*[.C$85]+[.H57]*[.J57]-MAX([.B57];[.B$85])" office:value-type="float" office:value="0">
            <text:p>0</text:p>
          </table:table-cell>
          <table:table-cell table:formula="of:=[.H57]/[.G57]" office:value-type="float" office:value="0.285714285714286">
            <text:p>0,29</text:p>
          </table:table-cell>
          <table:table-cell table:formula="of:=[.J57]/[.I57]" office:value-type="float" office:value="7.26863292148266">
            <text:p>7,27</text:p>
          </table:table-cell>
          <table:table-cell table:number-columns-repeated="4"/>
        </table:table-row>
        <table:table-row table:style-name="ro1">
          <table:table-cell office:value-type="float" office:value="133537">
            <text:p>133537</text:p>
          </table:table-cell>
          <table:table-cell office:value-type="float" office:value="289813">
            <text:p>289813</text:p>
          </table:table-cell>
          <table:table-cell table:formula="of:=[.D58]*[.E58]*[.F58]" office:value-type="float" office:value="4697">
            <text:p>4697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2171">
            <text:p>2171</text:p>
          </table:table-cell>
          <table:table-cell office:value-type="float" office:value="681">
            <text:p>681</text:p>
          </table:table-cell>
          <table:table-cell table:formula="of:=[.J$85]/[.D58]/[.E58]/[.F58]" office:value-type="float" office:value="90015340">
            <text:p>90015340</text:p>
          </table:table-cell>
          <table:table-cell table:formula="of:=[.A58]*[.A58]*[.C$85]+[.B58]*[.B58]-[.J$85]" office:value-type="float" office:value="0">
            <text:p>0</text:p>
          </table:table-cell>
          <table:table-cell table:formula="of:=[.G58]*[.G58]*[.C$85]+[.H58]*[.H58]-[.D58]*[.E58]*[.F58]" office:value-type="float" office:value="0">
            <text:p>0</text:p>
          </table:table-cell>
          <table:table-cell table:formula="of:=ABS([.G58]*[.J58]-[.H58]*[.I58])-MIN([.A58];[.A$85])" office:value-type="float" office:value="0">
            <text:p>0</text:p>
          </table:table-cell>
          <table:table-cell table:formula="of:=([.G58]*[.J58]+[.H58]*[.I58])-MAX([.A58];[.A$85])" office:value-type="float" office:value="0">
            <text:p>0</text:p>
          </table:table-cell>
          <table:table-cell table:formula="of:=ABS([.G58]*[.I58]*[.C$85]-[.H58]*[.J58])-MIN([.B58];[.B$85])" office:value-type="float" office:value="0">
            <text:p>0</text:p>
          </table:table-cell>
          <table:table-cell table:formula="of:=[.G58]*[.I58]*[.C$85]+[.H58]*[.J58]-MAX([.B58];[.B$85])" office:value-type="float" office:value="0">
            <text:p>0</text:p>
          </table:table-cell>
          <table:table-cell table:formula="of:=[.H58]/[.G58]" office:value-type="float" office:value="7.375">
            <text:p>7,38</text:p>
          </table:table-cell>
          <table:table-cell table:formula="of:=[.J58]/[.I58]" office:value-type="float" office:value="0.313680331644403">
            <text:p>0,31</text:p>
          </table:table-cell>
          <table:table-cell table:number-columns-repeated="4"/>
        </table:table-row>
        <table:table-row table:style-name="ro1">
          <table:table-cell office:value-type="float" office:value="134003">
            <text:p>134003</text:p>
          </table:table-cell>
          <table:table-cell office:value-type="float" office:value="285697">
            <text:p>285697</text:p>
          </table:table-cell>
          <table:table-cell table:formula="of:=[.D59]*[.E59]*[.F59]"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47">
            <text:p>247</text:p>
          </table:table-cell>
          <table:table-cell office:value-type="float" office:value="14258">
            <text:p>14258</text:p>
          </table:table-cell>
          <table:table-cell table:formula="of:=[.J$85]/[.D59]/[.E59]/[.F59]" office:value-type="float" office:value="204449735">
            <text:p>204449735</text:p>
          </table:table-cell>
          <table:table-cell table:formula="of:=[.A59]*[.A59]*[.C$85]+[.B59]*[.B59]-[.J$85]" office:value-type="float" office:value="0">
            <text:p>0</text:p>
          </table:table-cell>
          <table:table-cell table:formula="of:=[.G59]*[.G59]*[.C$85]+[.H59]*[.H59]-[.D59]*[.E59]*[.F59]" office:value-type="float" office:value="0">
            <text:p>0</text:p>
          </table:table-cell>
          <table:table-cell table:formula="of:=ABS([.G59]*[.J59]-[.H59]*[.I59])-MIN([.A59];[.A$85])" office:value-type="float" office:value="0">
            <text:p>0</text:p>
          </table:table-cell>
          <table:table-cell table:formula="of:=([.G59]*[.J59]+[.H59]*[.I59])-MAX([.A59];[.A$85])" office:value-type="float" office:value="0">
            <text:p>0</text:p>
          </table:table-cell>
          <table:table-cell table:formula="of:=ABS([.G59]*[.I59]*[.C$85]-[.H59]*[.J59])-MIN([.B59];[.B$85])" office:value-type="float" office:value="0">
            <text:p>0</text:p>
          </table:table-cell>
          <table:table-cell table:formula="of:=[.G59]*[.I59]*[.C$85]+[.H59]*[.J59]-MAX([.B59];[.B$85])" office:value-type="float" office:value="0">
            <text:p>0</text:p>
          </table:table-cell>
          <table:table-cell table:formula="of:=[.H59]/[.G59]" office:value-type="float" office:value="2.55555555555556">
            <text:p>2,56</text:p>
          </table:table-cell>
          <table:table-cell table:formula="of:=[.J59]/[.I59]" office:value-type="float" office:value="57.7246963562753">
            <text:p>57,72</text:p>
          </table:table-cell>
          <table:table-cell table:number-columns-repeated="4"/>
        </table:table-row>
        <table:table-row table:style-name="ro1">
          <table:table-cell office:value-type="float" office:value="134173">
            <text:p>134173</text:p>
          </table:table-cell>
          <table:table-cell office:value-type="float" office:value="284177">
            <text:p>284177</text:p>
          </table:table-cell>
          <table:table-cell table:formula="of:=[.D60]*[.E60]*[.F60]" office:value-type="float" office:value="135847">
            <text:p>135847</text:p>
          </table:table-cell>
          <table:table-cell office:value-type="float" office:value="131">
            <text:p>131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  <table:table-cell office:value-type="float" office:value="186">
            <text:p>186</text:p>
          </table:table-cell>
          <table:table-cell office:value-type="float" office:value="31">
            <text:p>31</text:p>
          </table:table-cell>
          <table:table-cell office:value-type="float" office:value="1759">
            <text:p>1759</text:p>
          </table:table-cell>
          <table:table-cell table:formula="of:=[.J$85]/[.D60]/[.E60]/[.F60]" office:value-type="float" office:value="3112340">
            <text:p>3112340</text:p>
          </table:table-cell>
          <table:table-cell table:formula="of:=[.A60]*[.A60]*[.C$85]+[.B60]*[.B60]-[.J$85]" office:value-type="float" office:value="0">
            <text:p>0</text:p>
          </table:table-cell>
          <table:table-cell table:formula="of:=[.G60]*[.G60]*[.C$85]+[.H60]*[.H60]-[.D60]*[.E60]*[.F60]" office:value-type="float" office:value="0">
            <text:p>0</text:p>
          </table:table-cell>
          <table:table-cell table:formula="of:=ABS([.G60]*[.J60]-[.H60]*[.I60])-MIN([.A60];[.A$85])" office:value-type="float" office:value="0">
            <text:p>0</text:p>
          </table:table-cell>
          <table:table-cell table:formula="of:=([.G60]*[.J60]+[.H60]*[.I60])-MAX([.A60];[.A$85])" office:value-type="float" office:value="0">
            <text:p>0</text:p>
          </table:table-cell>
          <table:table-cell table:formula="of:=ABS([.G60]*[.I60]*[.C$85]-[.H60]*[.J60])-MIN([.B60];[.B$85])" office:value-type="float" office:value="0">
            <text:p>0</text:p>
          </table:table-cell>
          <table:table-cell table:formula="of:=[.G60]*[.I60]*[.C$85]+[.H60]*[.J60]-MAX([.B60];[.B$85])" office:value-type="float" office:value="0">
            <text:p>0</text:p>
          </table:table-cell>
          <table:table-cell table:formula="of:=[.H60]/[.G60]" office:value-type="float" office:value="2.54794520547945">
            <text:p>2,55</text:p>
          </table:table-cell>
          <table:table-cell table:formula="of:=[.J60]/[.I60]" office:value-type="float" office:value="56.741935483871">
            <text:p>56,74</text:p>
          </table:table-cell>
          <table:table-cell table:number-columns-repeated="4"/>
        </table:table-row>
        <table:table-row table:style-name="ro1">
          <table:table-cell office:value-type="float" office:value="135791">
            <text:p>135791</text:p>
          </table:table-cell>
          <table:table-cell office:value-type="float" office:value="269179">
            <text:p>269179</text:p>
          </table:table-cell>
          <table:table-cell table:formula="of:=[.D61]*[.E61]*[.F61]" office:value-type="float" office:value="48739">
            <text:p>48739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92">
            <text:p>192</text:p>
          </table:table-cell>
          <table:table-cell office:value-type="float" office:value="673">
            <text:p>673</text:p>
          </table:table-cell>
          <table:table-cell office:value-type="float" office:value="263">
            <text:p>263</text:p>
          </table:table-cell>
          <table:table-cell table:formula="of:=[.J$85]/[.D61]/[.E61]/[.F61]" office:value-type="float" office:value="8674820">
            <text:p>8674820</text:p>
          </table:table-cell>
          <table:table-cell table:formula="of:=[.A61]*[.A61]*[.C$85]+[.B61]*[.B61]-[.J$85]" office:value-type="float" office:value="0">
            <text:p>0</text:p>
          </table:table-cell>
          <table:table-cell table:formula="of:=[.G61]*[.G61]*[.C$85]+[.H61]*[.H61]-[.D61]*[.E61]*[.F61]" office:value-type="float" office:value="0">
            <text:p>0</text:p>
          </table:table-cell>
          <table:table-cell table:formula="of:=ABS([.G61]*[.J61]-[.H61]*[.I61])-MIN([.A61];[.A$85])" office:value-type="float" office:value="0">
            <text:p>0</text:p>
          </table:table-cell>
          <table:table-cell table:formula="of:=([.G61]*[.J61]+[.H61]*[.I61])-MAX([.A61];[.A$85])" office:value-type="float" office:value="0">
            <text:p>0</text:p>
          </table:table-cell>
          <table:table-cell table:formula="of:=ABS([.G61]*[.I61]*[.C$85]-[.H61]*[.J61])-MIN([.B61];[.B$85])" office:value-type="float" office:value="0">
            <text:p>0</text:p>
          </table:table-cell>
          <table:table-cell table:formula="of:=[.G61]*[.I61]*[.C$85]+[.H61]*[.J61]-MAX([.B61];[.B$85])" office:value-type="float" office:value="0">
            <text:p>0</text:p>
          </table:table-cell>
          <table:table-cell table:formula="of:=[.H61]/[.G61]" office:value-type="float" office:value="7.68">
            <text:p>7,68</text:p>
          </table:table-cell>
          <table:table-cell table:formula="of:=[.J61]/[.I61]" office:value-type="float" office:value="0.390787518573551">
            <text:p>0,39</text:p>
          </table:table-cell>
          <table:table-cell table:number-columns-repeated="4"/>
        </table:table-row>
        <table:table-row table:style-name="ro1">
          <table:table-cell office:value-type="float" office:value="136751">
            <text:p>136751</text:p>
          </table:table-cell>
          <table:table-cell office:value-type="float" office:value="259781">
            <text:p>259781</text:p>
          </table:table-cell>
          <table:table-cell table:formula="of:=[.D62]*[.E62]*[.F62]" office:value-type="float" office:value="1220">
            <text:p>1220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15">
            <text:p>415</text:p>
          </table:table-cell>
          <table:table-cell office:value-type="float" office:value="18528">
            <text:p>18528</text:p>
          </table:table-cell>
          <table:table-cell table:formula="of:=[.J$85]/[.D62]/[.E62]/[.F62]" office:value-type="float" office:value="346559059">
            <text:p>346559059</text:p>
          </table:table-cell>
          <table:table-cell table:formula="of:=[.A62]*[.A62]*[.C$85]+[.B62]*[.B62]-[.J$85]" office:value-type="float" office:value="0">
            <text:p>0</text:p>
          </table:table-cell>
          <table:table-cell table:formula="of:=[.G62]*[.G62]*[.C$85]+[.H62]*[.H62]-[.D62]*[.E62]*[.F62]" office:value-type="float" office:value="0">
            <text:p>0</text:p>
          </table:table-cell>
          <table:table-cell table:formula="of:=ABS([.G62]*[.J62]-[.H62]*[.I62])-MIN([.A62];[.A$85])" office:value-type="float" office:value="0">
            <text:p>0</text:p>
          </table:table-cell>
          <table:table-cell table:formula="of:=([.G62]*[.J62]+[.H62]*[.I62])-MAX([.A62];[.A$85])" office:value-type="float" office:value="0">
            <text:p>0</text:p>
          </table:table-cell>
          <table:table-cell table:formula="of:=ABS([.G62]*[.I62]*[.C$85]-[.H62]*[.J62])-MIN([.B62];[.B$85])" office:value-type="float" office:value="0">
            <text:p>0</text:p>
          </table:table-cell>
          <table:table-cell table:formula="of:=[.G62]*[.I62]*[.C$85]+[.H62]*[.J62]-MAX([.B62];[.B$85])" office:value-type="float" office:value="0">
            <text:p>0</text:p>
          </table:table-cell>
          <table:table-cell table:formula="of:=[.H62]/[.G62]" office:value-type="float" office:value="2.42857142857143">
            <text:p>2,43</text:p>
          </table:table-cell>
          <table:table-cell table:formula="of:=[.J62]/[.I62]" office:value-type="float" office:value="44.6457831325301">
            <text:p>44,65</text:p>
          </table:table-cell>
          <table:table-cell table:number-columns-repeated="4"/>
        </table:table-row>
        <table:table-row table:style-name="ro1">
          <table:table-cell office:value-type="float" office:value="139603">
            <text:p>139603</text:p>
          </table:table-cell>
          <table:table-cell office:value-type="float" office:value="229153">
            <text:p>229153</text:p>
          </table:table-cell>
          <table:table-cell table:formula="of:=[.D63]*[.E63]*[.F63]" office:value-type="float" office:value="11407">
            <text:p>11407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1237">
            <text:p>1237</text:p>
          </table:table-cell>
          <table:table-cell office:value-type="float" office:value="2827">
            <text:p>2827</text:p>
          </table:table-cell>
          <table:table-cell table:formula="of:=[.J$85]/[.D63]/[.E63]/[.F63]" office:value-type="float" office:value="37065140">
            <text:p>37065140</text:p>
          </table:table-cell>
          <table:table-cell table:formula="of:=[.A63]*[.A63]*[.C$85]+[.B63]*[.B63]-[.J$85]" office:value-type="float" office:value="0">
            <text:p>0</text:p>
          </table:table-cell>
          <table:table-cell table:formula="of:=[.G63]*[.G63]*[.C$85]+[.H63]*[.H63]-[.D63]*[.E63]*[.F63]" office:value-type="float" office:value="0">
            <text:p>0</text:p>
          </table:table-cell>
          <table:table-cell table:formula="of:=ABS([.G63]*[.J63]-[.H63]*[.I63])-MIN([.A63];[.A$85])" office:value-type="float" office:value="0">
            <text:p>0</text:p>
          </table:table-cell>
          <table:table-cell table:formula="of:=([.G63]*[.J63]+[.H63]*[.I63])-MAX([.A63];[.A$85])" office:value-type="float" office:value="0">
            <text:p>0</text:p>
          </table:table-cell>
          <table:table-cell table:formula="of:=ABS([.G63]*[.I63]*[.C$85]-[.H63]*[.J63])-MIN([.B63];[.B$85])" office:value-type="float" office:value="0">
            <text:p>0</text:p>
          </table:table-cell>
          <table:table-cell table:formula="of:=[.G63]*[.I63]*[.C$85]+[.H63]*[.J63]-MAX([.B63];[.B$85])" office:value-type="float" office:value="0">
            <text:p>0</text:p>
          </table:table-cell>
          <table:table-cell table:formula="of:=[.H63]/[.G63]" office:value-type="float" office:value="35.3333333333333">
            <text:p>35,33</text:p>
          </table:table-cell>
          <table:table-cell table:formula="of:=[.J63]/[.I63]" office:value-type="float" office:value="2.28536782538399">
            <text:p>2,29</text:p>
          </table:table-cell>
          <table:table-cell table:number-columns-repeated="4"/>
        </table:table-row>
        <table:table-row table:style-name="ro1">
          <table:table-cell office:value-type="float" office:value="139841">
            <text:p>139841</text:p>
          </table:table-cell>
          <table:table-cell office:value-type="float" office:value="226379">
            <text:p>226379</text:p>
          </table:table-cell>
          <table:table-cell table:formula="of:=[.D64]*[.E64]*[.F64]" office:value-type="float" office:value="2924">
            <text:p>2924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44">
            <text:p>344</text:p>
          </table:table-cell>
          <table:table-cell office:value-type="float" office:value="11931">
            <text:p>11931</text:p>
          </table:table-cell>
          <table:table-cell table:formula="of:=[.J$85]/[.D64]/[.E64]/[.F64]" office:value-type="float" office:value="144597145">
            <text:p>144597145</text:p>
          </table:table-cell>
          <table:table-cell table:formula="of:=[.A64]*[.A64]*[.C$85]+[.B64]*[.B64]-[.J$85]" office:value-type="float" office:value="0">
            <text:p>0</text:p>
          </table:table-cell>
          <table:table-cell table:formula="of:=[.G64]*[.G64]*[.C$85]+[.H64]*[.H64]-[.D64]*[.E64]*[.F64]" office:value-type="float" office:value="0">
            <text:p>0</text:p>
          </table:table-cell>
          <table:table-cell table:formula="of:=ABS([.G64]*[.J64]-[.H64]*[.I64])-MIN([.A64];[.A$85])" office:value-type="float" office:value="0">
            <text:p>0</text:p>
          </table:table-cell>
          <table:table-cell table:formula="of:=([.G64]*[.J64]+[.H64]*[.I64])-MAX([.A64];[.A$85])" office:value-type="float" office:value="0">
            <text:p>0</text:p>
          </table:table-cell>
          <table:table-cell table:formula="of:=ABS([.G64]*[.I64]*[.C$85]-[.H64]*[.J64])-MIN([.B64];[.B$85])" office:value-type="float" office:value="0">
            <text:p>0</text:p>
          </table:table-cell>
          <table:table-cell table:formula="of:=[.G64]*[.I64]*[.C$85]+[.H64]*[.J64]-MAX([.B64];[.B$85])" office:value-type="float" office:value="0">
            <text:p>0</text:p>
          </table:table-cell>
          <table:table-cell table:formula="of:=[.H64]/[.G64]" office:value-type="float" office:value="2.27272727272727">
            <text:p>2,27</text:p>
          </table:table-cell>
          <table:table-cell table:formula="of:=[.J64]/[.I64]" office:value-type="float" office:value="34.6831395348837">
            <text:p>34,68</text:p>
          </table:table-cell>
          <table:table-cell table:number-columns-repeated="4"/>
        </table:table-row>
        <table:table-row table:style-name="ro1">
          <table:table-cell office:value-type="float" office:value="140263">
            <text:p>140263</text:p>
          </table:table-cell>
          <table:table-cell office:value-type="float" office:value="221363">
            <text:p>221363</text:p>
          </table:table-cell>
          <table:table-cell table:formula="of:=[.D65]*[.E65]*[.F65]" office:value-type="float" office:value="385">
            <text:p>38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79">
            <text:p>979</text:p>
          </table:table-cell>
          <table:table-cell office:value-type="float" office:value="32863">
            <text:p>32863</text:p>
          </table:table-cell>
          <table:table-cell table:formula="of:=[.J$85]/[.D65]/[.E65]/[.F65]" office:value-type="float" office:value="1098187148">
            <text:p>1098187148</text:p>
          </table:table-cell>
          <table:table-cell table:formula="of:=[.A65]*[.A65]*[.C$85]+[.B65]*[.B65]-[.J$85]" office:value-type="float" office:value="0">
            <text:p>0</text:p>
          </table:table-cell>
          <table:table-cell table:formula="of:=[.G65]*[.G65]*[.C$85]+[.H65]*[.H65]-[.D65]*[.E65]*[.F65]" office:value-type="float" office:value="0">
            <text:p>0</text:p>
          </table:table-cell>
          <table:table-cell table:formula="of:=ABS([.G65]*[.J65]-[.H65]*[.I65])-MIN([.A65];[.A$85])" office:value-type="float" office:value="0">
            <text:p>0</text:p>
          </table:table-cell>
          <table:table-cell table:formula="of:=([.G65]*[.J65]+[.H65]*[.I65])-MAX([.A65];[.A$85])" office:value-type="float" office:value="0">
            <text:p>0</text:p>
          </table:table-cell>
          <table:table-cell table:formula="of:=ABS([.G65]*[.I65]*[.C$85]-[.H65]*[.J65])-MIN([.B65];[.B$85])" office:value-type="float" office:value="0">
            <text:p>0</text:p>
          </table:table-cell>
          <table:table-cell table:formula="of:=[.G65]*[.I65]*[.C$85]+[.H65]*[.J65]-MAX([.B65];[.B$85])" office:value-type="float" office:value="0">
            <text:p>0</text:p>
          </table:table-cell>
          <table:table-cell table:formula="of:=[.H65]/[.G65]" office:value-type="float" office:value="2.25">
            <text:p>2,25</text:p>
          </table:table-cell>
          <table:table-cell table:formula="of:=[.J65]/[.I65]" office:value-type="float" office:value="33.5679264555669">
            <text:p>33,57</text:p>
          </table:table-cell>
          <table:table-cell table:number-columns-repeated="4"/>
        </table:table-row>
        <table:table-row table:style-name="ro1">
          <table:table-cell office:value-type="float" office:value="140747">
            <text:p>140747</text:p>
          </table:table-cell>
          <table:table-cell office:value-type="float" office:value="215447">
            <text:p>215447</text:p>
          </table:table-cell>
          <table:table-cell table:formula="of:=[.D66]*[.E66]*[.F66]" office:value-type="float" office:value="11135">
            <text:p>11135</text:p>
          </table:table-cell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table:style-name="ce3" office:value-type="float" office:value="1401">
            <text:p>1401</text:p>
          </table:table-cell>
          <table:table-cell table:style-name="ce3" office:value-type="float" office:value="823">
            <text:p>823</text:p>
          </table:table-cell>
          <table:table-cell table:formula="of:=[.J$85]/[.D66]/[.E66]/[.F66]" office:value-type="float" office:value="37970548">
            <text:p>37970548</text:p>
          </table:table-cell>
          <table:table-cell table:formula="of:=[.A66]*[.A66]*[.C$85]+[.B66]*[.B66]-[.J$85]" office:value-type="float" office:value="0">
            <text:p>0</text:p>
          </table:table-cell>
          <table:table-cell table:formula="of:=[.G66]*[.G66]*[.C$85]+[.H66]*[.H66]-[.D66]*[.E66]*[.F66]" office:value-type="float" office:value="0">
            <text:p>0</text:p>
          </table:table-cell>
          <table:table-cell table:formula="of:=ABS([.G66]*[.J66]-[.H66]*[.I66])-MIN([.A66];[.A$85])" office:value-type="float" office:value="0">
            <text:p>0</text:p>
          </table:table-cell>
          <table:table-cell table:formula="of:=([.G66]*[.J66]+[.H66]*[.I66])-MAX([.A66];[.A$85])" office:value-type="float" office:value="0">
            <text:p>0</text:p>
          </table:table-cell>
          <table:table-cell table:formula="of:=ABS([.G66]*[.I66]*[.C$85]-[.H66]*[.J66])-MIN([.B66];[.B$85])" office:value-type="float" office:value="0">
            <text:p>0</text:p>
          </table:table-cell>
          <table:table-cell table:formula="of:=[.G66]*[.I66]*[.C$85]+[.H66]*[.J66]-MAX([.B66];[.B$85])" office:value-type="float" office:value="0">
            <text:p>0</text:p>
          </table:table-cell>
          <table:table-cell table:formula="of:=[.H66]/[.G66]" office:value-type="float" office:value="8.54545454545455">
            <text:p>8,55</text:p>
          </table:table-cell>
          <table:table-cell table:formula="of:=[.J66]/[.I66]" office:value-type="float" office:value="0.587437544610992">
            <text:p>0,59</text:p>
          </table:table-cell>
          <table:table-cell table:number-columns-repeated="4"/>
        </table:table-row>
        <table:table-row table:style-name="ro1">
          <table:table-cell office:value-type="float" office:value="141233">
            <text:p>141233</text:p>
          </table:table-cell>
          <table:table-cell office:value-type="float" office:value="209317">
            <text:p>209317</text:p>
          </table:table-cell>
          <table:table-cell table:formula="of:=[.D67]*[.E67]*[.F67]" office:value-type="float" office:value="61963">
            <text:p>61963</text:p>
          </table:table-cell>
          <table:table-cell office:value-type="float" office:value="131">
            <text:p>131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112">
            <text:p>112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2587">
            <text:p>2587</text:p>
          </table:table-cell>
          <table:table-cell table:formula="of:=[.J$85]/[.D67]/[.E67]/[.F67]" office:value-type="float" office:value="6823460">
            <text:p>6823460</text:p>
          </table:table-cell>
          <table:table-cell table:formula="of:=[.A67]*[.A67]*[.C$85]+[.B67]*[.B67]-[.J$85]" office:value-type="float" office:value="0">
            <text:p>0</text:p>
          </table:table-cell>
          <table:table-cell table:formula="of:=[.G67]*[.G67]*[.C$85]+[.H67]*[.H67]-[.D67]*[.E67]*[.F67]" office:value-type="float" office:value="0">
            <text:p>0</text:p>
          </table:table-cell>
          <table:table-cell table:formula="of:=ABS([.G67]*[.J67]-[.H67]*[.I67])-MIN([.A67];[.A$85])" office:value-type="float" office:value="0">
            <text:p>0</text:p>
          </table:table-cell>
          <table:table-cell table:formula="of:=([.G67]*[.J67]+[.H67]*[.I67])-MAX([.A67];[.A$85])" office:value-type="float" office:value="0">
            <text:p>0</text:p>
          </table:table-cell>
          <table:table-cell table:formula="of:=ABS([.G67]*[.I67]*[.C$85]-[.H67]*[.J67])-MIN([.B67];[.B$85])" office:value-type="float" office:value="0">
            <text:p>0</text:p>
          </table:table-cell>
          <table:table-cell table:formula="of:=[.G67]*[.I67]*[.C$85]+[.H67]*[.J67]-MAX([.B67];[.B$85])" office:value-type="float" office:value="0">
            <text:p>0</text:p>
          </table:table-cell>
          <table:table-cell table:formula="of:=[.H67]/[.G67]" office:value-type="float" office:value="2.19607843137255">
            <text:p>2,2</text:p>
          </table:table-cell>
          <table:table-cell table:formula="of:=[.J67]/[.I67]" office:value-type="float" office:value="31.1686746987952">
            <text:p>31,17</text:p>
          </table:table-cell>
          <table:table-cell table:number-columns-repeated="4"/>
        </table:table-row>
        <table:table-row table:style-name="ro1">
          <table:table-cell office:value-type="float" office:value="141961">
            <text:p>141961</text:p>
          </table:table-cell>
          <table:table-cell office:value-type="float" office:value="199741">
            <text:p>199741</text:p>
          </table:table-cell>
          <table:table-cell table:formula="of:=[.D68]*[.E68]*[.F68]" office:value-type="float" office:value="3995">
            <text:p>3995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345">
            <text:p>345</text:p>
          </table:table-cell>
          <table:table-cell office:value-type="float" office:value="10177">
            <text:p>10177</text:p>
          </table:table-cell>
          <table:table-cell table:formula="of:=[.J$85]/[.D68]/[.E68]/[.F68]" office:value-type="float" office:value="105832804">
            <text:p>105832804</text:p>
          </table:table-cell>
          <table:table-cell table:formula="of:=[.A68]*[.A68]*[.C$85]+[.B68]*[.B68]-[.J$85]" office:value-type="float" office:value="0">
            <text:p>0</text:p>
          </table:table-cell>
          <table:table-cell table:formula="of:=[.G68]*[.G68]*[.C$85]+[.H68]*[.H68]-[.D68]*[.E68]*[.F68]" office:value-type="float" office:value="0">
            <text:p>0</text:p>
          </table:table-cell>
          <table:table-cell table:formula="of:=ABS([.G68]*[.J68]-[.H68]*[.I68])-MIN([.A68];[.A$85])" office:value-type="float" office:value="0">
            <text:p>0</text:p>
          </table:table-cell>
          <table:table-cell table:formula="of:=([.G68]*[.J68]+[.H68]*[.I68])-MAX([.A68];[.A$85])" office:value-type="float" office:value="0">
            <text:p>0</text:p>
          </table:table-cell>
          <table:table-cell table:formula="of:=ABS([.G68]*[.I68]*[.C$85]-[.H68]*[.J68])-MIN([.B68];[.B$85])" office:value-type="float" office:value="0">
            <text:p>0</text:p>
          </table:table-cell>
          <table:table-cell table:formula="of:=[.G68]*[.I68]*[.C$85]+[.H68]*[.J68]-MAX([.B68];[.B$85])" office:value-type="float" office:value="0">
            <text:p>0</text:p>
          </table:table-cell>
          <table:table-cell table:formula="of:=[.H68]/[.G68]" office:value-type="float" office:value="2.15384615384615">
            <text:p>2,15</text:p>
          </table:table-cell>
          <table:table-cell table:formula="of:=[.J68]/[.I68]" office:value-type="float" office:value="29.4985507246377">
            <text:p>29,5</text:p>
          </table:table-cell>
          <table:table-cell table:number-columns-repeated="4"/>
        </table:table-row>
        <table:table-row table:style-name="ro1">
          <table:table-cell office:value-type="float" office:value="142187">
            <text:p>142187</text:p>
          </table:table-cell>
          <table:table-cell office:value-type="float" office:value="196663">
            <text:p>196663</text:p>
          </table:table-cell>
          <table:table-cell table:formula="of:=[.D69]*[.E69]*[.F69]" office:value-type="float" office:value="860">
            <text:p>860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566">
            <text:p>4566</text:p>
          </table:table-cell>
          <table:table-cell office:value-type="float" office:value="9773">
            <text:p>9773</text:p>
          </table:table-cell>
          <table:table-cell table:formula="of:=[.J$85]/[.D69]/[.E69]/[.F69]" office:value-type="float" office:value="491630293">
            <text:p>491630293</text:p>
          </table:table-cell>
          <table:table-cell table:formula="of:=[.A69]*[.A69]*[.C$85]+[.B69]*[.B69]-[.J$85]" office:value-type="float" office:value="0">
            <text:p>0</text:p>
          </table:table-cell>
          <table:table-cell table:formula="of:=[.G69]*[.G69]*[.C$85]+[.H69]*[.H69]-[.D69]*[.E69]*[.F69]" office:value-type="float" office:value="0">
            <text:p>0</text:p>
          </table:table-cell>
          <table:table-cell table:formula="of:=ABS([.G69]*[.J69]-[.H69]*[.I69])-MIN([.A69];[.A$85])" office:value-type="float" office:value="0">
            <text:p>0</text:p>
          </table:table-cell>
          <table:table-cell table:formula="of:=([.G69]*[.J69]+[.H69]*[.I69])-MAX([.A69];[.A$85])" office:value-type="float" office:value="0">
            <text:p>0</text:p>
          </table:table-cell>
          <table:table-cell table:formula="of:=ABS([.G69]*[.I69]*[.C$85]-[.H69]*[.J69])-MIN([.B69];[.B$85])" office:value-type="float" office:value="0">
            <text:p>0</text:p>
          </table:table-cell>
          <table:table-cell table:formula="of:=[.G69]*[.I69]*[.C$85]+[.H69]*[.J69]-MAX([.B69];[.B$85])" office:value-type="float" office:value="0">
            <text:p>0</text:p>
          </table:table-cell>
          <table:table-cell table:formula="of:=[.H69]/[.G69]" office:value-type="float" office:value="29">
            <text:p>29</text:p>
          </table:table-cell>
          <table:table-cell table:formula="of:=[.J69]/[.I69]" office:value-type="float" office:value="2.14038545773106">
            <text:p>2,14</text:p>
          </table:table-cell>
          <table:table-cell table:number-columns-repeated="4"/>
        </table:table-row>
        <table:table-row table:style-name="ro1">
          <table:table-cell office:value-type="float" office:value="142411">
            <text:p>142411</text:p>
          </table:table-cell>
          <table:table-cell office:value-type="float" office:value="193559">
            <text:p>193559</text:p>
          </table:table-cell>
          <table:table-cell table:formula="of:=[.D70]*[.E70]*[.F70]" office:value-type="float" office:value="22231">
            <text:p>22231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4">
            <text:p>134</text:p>
          </table:table-cell>
          <table:table-cell office:value-type="float" office:value="989">
            <text:p>989</text:p>
          </table:table-cell>
          <table:table-cell office:value-type="float" office:value="659">
            <text:p>659</text:p>
          </table:table-cell>
          <table:table-cell table:formula="of:=[.J$85]/[.D70]/[.E70]/[.F70]" office:value-type="float" office:value="19018580">
            <text:p>19018580</text:p>
          </table:table-cell>
          <table:table-cell table:formula="of:=[.A70]*[.A70]*[.C$85]+[.B70]*[.B70]-[.J$85]" office:value-type="float" office:value="0">
            <text:p>0</text:p>
          </table:table-cell>
          <table:table-cell table:formula="of:=[.G70]*[.G70]*[.C$85]+[.H70]*[.H70]-[.D70]*[.E70]*[.F70]" office:value-type="float" office:value="0">
            <text:p>0</text:p>
          </table:table-cell>
          <table:table-cell table:formula="of:=ABS([.G70]*[.J70]-[.H70]*[.I70])-MIN([.A70];[.A$85])" office:value-type="float" office:value="0">
            <text:p>0</text:p>
          </table:table-cell>
          <table:table-cell table:formula="of:=([.G70]*[.J70]+[.H70]*[.I70])-MAX([.A70];[.A$85])" office:value-type="float" office:value="0">
            <text:p>0</text:p>
          </table:table-cell>
          <table:table-cell table:formula="of:=ABS([.G70]*[.I70]*[.C$85]-[.H70]*[.J70])-MIN([.B70];[.B$85])" office:value-type="float" office:value="0">
            <text:p>0</text:p>
          </table:table-cell>
          <table:table-cell table:formula="of:=[.G70]*[.I70]*[.C$85]+[.H70]*[.J70]-MAX([.B70];[.B$85])" office:value-type="float" office:value="0">
            <text:p>0</text:p>
          </table:table-cell>
          <table:table-cell table:formula="of:=[.H70]/[.G70]" office:value-type="float" office:value="8.93333333333333">
            <text:p>8,93</text:p>
          </table:table-cell>
          <table:table-cell table:formula="of:=[.J70]/[.I70]" office:value-type="float" office:value="0.666329625884732">
            <text:p>0,67</text:p>
          </table:table-cell>
          <table:table-cell table:number-columns-repeated="4"/>
        </table:table-row>
        <table:table-row table:style-name="ro1">
          <table:table-cell office:value-type="float" office:value="142883">
            <text:p>142883</text:p>
          </table:table-cell>
          <table:table-cell office:value-type="float" office:value="186833">
            <text:p>186833</text:p>
          </table:table-cell>
          <table:table-cell table:formula="of:=[.D71]*[.E71]*[.F71]" office:value-type="float" office:value="34357">
            <text:p>34357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49">
            <text:p>349</text:p>
          </table:table-cell>
          <table:table-cell office:value-type="float" office:value="3161">
            <text:p>3161</text:p>
          </table:table-cell>
          <table:table-cell table:formula="of:=[.J$85]/[.D71]/[.E71]/[.F71]" office:value-type="float" office:value="12306140">
            <text:p>12306140</text:p>
          </table:table-cell>
          <table:table-cell table:formula="of:=[.A71]*[.A71]*[.C$85]+[.B71]*[.B71]-[.J$85]" office:value-type="float" office:value="0">
            <text:p>0</text:p>
          </table:table-cell>
          <table:table-cell table:formula="of:=[.G71]*[.G71]*[.C$85]+[.H71]*[.H71]-[.D71]*[.E71]*[.F71]" office:value-type="float" office:value="0">
            <text:p>0</text:p>
          </table:table-cell>
          <table:table-cell table:formula="of:=ABS([.G71]*[.J71]-[.H71]*[.I71])-MIN([.A71];[.A$85])" office:value-type="float" office:value="0">
            <text:p>0</text:p>
          </table:table-cell>
          <table:table-cell table:formula="of:=([.G71]*[.J71]+[.H71]*[.I71])-MAX([.A71];[.A$85])" office:value-type="float" office:value="0">
            <text:p>0</text:p>
          </table:table-cell>
          <table:table-cell table:formula="of:=ABS([.G71]*[.I71]*[.C$85]-[.H71]*[.J71])-MIN([.B71];[.B$85])" office:value-type="float" office:value="0">
            <text:p>0</text:p>
          </table:table-cell>
          <table:table-cell table:formula="of:=[.G71]*[.I71]*[.C$85]+[.H71]*[.J71]-MAX([.B71];[.B$85])" office:value-type="float" office:value="0">
            <text:p>0</text:p>
          </table:table-cell>
          <table:table-cell table:formula="of:=[.H71]/[.G71]" office:value-type="float" office:value="0.69047619047619">
            <text:p>0,69</text:p>
          </table:table-cell>
          <table:table-cell table:formula="of:=[.J71]/[.I71]" office:value-type="float" office:value="9.05730659025788">
            <text:p>9,06</text:p>
          </table:table-cell>
          <table:table-cell table:number-columns-repeated="4"/>
        </table:table-row>
        <table:table-row table:style-name="ro1">
          <table:table-cell office:value-type="float" office:value="143929">
            <text:p>143929</text:p>
          </table:table-cell>
          <table:table-cell office:value-type="float" office:value="170899">
            <text:p>170899</text:p>
          </table:table-cell>
          <table:table-cell table:formula="of:=[.D72]*[.E72]*[.F72]" office:value-type="float" office:value="95761">
            <text:p>95761</text:p>
          </table:table-cell>
          <table:table-cell office:value-type="float" office:value="131">
            <text:p>131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05">
            <text:p>305</text:p>
          </table:table-cell>
          <table:table-cell table:style-name="ce3" office:value-type="float" office:value="437">
            <text:p>437</text:p>
          </table:table-cell>
          <table:table-cell table:style-name="ce3" office:value-type="float" office:value="887">
            <text:p>887</text:p>
          </table:table-cell>
          <table:table-cell table:formula="of:=[.J$85]/[.D72]/[.E72]/[.F72]" office:value-type="float" office:value="4415180">
            <text:p>4415180</text:p>
          </table:table-cell>
          <table:table-cell table:formula="of:=[.A72]*[.A72]*[.C$85]+[.B72]*[.B72]-[.J$85]" office:value-type="float" office:value="0">
            <text:p>0</text:p>
          </table:table-cell>
          <table:table-cell table:formula="of:=[.G72]*[.G72]*[.C$85]+[.H72]*[.H72]-[.D72]*[.E72]*[.F72]" office:value-type="float" office:value="0">
            <text:p>0</text:p>
          </table:table-cell>
          <table:table-cell table:formula="of:=ABS([.G72]*[.J72]-[.H72]*[.I72])-MIN([.A72];[.A$85])" office:value-type="float" office:value="0">
            <text:p>0</text:p>
          </table:table-cell>
          <table:table-cell table:formula="of:=([.G72]*[.J72]+[.H72]*[.I72])-MAX([.A72];[.A$85])" office:value-type="float" office:value="0">
            <text:p>0</text:p>
          </table:table-cell>
          <table:table-cell table:formula="of:=ABS([.G72]*[.I72]*[.C$85]-[.H72]*[.J72])-MIN([.B72];[.B$85])" office:value-type="float" office:value="0">
            <text:p>0</text:p>
          </table:table-cell>
          <table:table-cell table:formula="of:=[.G72]*[.I72]*[.C$85]+[.H72]*[.J72]-MAX([.B72];[.B$85])" office:value-type="float" office:value="0">
            <text:p>0</text:p>
          </table:table-cell>
          <table:table-cell table:formula="of:=[.H72]/[.G72]" office:value-type="float" office:value="25.4166666666667">
            <text:p>25,42</text:p>
          </table:table-cell>
          <table:table-cell table:formula="of:=[.J72]/[.I72]" office:value-type="float" office:value="2.02974828375286">
            <text:p>2,03</text:p>
          </table:table-cell>
          <table:table-cell table:number-columns-repeated="4"/>
        </table:table-row>
        <table:table-row table:style-name="ro1">
          <table:table-cell office:value-type="float" office:value="144223">
            <text:p>144223</text:p>
          </table:table-cell>
          <table:table-cell office:value-type="float" office:value="166123">
            <text:p>166123</text:p>
          </table:table-cell>
          <table:table-cell table:formula="of:=[.D73]*[.E73]*[.F73]" office:value-type="float" office:value="13115">
            <text:p>13115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4">
            <text:p>104</text:p>
          </table:table-cell>
          <table:table-cell office:value-type="float" office:value="1283">
            <text:p>1283</text:p>
          </table:table-cell>
          <table:table-cell office:value-type="float" office:value="981">
            <text:p>981</text:p>
          </table:table-cell>
          <table:table-cell table:formula="of:=[.J$85]/[.D73]/[.E73]/[.F73]" office:value-type="float" office:value="32238052">
            <text:p>32238052</text:p>
          </table:table-cell>
          <table:table-cell table:formula="of:=[.A73]*[.A73]*[.C$85]+[.B73]*[.B73]-[.J$85]" office:value-type="float" office:value="0">
            <text:p>0</text:p>
          </table:table-cell>
          <table:table-cell table:formula="of:=[.G73]*[.G73]*[.C$85]+[.H73]*[.H73]-[.D73]*[.E73]*[.F73]" office:value-type="float" office:value="0">
            <text:p>0</text:p>
          </table:table-cell>
          <table:table-cell table:formula="of:=ABS([.G73]*[.J73]-[.H73]*[.I73])-MIN([.A73];[.A$85])" office:value-type="float" office:value="0">
            <text:p>0</text:p>
          </table:table-cell>
          <table:table-cell table:formula="of:=([.G73]*[.J73]+[.H73]*[.I73])-MAX([.A73];[.A$85])" office:value-type="float" office:value="0">
            <text:p>0</text:p>
          </table:table-cell>
          <table:table-cell table:formula="of:=ABS([.G73]*[.I73]*[.C$85]-[.H73]*[.J73])-MIN([.B73];[.B$85])" office:value-type="float" office:value="0">
            <text:p>0</text:p>
          </table:table-cell>
          <table:table-cell table:formula="of:=[.G73]*[.I73]*[.C$85]+[.H73]*[.J73]-MAX([.B73];[.B$85])" office:value-type="float" office:value="0">
            <text:p>0</text:p>
          </table:table-cell>
          <table:table-cell table:formula="of:=[.H73]/[.G73]" office:value-type="float" office:value="9.45454545454546">
            <text:p>9,45</text:p>
          </table:table-cell>
          <table:table-cell table:formula="of:=[.J73]/[.I73]" office:value-type="float" office:value="0.764614185502728">
            <text:p>0,76</text:p>
          </table:table-cell>
          <table:table-cell table:number-columns-repeated="4"/>
        </table:table-row>
        <table:table-row table:style-name="ro1">
          <table:table-cell office:value-type="float" office:value="144301">
            <text:p>144301</text:p>
          </table:table-cell>
          <table:table-cell office:value-type="float" office:value="164831">
            <text:p>164831</text:p>
          </table:table-cell>
          <table:table-cell table:formula="of:=[.D74]*[.E74]*[.F74]" office:value-type="float" office:value="3311">
            <text:p>3311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083">
            <text:p>1083</text:p>
          </table:table-cell>
          <table:table-cell office:value-type="float" office:value="10267">
            <text:p>10267</text:p>
          </table:table-cell>
          <table:table-cell table:formula="of:=[.J$85]/[.D74]/[.E74]/[.F74]" office:value-type="float" office:value="127696180">
            <text:p>127696180</text:p>
          </table:table-cell>
          <table:table-cell table:formula="of:=[.A74]*[.A74]*[.C$85]+[.B74]*[.B74]-[.J$85]" office:value-type="float" office:value="0">
            <text:p>0</text:p>
          </table:table-cell>
          <table:table-cell table:formula="of:=[.G74]*[.G74]*[.C$85]+[.H74]*[.H74]-[.D74]*[.E74]*[.F74]" office:value-type="float" office:value="0">
            <text:p>0</text:p>
          </table:table-cell>
          <table:table-cell table:formula="of:=ABS([.G74]*[.J74]-[.H74]*[.I74])-MIN([.A74];[.A$85])" office:value-type="float" office:value="0">
            <text:p>0</text:p>
          </table:table-cell>
          <table:table-cell table:formula="of:=([.G74]*[.J74]+[.H74]*[.I74])-MAX([.A74];[.A$85])" office:value-type="float" office:value="0">
            <text:p>0</text:p>
          </table:table-cell>
          <table:table-cell table:formula="of:=ABS([.G74]*[.I74]*[.C$85]-[.H74]*[.J74])-MIN([.B74];[.B$85])" office:value-type="float" office:value="0">
            <text:p>0</text:p>
          </table:table-cell>
          <table:table-cell table:formula="of:=[.G74]*[.I74]*[.C$85]+[.H74]*[.J74]-MAX([.B74];[.B$85])" office:value-type="float" office:value="0">
            <text:p>0</text:p>
          </table:table-cell>
          <table:table-cell table:formula="of:=[.H74]/[.G74]" office:value-type="float" office:value="0.769230769230769">
            <text:p>0,77</text:p>
          </table:table-cell>
          <table:table-cell table:formula="of:=[.J74]/[.I74]" office:value-type="float" office:value="9.48014773776547">
            <text:p>9,48</text:p>
          </table:table-cell>
          <table:table-cell table:number-columns-repeated="4"/>
        </table:table-row>
        <table:table-row table:style-name="ro1">
          <table:table-cell office:value-type="float" office:value="144671">
            <text:p>144671</text:p>
          </table:table-cell>
          <table:table-cell office:value-type="float" office:value="158549">
            <text:p>158549</text:p>
          </table:table-cell>
          <table:table-cell table:formula="of:=[.D75]*[.E75]*[.F75]" office:value-type="float" office:value="595">
            <text:p>59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5569">
            <text:p>5569</text:p>
          </table:table-cell>
          <table:table-cell office:value-type="float" office:value="11015">
            <text:p>11015</text:p>
          </table:table-cell>
          <table:table-cell table:formula="of:=[.J$85]/[.D75]/[.E75]/[.F75]" office:value-type="float" office:value="710591684">
            <text:p>710591684</text:p>
          </table:table-cell>
          <table:table-cell table:formula="of:=[.A75]*[.A75]*[.C$85]+[.B75]*[.B75]-[.J$85]" office:value-type="float" office:value="0">
            <text:p>0</text:p>
          </table:table-cell>
          <table:table-cell table:formula="of:=[.G75]*[.G75]*[.C$85]+[.H75]*[.H75]-[.D75]*[.E75]*[.F75]" office:value-type="float" office:value="0">
            <text:p>0</text:p>
          </table:table-cell>
          <table:table-cell table:formula="of:=ABS([.G75]*[.J75]-[.H75]*[.I75])-MIN([.A75];[.A$85])" office:value-type="float" office:value="0">
            <text:p>0</text:p>
          </table:table-cell>
          <table:table-cell table:formula="of:=([.G75]*[.J75]+[.H75]*[.I75])-MAX([.A75];[.A$85])" office:value-type="float" office:value="0">
            <text:p>0</text:p>
          </table:table-cell>
          <table:table-cell table:formula="of:=ABS([.G75]*[.I75]*[.C$85]-[.H75]*[.J75])-MIN([.B75];[.B$85])" office:value-type="float" office:value="0">
            <text:p>0</text:p>
          </table:table-cell>
          <table:table-cell table:formula="of:=[.G75]*[.I75]*[.C$85]+[.H75]*[.J75]-MAX([.B75];[.B$85])" office:value-type="float" office:value="0">
            <text:p>0</text:p>
          </table:table-cell>
          <table:table-cell table:formula="of:=[.H75]/[.G75]" office:value-type="float" office:value="24">
            <text:p>24</text:p>
          </table:table-cell>
          <table:table-cell table:formula="of:=[.J75]/[.I75]" office:value-type="float" office:value="1.97791344945233">
            <text:p>1,98</text:p>
          </table:table-cell>
          <table:table-cell table:number-columns-repeated="4"/>
        </table:table-row>
        <table:table-row table:style-name="ro1">
          <table:table-cell office:value-type="float" office:value="145037">
            <text:p>145037</text:p>
          </table:table-cell>
          <table:table-cell office:value-type="float" office:value="152063">
            <text:p>152063</text:p>
          </table:table-cell>
          <table:table-cell table:formula="of:=[.D76]*[.E76]*[.F76]" office:value-type="float" office:value="14335">
            <text:p>14335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509">
            <text:p>509</text:p>
          </table:table-cell>
          <table:table-cell office:value-type="float" office:value="4957">
            <text:p>4957</text:p>
          </table:table-cell>
          <table:table-cell table:formula="of:=[.J$85]/[.D76]/[.E76]/[.F76]" office:value-type="float" office:value="29494388">
            <text:p>29494388</text:p>
          </table:table-cell>
          <table:table-cell table:formula="of:=[.A76]*[.A76]*[.C$85]+[.B76]*[.B76]-[.J$85]" office:value-type="float" office:value="0">
            <text:p>0</text:p>
          </table:table-cell>
          <table:table-cell table:formula="of:=[.G76]*[.G76]*[.C$85]+[.H76]*[.H76]-[.D76]*[.E76]*[.F76]" office:value-type="float" office:value="0">
            <text:p>0</text:p>
          </table:table-cell>
          <table:table-cell table:formula="of:=ABS([.G76]*[.J76]-[.H76]*[.I76])-MIN([.A76];[.A$85])" office:value-type="float" office:value="0">
            <text:p>0</text:p>
          </table:table-cell>
          <table:table-cell table:formula="of:=([.G76]*[.J76]+[.H76]*[.I76])-MAX([.A76];[.A$85])" office:value-type="float" office:value="0">
            <text:p>0</text:p>
          </table:table-cell>
          <table:table-cell table:formula="of:=ABS([.G76]*[.I76]*[.C$85]-[.H76]*[.J76])-MIN([.B76];[.B$85])" office:value-type="float" office:value="0">
            <text:p>0</text:p>
          </table:table-cell>
          <table:table-cell table:formula="of:=[.G76]*[.I76]*[.C$85]+[.H76]*[.J76]-MAX([.B76];[.B$85])" office:value-type="float" office:value="0">
            <text:p>0</text:p>
          </table:table-cell>
          <table:table-cell table:formula="of:=[.H76]/[.G76]" office:value-type="float" office:value="0.814814814814815">
            <text:p>0,81</text:p>
          </table:table-cell>
          <table:table-cell table:formula="of:=[.J76]/[.I76]" office:value-type="float" office:value="9.73870333988212">
            <text:p>9,74</text:p>
          </table:table-cell>
          <table:table-cell table:number-columns-repeated="4"/>
        </table:table-row>
        <table:table-row table:style-name="ro1">
          <table:table-cell office:value-type="float" office:value="145879">
            <text:p>145879</text:p>
          </table:table-cell>
          <table:table-cell office:value-type="float" office:value="135901">
            <text:p>135901</text:p>
          </table:table-cell>
          <table:table-cell table:formula="of:=[.D77]*[.E77]*[.F77]" office:value-type="float" office:value="39955">
            <text:p>39955</text:p>
          </table:table-cell>
          <table:table-cell office:value-type="float" office:value="131">
            <text:p>131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96">
            <text:p>196</text:p>
          </table:table-cell>
          <table:table-cell table:style-name="ce3" office:value-type="float" office:value="685">
            <text:p>685</text:p>
          </table:table-cell>
          <table:table-cell table:style-name="ce3" office:value-type="float" office:value="1291">
            <text:p>1291</text:p>
          </table:table-cell>
          <table:table-cell table:formula="of:=[.J$85]/[.D77]/[.E77]/[.F77]" office:value-type="float" office:value="10581956">
            <text:p>10581956</text:p>
          </table:table-cell>
          <table:table-cell table:formula="of:=[.A77]*[.A77]*[.C$85]+[.B77]*[.B77]-[.J$85]" office:value-type="float" office:value="0">
            <text:p>0</text:p>
          </table:table-cell>
          <table:table-cell table:formula="of:=[.G77]*[.G77]*[.C$85]+[.H77]*[.H77]-[.D77]*[.E77]*[.F77]" office:value-type="float" office:value="0">
            <text:p>0</text:p>
          </table:table-cell>
          <table:table-cell table:formula="of:=ABS([.G77]*[.J77]-[.H77]*[.I77])-MIN([.A77];[.A$85])" office:value-type="float" office:value="0">
            <text:p>0</text:p>
          </table:table-cell>
          <table:table-cell table:formula="of:=([.G77]*[.J77]+[.H77]*[.I77])-MAX([.A77];[.A$85])" office:value-type="float" office:value="0">
            <text:p>0</text:p>
          </table:table-cell>
          <table:table-cell table:formula="of:=ABS([.G77]*[.I77]*[.C$85]-[.H77]*[.J77])-MIN([.B77];[.B$85])" office:value-type="float" office:value="0">
            <text:p>0</text:p>
          </table:table-cell>
          <table:table-cell table:formula="of:=[.G77]*[.I77]*[.C$85]+[.H77]*[.J77]-MAX([.B77];[.B$85])" office:value-type="float" office:value="0">
            <text:p>0</text:p>
          </table:table-cell>
          <table:table-cell table:formula="of:=[.H77]/[.G77]" office:value-type="float" office:value="21.7777777777778">
            <text:p>21,78</text:p>
          </table:table-cell>
          <table:table-cell table:formula="of:=[.J77]/[.I77]" office:value-type="float" office:value="1.88467153284672">
            <text:p>1,88</text:p>
          </table:table-cell>
          <table:table-cell table:number-columns-repeated="4"/>
        </table:table-row>
        <table:table-row table:style-name="ro1">
          <table:table-cell office:value-type="float" office:value="146413">
            <text:p>146413</text:p>
          </table:table-cell>
          <table:table-cell office:value-type="float" office:value="124513">
            <text:p>124513</text:p>
          </table:table-cell>
          <table:table-cell table:formula="of:=[.D78]*[.E78]*[.F78]" office:value-type="float" office:value="10492">
            <text:p>10492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566">
            <text:p>566</text:p>
          </table:table-cell>
          <table:table-cell office:value-type="float" office:value="5849">
            <text:p>5849</text:p>
          </table:table-cell>
          <table:table-cell table:formula="of:=[.J$85]/[.D78]/[.E78]/[.F78]" office:value-type="float" office:value="40297565">
            <text:p>40297565</text:p>
          </table:table-cell>
          <table:table-cell table:formula="of:=[.A78]*[.A78]*[.C$85]+[.B78]*[.B78]-[.J$85]" office:value-type="float" office:value="0">
            <text:p>0</text:p>
          </table:table-cell>
          <table:table-cell table:formula="of:=[.G78]*[.G78]*[.C$85]+[.H78]*[.H78]-[.D78]*[.E78]*[.F78]" office:value-type="float" office:value="0">
            <text:p>0</text:p>
          </table:table-cell>
          <table:table-cell table:formula="of:=ABS([.G78]*[.J78]-[.H78]*[.I78])-MIN([.A78];[.A$85])" office:value-type="float" office:value="0">
            <text:p>0</text:p>
          </table:table-cell>
          <table:table-cell table:formula="of:=([.G78]*[.J78]+[.H78]*[.I78])-MAX([.A78];[.A$85])" office:value-type="float" office:value="0">
            <text:p>0</text:p>
          </table:table-cell>
          <table:table-cell table:formula="of:=ABS([.G78]*[.I78]*[.C$85]-[.H78]*[.J78])-MIN([.B78];[.B$85])" office:value-type="float" office:value="0">
            <text:p>0</text:p>
          </table:table-cell>
          <table:table-cell table:formula="of:=[.G78]*[.I78]*[.C$85]+[.H78]*[.J78]-MAX([.B78];[.B$85])" office:value-type="float" office:value="0">
            <text:p>0</text:p>
          </table:table-cell>
          <table:table-cell table:formula="of:=[.H78]/[.G78]" office:value-type="float" office:value="0.91304347826087">
            <text:p>0,91</text:p>
          </table:table-cell>
          <table:table-cell table:formula="of:=[.J78]/[.I78]" office:value-type="float" office:value="10.3339222614841">
            <text:p>10,33</text:p>
          </table:table-cell>
          <table:table-cell table:number-columns-repeated="4"/>
        </table:table-row>
        <table:table-row table:style-name="ro1">
          <table:table-cell office:value-type="float" office:value="147107">
            <text:p>147107</text:p>
          </table:table-cell>
          <table:table-cell office:value-type="float" office:value="107857">
            <text:p>107857</text:p>
          </table:table-cell>
          <table:table-cell table:formula="of:=[.D79]*[.E79]*[.F79]" office:value-type="float" office:value="67727">
            <text:p>67727</text:p>
          </table:table-cell>
          <table:table-cell office:value-type="float" office:value="131">
            <text:p>131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54">
            <text:p>254</text:p>
          </table:table-cell>
          <table:table-cell office:value-type="float" office:value="531">
            <text:p>531</text:p>
          </table:table-cell>
          <table:table-cell office:value-type="float" office:value="941">
            <text:p>941</text:p>
          </table:table-cell>
          <table:table-cell table:formula="of:=[.J$85]/[.D79]/[.E79]/[.F79]" office:value-type="float" office:value="6242740">
            <text:p>6242740</text:p>
          </table:table-cell>
          <table:table-cell table:formula="of:=[.A79]*[.A79]*[.C$85]+[.B79]*[.B79]-[.J$85]" office:value-type="float" office:value="0">
            <text:p>0</text:p>
          </table:table-cell>
          <table:table-cell table:formula="of:=[.G79]*[.G79]*[.C$85]+[.H79]*[.H79]-[.D79]*[.E79]*[.F79]" office:value-type="float" office:value="0">
            <text:p>0</text:p>
          </table:table-cell>
          <table:table-cell table:formula="of:=ABS([.G79]*[.J79]-[.H79]*[.I79])-MIN([.A79];[.A$85])" office:value-type="float" office:value="0">
            <text:p>0</text:p>
          </table:table-cell>
          <table:table-cell table:formula="of:=([.G79]*[.J79]+[.H79]*[.I79])-MAX([.A79];[.A$85])" office:value-type="float" office:value="0">
            <text:p>0</text:p>
          </table:table-cell>
          <table:table-cell table:formula="of:=ABS([.G79]*[.I79]*[.C$85]-[.H79]*[.J79])-MIN([.B79];[.B$85])" office:value-type="float" office:value="0">
            <text:p>0</text:p>
          </table:table-cell>
          <table:table-cell table:formula="of:=[.G79]*[.I79]*[.C$85]+[.H79]*[.J79]-MAX([.B79];[.B$85])" office:value-type="float" office:value="0">
            <text:p>0</text:p>
          </table:table-cell>
          <table:table-cell table:formula="of:=[.H79]/[.G79]" office:value-type="float" office:value="19.5384615384615">
            <text:p>19,54</text:p>
          </table:table-cell>
          <table:table-cell table:formula="of:=[.J79]/[.I79]" office:value-type="float" office:value="1.77212806026365">
            <text:p>1,77</text:p>
          </table:table-cell>
          <table:table-cell table:number-columns-repeated="4"/>
        </table:table-row>
        <table:table-row table:style-name="ro1">
          <table:table-cell office:value-type="float" office:value="147739">
            <text:p>147739</text:p>
          </table:table-cell>
          <table:table-cell office:value-type="float" office:value="89959">
            <text:p>89959</text:p>
          </table:table-cell>
          <table:table-cell table:formula="of:=[.D80]*[.E80]*[.F80]" office:value-type="float" office:value="3196">
            <text:p>3196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2458">
            <text:p>2458</text:p>
          </table:table-cell>
          <table:table-cell office:value-type="float" office:value="4183">
            <text:p>4183</text:p>
          </table:table-cell>
          <table:table-cell table:formula="of:=[.J$85]/[.D80]/[.E80]/[.F80]" office:value-type="float" office:value="132291005">
            <text:p>132291005</text:p>
          </table:table-cell>
          <table:table-cell table:formula="of:=[.A80]*[.A80]*[.C$85]+[.B80]*[.B80]-[.J$85]" office:value-type="float" office:value="0">
            <text:p>0</text:p>
          </table:table-cell>
          <table:table-cell table:formula="of:=[.G80]*[.G80]*[.C$85]+[.H80]*[.H80]-[.D80]*[.E80]*[.F80]" office:value-type="float" office:value="0">
            <text:p>0</text:p>
          </table:table-cell>
          <table:table-cell table:formula="of:=ABS([.G80]*[.J80]-[.H80]*[.I80])-MIN([.A80];[.A$85])" office:value-type="float" office:value="0">
            <text:p>0</text:p>
          </table:table-cell>
          <table:table-cell table:formula="of:=([.G80]*[.J80]+[.H80]*[.I80])-MAX([.A80];[.A$85])" office:value-type="float" office:value="0">
            <text:p>0</text:p>
          </table:table-cell>
          <table:table-cell table:formula="of:=ABS([.G80]*[.I80]*[.C$85]-[.H80]*[.J80])-MIN([.B80];[.B$85])" office:value-type="float" office:value="0">
            <text:p>0</text:p>
          </table:table-cell>
          <table:table-cell table:formula="of:=[.G80]*[.I80]*[.C$85]+[.H80]*[.J80]-MAX([.B80];[.B$85])" office:value-type="float" office:value="0">
            <text:p>0</text:p>
          </table:table-cell>
          <table:table-cell table:formula="of:=[.H80]/[.G80]" office:value-type="float" office:value="18.3333333333333">
            <text:p>18,33</text:p>
          </table:table-cell>
          <table:table-cell table:formula="of:=[.J80]/[.I80]" office:value-type="float" office:value="1.70179007323027">
            <text:p>1,7</text:p>
          </table:table-cell>
          <table:table-cell table:number-columns-repeated="4"/>
        </table:table-row>
        <table:table-row table:style-name="ro1">
          <table:table-cell office:value-type="float" office:value="147881">
            <text:p>147881</text:p>
          </table:table-cell>
          <table:table-cell office:value-type="float" office:value="85411">
            <text:p>85411</text:p>
          </table:table-cell>
          <table:table-cell table:formula="of:=[.D81]*[.E81]*[.F81]" office:value-type="float" office:value="7259">
            <text:p>7259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31">
            <text:p>631</text:p>
          </table:table-cell>
          <table:table-cell office:value-type="float" office:value="7119">
            <text:p>7119</text:p>
          </table:table-cell>
          <table:table-cell table:formula="of:=[.J$85]/[.D81]/[.E81]/[.F81]" office:value-type="float" office:value="58245220">
            <text:p>58245220</text:p>
          </table:table-cell>
          <table:table-cell table:formula="of:=[.A81]*[.A81]*[.C$85]+[.B81]*[.B81]-[.J$85]" office:value-type="float" office:value="0">
            <text:p>0</text:p>
          </table:table-cell>
          <table:table-cell table:formula="of:=[.G81]*[.G81]*[.C$85]+[.H81]*[.H81]-[.D81]*[.E81]*[.F81]" office:value-type="float" office:value="0">
            <text:p>0</text:p>
          </table:table-cell>
          <table:table-cell table:formula="of:=ABS([.G81]*[.J81]-[.H81]*[.I81])-MIN([.A81];[.A$85])" office:value-type="float" office:value="0">
            <text:p>0</text:p>
          </table:table-cell>
          <table:table-cell table:formula="of:=([.G81]*[.J81]+[.H81]*[.I81])-MAX([.A81];[.A$85])" office:value-type="float" office:value="0">
            <text:p>0</text:p>
          </table:table-cell>
          <table:table-cell table:formula="of:=ABS([.G81]*[.I81]*[.C$85]-[.H81]*[.J81])-MIN([.B81];[.B$85])" office:value-type="float" office:value="0">
            <text:p>0</text:p>
          </table:table-cell>
          <table:table-cell table:formula="of:=[.G81]*[.I81]*[.C$85]+[.H81]*[.J81]-MAX([.B81];[.B$85])" office:value-type="float" office:value="0">
            <text:p>0</text:p>
          </table:table-cell>
          <table:table-cell table:formula="of:=[.H81]/[.G81]" office:value-type="float" office:value="1.05263157894737">
            <text:p>1,05</text:p>
          </table:table-cell>
          <table:table-cell table:formula="of:=[.J81]/[.I81]" office:value-type="float" office:value="11.2820919175911">
            <text:p>11,28</text:p>
          </table:table-cell>
          <table:table-cell table:number-columns-repeated="4"/>
        </table:table-row>
        <table:table-row table:style-name="ro1">
          <table:table-cell office:value-type="float" office:value="148217">
            <text:p>148217</text:p>
          </table:table-cell>
          <table:table-cell office:value-type="float" office:value="73517">
            <text:p>73517</text:p>
          </table:table-cell>
          <table:table-cell table:formula="of:=[.D82]*[.E82]*[.F82]" office:value-type="float" office:value="8908">
            <text:p>8908</text:p>
          </table:table-cell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style-name="ce3" office:value-type="float" office:value="556">
            <text:p>556</text:p>
          </table:table-cell>
          <table:table-cell table:style-name="ce3" office:value-type="float" office:value="6449">
            <text:p>6449</text:p>
          </table:table-cell>
          <table:table-cell table:formula="of:=[.J$85]/[.D82]/[.E82]/[.F82]" office:value-type="float" office:value="47463185">
            <text:p>47463185</text:p>
          </table:table-cell>
          <table:table-cell table:formula="of:=[.A82]*[.A82]*[.C$85]+[.B82]*[.B82]-[.J$85]" office:value-type="float" office:value="0">
            <text:p>0</text:p>
          </table:table-cell>
          <table:table-cell table:formula="of:=[.G82]*[.G82]*[.C$85]+[.H82]*[.H82]-[.D82]*[.E82]*[.F82]" office:value-type="float" office:value="0">
            <text:p>0</text:p>
          </table:table-cell>
          <table:table-cell table:formula="of:=ABS([.G82]*[.J82]-[.H82]*[.I82])-MIN([.A82];[.A$85])" office:value-type="float" office:value="0">
            <text:p>0</text:p>
          </table:table-cell>
          <table:table-cell table:formula="of:=([.G82]*[.J82]+[.H82]*[.I82])-MAX([.A82];[.A$85])" office:value-type="float" office:value="0">
            <text:p>0</text:p>
          </table:table-cell>
          <table:table-cell table:formula="of:=ABS([.G82]*[.I82]*[.C$85]-[.H82]*[.J82])-MIN([.B82];[.B$85])" office:value-type="float" office:value="0">
            <text:p>0</text:p>
          </table:table-cell>
          <table:table-cell table:formula="of:=[.G82]*[.I82]*[.C$85]+[.H82]*[.J82]-MAX([.B82];[.B$85])" office:value-type="float" office:value="0">
            <text:p>0</text:p>
          </table:table-cell>
          <table:table-cell table:formula="of:=[.H82]/[.G82]" office:value-type="float" office:value="1.0952380952381">
            <text:p>1,1</text:p>
          </table:table-cell>
          <table:table-cell table:formula="of:=[.J82]/[.I82]" office:value-type="float" office:value="11.5989208633094">
            <text:p>11,6</text:p>
          </table:table-cell>
          <table:table-cell table:number-columns-repeated="4"/>
        </table:table-row>
        <table:table-row table:style-name="ro1">
          <table:table-cell office:value-type="float" office:value="148373">
            <text:p>148373</text:p>
          </table:table-cell>
          <table:table-cell office:value-type="float" office:value="67273">
            <text:p>67273</text:p>
          </table:table-cell>
          <table:table-cell table:formula="of:=[.D83]*[.E83]*[.F83]" office:value-type="float" office:value="308">
            <text:p>30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971">
            <text:p>7971</text:p>
          </table:table-cell>
          <table:table-cell office:value-type="float" office:value="12866">
            <text:p>12866</text:p>
          </table:table-cell>
          <table:table-cell table:formula="of:=[.J$85]/[.D83]/[.E83]/[.F83]" office:value-type="float" office:value="1372733935">
            <text:p>1372733935</text:p>
          </table:table-cell>
          <table:table-cell table:formula="of:=[.A83]*[.A83]*[.C$85]+[.B83]*[.B83]-[.J$85]" office:value-type="float" office:value="0">
            <text:p>0</text:p>
          </table:table-cell>
          <table:table-cell table:formula="of:=[.G83]*[.G83]*[.C$85]+[.H83]*[.H83]-[.D83]*[.E83]*[.F83]" office:value-type="float" office:value="0">
            <text:p>0</text:p>
          </table:table-cell>
          <table:table-cell table:formula="of:=ABS([.G83]*[.J83]-[.H83]*[.I83])-MIN([.A83];[.A$85])" office:value-type="float" office:value="0">
            <text:p>0</text:p>
          </table:table-cell>
          <table:table-cell table:formula="of:=([.G83]*[.J83]+[.H83]*[.I83])-MAX([.A83];[.A$85])" office:value-type="float" office:value="0">
            <text:p>0</text:p>
          </table:table-cell>
          <table:table-cell table:formula="of:=ABS([.G83]*[.I83]*[.C$85]-[.H83]*[.J83])-MIN([.B83];[.B$85])" office:value-type="float" office:value="0">
            <text:p>0</text:p>
          </table:table-cell>
          <table:table-cell table:formula="of:=[.G83]*[.I83]*[.C$85]+[.H83]*[.J83]-MAX([.B83];[.B$85])" office:value-type="float" office:value="0">
            <text:p>0</text:p>
          </table:table-cell>
          <table:table-cell table:formula="of:=[.H83]/[.G83]" office:value-type="float" office:value="17">
            <text:p>17</text:p>
          </table:table-cell>
          <table:table-cell table:formula="of:=[.J83]/[.I83]" office:value-type="float" office:value="1.61410111654748">
            <text:p>1,61</text:p>
          </table:table-cell>
          <table:table-cell table:number-columns-repeated="4"/>
        </table:table-row>
        <table:table-row table:style-name="ro1">
          <table:table-cell office:value-type="float" office:value="148889">
            <text:p>148889</text:p>
          </table:table-cell>
          <table:table-cell office:value-type="float" office:value="40141">
            <text:p>40141</text:p>
          </table:table-cell>
          <table:table-cell table:formula="of:=[.D84]*[.E84]*[.F84]" office:value-type="float" office:value="43099">
            <text:p>43099</text:p>
          </table:table-cell>
          <table:table-cell office:value-type="float" office:value="131">
            <text:p>131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93">
            <text:p>193</text:p>
          </table:table-cell>
          <table:table-cell office:value-type="float" office:value="3017">
            <text:p>3017</text:p>
          </table:table-cell>
          <table:table-cell table:formula="of:=[.J$85]/[.D84]/[.E84]/[.F84]" office:value-type="float" office:value="9810020">
            <text:p>9810020</text:p>
          </table:table-cell>
          <table:table-cell table:formula="of:=[.A84]*[.A84]*[.C$85]+[.B84]*[.B84]-[.J$85]" office:value-type="float" office:value="0">
            <text:p>0</text:p>
          </table:table-cell>
          <table:table-cell table:formula="of:=[.G84]*[.G84]*[.C$85]+[.H84]*[.H84]-[.D84]*[.E84]*[.F84]" office:value-type="float" office:value="0">
            <text:p>0</text:p>
          </table:table-cell>
          <table:table-cell table:formula="of:=ABS([.G84]*[.J84]-[.H84]*[.I84])-MIN([.A84];[.A$85])" office:value-type="float" office:value="0">
            <text:p>0</text:p>
          </table:table-cell>
          <table:table-cell table:formula="of:=([.G84]*[.J84]+[.H84]*[.I84])-MAX([.A84];[.A$85])" office:value-type="float" office:value="0">
            <text:p>0</text:p>
          </table:table-cell>
          <table:table-cell table:formula="of:=ABS([.G84]*[.I84]*[.C$85]-[.H84]*[.J84])-MIN([.B84];[.B$85])" office:value-type="float" office:value="0">
            <text:p>0</text:p>
          </table:table-cell>
          <table:table-cell table:formula="of:=[.G84]*[.I84]*[.C$85]+[.H84]*[.J84]-MAX([.B84];[.B$85])" office:value-type="float" office:value="0">
            <text:p>0</text:p>
          </table:table-cell>
          <table:table-cell table:formula="of:=[.H84]/[.G84]" office:value-type="float" office:value="1.51111111111111">
            <text:p>1,51</text:p>
          </table:table-cell>
          <table:table-cell table:formula="of:=[.J84]/[.I84]" office:value-type="float" office:value="15.6321243523316">
            <text:p>15,63</text:p>
          </table:table-cell>
          <table:table-cell table:number-columns-repeated="4"/>
        </table:table-row>
        <table:table-row table:style-name="ro1">
          <table:table-cell office:value-type="float" office:value="122641">
            <text:p>122641</text:p>
          </table:table-cell>
          <table:table-cell office:value-type="float" office:value="370171">
            <text:p>370171</text:p>
          </table:table-cell>
          <table:table-cell table:style-name="Default" office:value-type="float" office:value="19">
            <text:p>19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style-name="Default" office:value-type="float" office:value="422802051980">
            <text:p>422802051980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3"/>
          <table:table-cell/>
          <table:table-cell table:style-name="ce4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4 ERREURS ! QUATRE !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>
            <text:p>47389 =&gt; 47189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>
            <text:p>550721 =&gt; 540721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>
            <text:p>90029 =&gt; 90229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>
            <text:p>227379 =&gt; 226379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S8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4">24/03/2020</text:date>, <text:time>23:4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5H11M27S</meta:editing-duration>
    <meta:editing-cycles>144</meta:editing-cycles>
    <meta:generator>OpenOffice/4.1.7$Win32 OpenOffice.org_project/417m1$Build-9800</meta:generator>
    <dc:date>2020-03-24T23:45:19.18</dc:date>
    <meta:document-statistic meta:table-count="3" meta:cell-count="1614" meta:object-count="0"/>
    <meta:user-defined meta:name="Info 1"/>
    <meta:user-defined meta:name="Info 2"/>
    <meta:user-defined meta:name="Info 3"/>
    <meta:user-defined meta:name="Info 4"/>
  </office:meta>
</office:document-meta>
</file>

<file path=Basic/Standard/Tambouille.xml><?xml version="1.0" encoding="utf-8"?>
<!DOCTYPE module  PUBLIC '-//OpenOffice.org//DTD OfficeDocument 1.0//EN'  'module.dtd'>
<script:module xmlns:script="http://openoffice.org/2000/script" script:name="Tambouille" script:language="StarBasic">REM  *****  BASIC  *****

Sub Main

End Sub



 'Vaut 1 si p1 % pmod = pattendu, vaut 0 sinon
	function correctMod(p1,pmod,pattendu) as integer
			if (p1 MOD pmod = pattendu) then
				correctMod = 1
			else
				correctMod = 0
			end if
	end function

 'Il doit y avoir un nombre d'entiers pair congrus à 1 mod 4 
	function integrite(p1,p2,p3) as integer
		l_code = correctMod(p1,4,1)+correctMod(p2,4,1)+correctMod(p3,4,1)
		'l_code = correctMod(p1;4;1)+correctMod(p2;4;1)+correctMod(p3;4;1)
		if (l_code MOD 2 = 1) then
			integrite = 1
		else
			integrite = -1
		endif
	end function
	
	'Il doit y avoir un nombre d'entiers pair congrus à 1 mod 6
	function parite(p1,p2,p3) as integer
		l_code = correctMod(p1,6,1)+correctMod(p2,6,1)+correctMod(p3,6,1)
		parite = l_code MOD 2
	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ambouil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